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P2" style:family="paragraph" style:parent-style-name="Standard">
      <style:paragraph-properties fo:break-before="auto" fo:line-height="115%" fo:margin-bottom="0cm" style:writing-mode="lr-tb"/>
    </style:style>
    <style:style style:name="P3" style:family="paragraph" style:parent-style-name="Standard">
      <style:paragraph-properties fo:break-before="auto" fo:line-height="115%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>
      <style:text-properties fo:color="#0000ff" style:text-underline-style="solid" style:text-underline-color="font-color"/>
    </style:style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T3_141" style:family="text"/>
    <style:style style:name="T3_142" style:family="text"/>
    <style:style style:name="T3_143" style:family="text"/>
    <style:style style:name="T3_144" style:family="text"/>
    <style:style style:name="T3_145" style:family="text"/>
    <style:style style:name="T3_146" style:family="text"/>
    <style:style style:name="T3_147" style:family="text"/>
    <style:style style:name="T3_148" style:family="text"/>
    <style:style style:name="T3_149" style:family="text"/>
    <style:style style:name="T3_150" style:family="text"/>
    <style:style style:name="T3_151" style:family="text"/>
    <style:style style:name="T3_152" style:family="text"/>
    <style:style style:name="T3_153" style:family="text"/>
    <style:style style:name="T3_154" style:family="text"/>
    <style:style style:name="T3_155" style:family="text"/>
    <style:style style:name="T3_156" style:family="text"/>
    <style:style style:name="T3_157" style:family="text"/>
    <style:style style:name="T3_158" style:family="text"/>
    <style:style style:name="T3_159" style:family="text"/>
    <style:style style:name="T3_160" style:family="text"/>
    <style:style style:name="T3_161" style:family="text"/>
    <style:style style:name="T3_162" style:family="text"/>
    <style:style style:name="T3_163" style:family="text"/>
    <style:style style:name="T3_164" style:family="text"/>
    <style:style style:name="T3_165" style:family="text"/>
    <style:style style:name="T3_166" style:family="text"/>
    <style:style style:name="T3_167" style:family="text"/>
    <style:style style:name="T3_168" style:family="text"/>
    <style:style style:name="T3_169" style:family="text"/>
    <style:style style:name="T3_170" style:family="text"/>
    <style:style style:name="T3_171" style:family="text"/>
    <style:style style:name="T3_172" style:family="text"/>
    <style:style style:name="T3_173" style:family="text"/>
    <style:style style:name="T3_174" style:family="text"/>
    <style:style style:name="T3_175" style:family="text"/>
    <style:style style:name="T3_176" style:family="text"/>
    <style:style style:name="T3_177" style:family="text"/>
    <style:style style:name="T3_178" style:family="text"/>
    <style:style style:name="T3_179" style:family="text"/>
    <style:style style:name="T3_180" style:family="text"/>
    <style:style style:name="T3_181" style:family="text"/>
    <style:style style:name="P4" style:family="paragraph" style:parent-style-name="Standard">
      <style:paragraph-properties fo:break-before="auto" fo:line-height="115%" fo:margin-bottom="0cm" style:writing-mode="lr-tb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>
      <style:text-properties fo:color="#0000ff" style:text-underline-style="solid" style:text-underline-color="font-color"/>
    </style:style>
    <style:style style:name="T7_37" style:family="text"/>
    <style:style style:name="T7_38" style:family="text">
      <style:text-properties fo:color="#0000ff" style:text-underline-style="solid" style:text-underline-color="font-color"/>
    </style:style>
    <style:style style:name="T7_39" style:family="text"/>
    <style:style style:name="T7_40" style:family="text">
      <style:text-properties fo:color="#0000ff" style:text-underline-style="solid" style:text-underline-color="font-color"/>
    </style:style>
    <style:style style:name="T7_41" style:family="text"/>
    <style:style style:name="T7_42" style:family="text">
      <style:text-properties fo:color="#0000ff" style:text-underline-style="solid" style:text-underline-color="font-color"/>
    </style:style>
    <style:style style:name="T7_43" style:family="text"/>
    <style:style style:name="T7_44" style:family="text">
      <style:text-properties fo:color="#0000ff" style:text-underline-style="solid" style:text-underline-color="font-color"/>
    </style:style>
    <style:style style:name="T7_45" style:family="text"/>
    <style:style style:name="T7_46" style:family="text">
      <style:text-properties fo:color="#0000ff" style:text-underline-style="solid" style:text-underline-color="font-color"/>
    </style:style>
    <style:style style:name="T7_47" style:family="text"/>
    <style:style style:name="T7_48" style:family="text">
      <style:text-properties fo:color="#0000ff" style:text-underline-style="solid" style:text-underline-color="font-color"/>
    </style:style>
    <style:style style:name="T7_49" style:family="text"/>
    <style:style style:name="T7_50" style:family="text">
      <style:text-properties fo:color="#0000ff" style:text-underline-style="solid" style:text-underline-color="font-color"/>
    </style:style>
    <style:style style:name="T7_51" style:family="text"/>
    <style:style style:name="T7_52" style:family="text">
      <style:text-properties fo:color="#0000ff" style:text-underline-style="solid" style:text-underline-color="font-color"/>
    </style:style>
    <style:style style:name="T7_53" style:family="text"/>
    <style:style style:name="T7_54" style:family="text">
      <style:text-properties fo:color="#0000ff" style:text-underline-style="solid" style:text-underline-color="font-color"/>
    </style:style>
    <style:style style:name="T7_55" style:family="text"/>
    <style:style style:name="T7_56" style:family="text">
      <style:text-properties fo:color="#0000ff" style:text-underline-style="solid" style:text-underline-color="font-color"/>
    </style:style>
    <style:style style:name="T7_57" style:family="text"/>
    <style:style style:name="T7_58" style:family="text">
      <style:text-properties fo:color="#0000ff" style:text-underline-style="solid" style:text-underline-color="font-color"/>
    </style:style>
    <style:style style:name="T7_59" style:family="text"/>
    <style:style style:name="T7_60" style:family="text">
      <style:text-properties fo:color="#0000ff" style:text-underline-style="solid" style:text-underline-color="font-color"/>
    </style:style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>
      <style:text-properties fo:color="#0000ff" style:text-underline-style="solid" style:text-underline-color="font-color"/>
    </style:style>
    <style:style style:name="T7_74" style:family="text"/>
    <style:style style:name="T7_75" style:family="text">
      <style:text-properties fo:color="#0000ff" style:text-underline-style="solid" style:text-underline-color="font-color"/>
    </style:style>
    <style:style style:name="T7_76" style:family="text"/>
    <style:style style:name="T7_77" style:family="text">
      <style:text-properties fo:color="#0000ff" style:text-underline-style="solid" style:text-underline-color="font-color"/>
    </style:style>
    <style:style style:name="T7_78" style:family="text"/>
    <style:style style:name="T7_79" style:family="text">
      <style:text-properties fo:color="#0000ff" style:text-underline-style="solid" style:text-underline-color="font-color"/>
    </style:style>
    <style:style style:name="T7_80" style:family="text"/>
    <style:style style:name="T7_81" style:family="text">
      <style:text-properties fo:color="#0000ff" style:text-underline-style="solid" style:text-underline-color="font-color"/>
    </style:style>
    <style:style style:name="T7_82" style:family="text"/>
    <style:style style:name="T7_83" style:family="text">
      <style:text-properties fo:color="#0000ff" style:text-underline-style="solid" style:text-underline-color="font-color"/>
    </style:style>
    <style:style style:name="T7_84" style:family="text"/>
    <style:style style:name="T7_85" style:family="text">
      <style:text-properties fo:color="#0000ff" style:text-underline-style="solid" style:text-underline-color="font-color"/>
    </style:style>
    <style:style style:name="T7_86" style:family="text"/>
    <style:style style:name="T7_87" style:family="text">
      <style:text-properties fo:color="#0000ff" style:text-underline-style="solid" style:text-underline-color="font-color"/>
    </style:style>
    <style:style style:name="T7_88" style:family="text"/>
    <style:style style:name="T7_89" style:family="text">
      <style:text-properties fo:color="#0000ff" style:text-underline-style="solid" style:text-underline-color="font-color"/>
    </style:style>
    <style:style style:name="T7_90" style:family="text"/>
    <style:style style:name="T7_91" style:family="text">
      <style:text-properties fo:color="#0000ff" style:text-underline-style="solid" style:text-underline-color="font-color"/>
    </style:style>
    <style:style style:name="T7_92" style:family="text"/>
    <style:style style:name="T7_93" style:family="text">
      <style:text-properties fo:color="#0000ff" style:text-underline-style="solid" style:text-underline-color="font-color"/>
    </style:style>
    <style:style style:name="T7_94" style:family="text"/>
    <style:style style:name="T7_95" style:family="text">
      <style:text-properties fo:color="#0000ff" style:text-underline-style="solid" style:text-underline-color="font-color"/>
    </style:style>
    <style:style style:name="T7_96" style:family="text"/>
    <style:style style:name="T7_97" style:family="text">
      <style:text-properties fo:color="#0000ff" style:text-underline-style="solid" style:text-underline-color="font-color"/>
    </style:style>
    <style:style style:name="T7_98" style:family="text"/>
    <style:style style:name="T7_99" style:family="text">
      <style:text-properties fo:color="#0000ff" style:text-underline-style="solid" style:text-underline-color="font-color"/>
    </style:style>
    <style:style style:name="T7_100" style:family="text"/>
    <style:style style:name="T7_101" style:family="text">
      <style:text-properties fo:color="#0000ff" style:text-underline-style="solid" style:text-underline-color="font-color"/>
    </style:style>
    <style:style style:name="T7_102" style:family="text"/>
    <style:style style:name="T7_103" style:family="text">
      <style:text-properties fo:color="#0000ff" style:text-underline-style="solid" style:text-underline-color="font-color"/>
    </style:style>
    <style:style style:name="T7_104" style:family="text"/>
    <style:style style:name="T7_105" style:family="text">
      <style:text-properties fo:color="#0000ff" style:text-underline-style="solid" style:text-underline-color="font-color"/>
    </style:style>
    <style:style style:name="T7_106" style:family="text"/>
    <style:style style:name="T7_107" style:family="text">
      <style:text-properties fo:color="#0000ff" style:text-underline-style="solid" style:text-underline-color="font-color"/>
    </style:style>
    <style:style style:name="T7_108" style:family="text"/>
    <style:style style:name="T7_109" style:family="text">
      <style:text-properties fo:color="#0000ff" style:text-underline-style="solid" style:text-underline-color="font-color"/>
    </style:style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T7_140" style:family="text"/>
    <style:style style:name="T7_141" style:family="text"/>
    <style:style style:name="T7_142" style:family="text"/>
    <style:style style:name="T7_143" style:family="text"/>
    <style:style style:name="T7_144" style:family="text"/>
    <style:style style:name="T7_145" style:family="text"/>
    <style:style style:name="T7_146" style:family="text"/>
    <style:style style:name="T7_147" style:family="text"/>
    <style:style style:name="T7_148" style:family="text"/>
    <style:style style:name="T7_149" style:family="text"/>
    <style:style style:name="T7_150" style:family="text"/>
    <style:style style:name="T7_151" style:family="text"/>
    <style:style style:name="T7_152" style:family="text"/>
    <style:style style:name="T7_153" style:family="text"/>
    <style:style style:name="T7_154" style:family="text"/>
    <style:style style:name="T7_155" style:family="text"/>
    <style:style style:name="T7_156" style:family="text"/>
    <style:style style:name="T7_157" style:family="text"/>
    <style:style style:name="T7_158" style:family="text"/>
    <style:style style:name="T7_159" style:family="text"/>
    <style:style style:name="T7_160" style:family="text"/>
    <style:style style:name="T7_161" style:family="text"/>
    <style:style style:name="T7_162" style:family="text"/>
    <style:style style:name="T7_163" style:family="text"/>
    <style:style style:name="T7_164" style:family="text"/>
    <style:style style:name="T7_165" style:family="text"/>
    <style:style style:name="T7_166" style:family="text"/>
    <style:style style:name="T7_167" style:family="text"/>
    <style:style style:name="T7_168" style:family="text"/>
    <style:style style:name="T7_169" style:family="text"/>
    <style:style style:name="T7_170" style:family="text"/>
    <style:style style:name="T7_171" style:family="text"/>
    <style:style style:name="T7_172" style:family="text"/>
    <style:style style:name="T7_173" style:family="text"/>
    <style:style style:name="T7_174" style:family="text"/>
    <style:style style:name="T7_175" style:family="text"/>
    <style:style style:name="T7_176" style:family="text"/>
    <style:style style:name="T7_177" style:family="text"/>
    <style:style style:name="T7_178" style:family="text"/>
    <style:style style:name="T7_179" style:family="text"/>
    <style:style style:name="T7_180" style:family="text"/>
    <style:style style:name="T7_181" style:family="text"/>
    <style:style style:name="T7_182" style:family="text"/>
    <style:style style:name="T7_183" style:family="text"/>
    <style:style style:name="T7_184" style:family="text"/>
    <style:style style:name="T7_185" style:family="text"/>
    <style:style style:name="T7_186" style:family="text"/>
    <style:style style:name="T7_187" style:family="text"/>
    <style:style style:name="T7_188" style:family="text"/>
    <style:style style:name="T7_189" style:family="text"/>
    <style:style style:name="T7_190" style:family="text"/>
    <style:style style:name="T7_191" style:family="text"/>
    <style:style style:name="T7_192" style:family="text"/>
    <style:style style:name="T7_193" style:family="text"/>
    <style:style style:name="T7_194" style:family="text"/>
    <style:style style:name="T7_195" style:family="text"/>
    <style:style style:name="T7_196" style:family="text"/>
    <style:style style:name="T7_197" style:family="text"/>
    <style:style style:name="T7_198" style:family="text"/>
    <style:style style:name="T7_199" style:family="text"/>
    <style:style style:name="T7_200" style:family="text"/>
    <style:style style:name="T7_201" style:family="text"/>
    <style:style style:name="T7_202" style:family="text"/>
    <style:style style:name="T7_203" style:family="text"/>
    <style:style style:name="T7_204" style:family="text"/>
    <style:style style:name="T7_205" style:family="text"/>
    <style:style style:name="T7_206" style:family="text"/>
    <style:style style:name="T7_207" style:family="text"/>
    <style:style style:name="T7_208" style:family="text"/>
    <style:style style:name="T7_209" style:family="text"/>
    <style:style style:name="T7_210" style:family="text"/>
    <style:style style:name="T7_211" style:family="text"/>
    <style:style style:name="T7_212" style:family="text"/>
    <style:style style:name="T7_213" style:family="text"/>
    <style:style style:name="T7_214" style:family="text"/>
    <style:style style:name="T7_215" style:family="text"/>
    <style:style style:name="T7_216" style:family="text"/>
    <style:style style:name="T7_217" style:family="text"/>
    <style:style style:name="T7_218" style:family="text"/>
    <style:style style:name="T7_219" style:family="text"/>
    <style:style style:name="T7_220" style:family="text"/>
    <style:style style:name="T7_221" style:family="text"/>
    <style:style style:name="T7_222" style:family="text"/>
    <style:style style:name="T7_223" style:family="text"/>
    <style:style style:name="T7_224" style:family="text"/>
    <style:style style:name="T7_225" style:family="text"/>
    <style:style style:name="T7_226" style:family="text"/>
    <style:style style:name="T7_227" style:family="text"/>
    <style:style style:name="T7_228" style:family="text"/>
    <style:style style:name="T7_229" style:family="text"/>
    <style:style style:name="T7_230" style:family="text"/>
    <style:style style:name="T7_231" style:family="text"/>
    <style:style style:name="T7_232" style:family="text"/>
    <style:style style:name="T7_233" style:family="text"/>
    <style:style style:name="T7_234" style:family="text"/>
    <style:style style:name="T7_235" style:family="text"/>
    <style:style style:name="T7_236" style:family="text"/>
    <style:style style:name="T7_237" style:family="text"/>
    <style:style style:name="T7_238" style:family="text"/>
    <style:style style:name="T7_239" style:family="text"/>
    <style:style style:name="T7_240" style:family="text"/>
    <style:style style:name="T7_241" style:family="text"/>
    <style:style style:name="T7_242" style:family="text"/>
    <style:style style:name="T7_243" style:family="text"/>
    <style:style style:name="T7_244" style:family="text"/>
    <style:style style:name="T7_245" style:family="text"/>
    <style:style style:name="T7_246" style:family="text"/>
    <style:style style:name="T7_247" style:family="text"/>
    <style:style style:name="T7_248" style:family="text"/>
    <style:style style:name="T7_249" style:family="text"/>
    <style:style style:name="T7_250" style:family="text"/>
    <style:style style:name="T7_251" style:family="text"/>
    <style:style style:name="T7_252" style:family="text"/>
    <style:style style:name="T7_253" style:family="text"/>
    <style:style style:name="T7_254" style:family="text"/>
    <style:style style:name="T7_255" style:family="text"/>
    <style:style style:name="T7_256" style:family="text"/>
    <style:style style:name="T7_257" style:family="text"/>
    <style:style style:name="T7_258" style:family="text"/>
    <style:style style:name="T7_259" style:family="text"/>
    <style:style style:name="T7_260" style:family="text"/>
    <style:style style:name="T7_261" style:family="text"/>
    <style:style style:name="T7_262" style:family="text"/>
    <style:style style:name="T7_263" style:family="text"/>
    <style:style style:name="T7_264" style:family="text"/>
    <style:style style:name="T7_265" style:family="text"/>
    <style:style style:name="T7_266" style:family="text"/>
    <style:style style:name="T7_267" style:family="text"/>
    <style:style style:name="T7_268" style:family="text"/>
    <style:style style:name="T7_269" style:family="text"/>
    <style:style style:name="T7_270" style:family="text"/>
    <style:style style:name="T7_271" style:family="text"/>
    <style:style style:name="T7_272" style:family="text"/>
    <style:style style:name="T7_273" style:family="text"/>
    <style:style style:name="T7_274" style:family="text"/>
    <style:style style:name="T7_275" style:family="text"/>
    <style:style style:name="T7_276" style:family="text"/>
    <style:style style:name="T7_277" style:family="text"/>
    <style:style style:name="T7_278" style:family="text"/>
    <style:style style:name="T7_279" style:family="text"/>
    <style:style style:name="T7_280" style:family="text"/>
    <style:style style:name="T7_281" style:family="text"/>
    <style:style style:name="T7_282" style:family="text"/>
    <style:style style:name="T7_283" style:family="text"/>
    <style:style style:name="T7_284" style:family="text"/>
    <style:style style:name="T7_285" style:family="text"/>
    <style:style style:name="T7_286" style:family="text"/>
    <style:style style:name="T7_287" style:family="text"/>
    <style:style style:name="T7_288" style:family="text"/>
    <style:style style:name="T7_289" style:family="text"/>
    <style:style style:name="T7_290" style:family="text"/>
    <style:style style:name="T7_291" style:family="text"/>
    <style:style style:name="T7_292" style:family="text"/>
    <style:style style:name="T7_293" style:family="text"/>
    <style:style style:name="T7_294" style:family="text"/>
    <style:style style:name="T7_295" style:family="text"/>
    <style:style style:name="T7_296" style:family="text"/>
    <style:style style:name="T7_297" style:family="text"/>
    <style:style style:name="T7_298" style:family="text"/>
    <style:style style:name="T7_299" style:family="text"/>
    <style:style style:name="T7_300" style:family="text"/>
    <style:style style:name="T7_301" style:family="text"/>
    <style:style style:name="T7_302" style:family="text"/>
    <style:style style:name="T7_303" style:family="text"/>
    <style:style style:name="T7_304" style:family="text"/>
    <style:style style:name="T7_305" style:family="text"/>
    <style:style style:name="T7_306" style:family="text"/>
    <style:style style:name="T7_307" style:family="text"/>
    <style:style style:name="T7_308" style:family="text"/>
    <style:style style:name="T7_309" style:family="text"/>
    <style:style style:name="T7_310" style:family="text"/>
    <style:style style:name="T7_311" style:family="text"/>
    <style:style style:name="T7_312" style:family="text"/>
    <style:style style:name="T7_313" style:family="text"/>
    <style:style style:name="T7_314" style:family="text"/>
    <style:style style:name="T7_315" style:family="text"/>
    <style:style style:name="T7_316" style:family="text"/>
    <style:style style:name="T7_317" style:family="text"/>
    <style:style style:name="T7_318" style:family="text"/>
    <style:style style:name="T7_319" style:family="text"/>
    <style:style style:name="T7_320" style:family="text"/>
    <style:style style:name="T7_321" style:family="text"/>
    <style:style style:name="T7_322" style:family="text"/>
    <style:style style:name="T7_323" style:family="text"/>
    <style:style style:name="T7_324" style:family="text"/>
    <style:style style:name="T7_325" style:family="text"/>
    <style:style style:name="T7_326" style:family="text"/>
    <style:style style:name="T7_327" style:family="text"/>
    <style:style style:name="T7_328" style:family="text"/>
    <style:style style:name="T7_329" style:family="text"/>
    <style:style style:name="T7_330" style:family="text"/>
    <style:style style:name="T7_331" style:family="text"/>
    <style:style style:name="T7_332" style:family="text"/>
    <style:style style:name="T7_333" style:family="text"/>
    <style:style style:name="T7_334" style:family="text"/>
    <style:style style:name="T7_335" style:family="text"/>
    <style:style style:name="T7_336" style:family="text"/>
    <style:style style:name="T7_337" style:family="text"/>
    <style:style style:name="T7_338" style:family="text">
      <style:text-properties fo:color="#0000ff" style:text-underline-style="solid" style:text-underline-color="font-color"/>
    </style:style>
    <style:style style:name="T7_339" style:family="text"/>
    <style:style style:name="T7_340" style:family="text">
      <style:text-properties fo:color="#0000ff" style:text-underline-style="solid" style:text-underline-color="font-color"/>
    </style:style>
    <style:style style:name="T7_341" style:family="text"/>
    <style:style style:name="T7_342" style:family="text">
      <style:text-properties fo:color="#0000ff" style:text-underline-style="solid" style:text-underline-color="font-color"/>
    </style:style>
    <style:style style:name="T7_343" style:family="text"/>
    <style:style style:name="T7_344" style:family="text">
      <style:text-properties fo:color="#0000ff" style:text-underline-style="solid" style:text-underline-color="font-color"/>
    </style:style>
    <style:style style:name="T7_345" style:family="text"/>
    <style:style style:name="T7_346" style:family="text">
      <style:text-properties fo:color="#0000ff" style:text-underline-style="solid" style:text-underline-color="font-color"/>
    </style:style>
    <style:style style:name="T7_347" style:family="text"/>
    <style:style style:name="T7_348" style:family="text">
      <style:text-properties fo:color="#0000ff" style:text-underline-style="solid" style:text-underline-color="font-color"/>
    </style:style>
    <style:style style:name="T7_349" style:family="text"/>
    <style:style style:name="T7_350" style:family="text">
      <style:text-properties fo:color="#0000ff" style:text-underline-style="solid" style:text-underline-color="font-color"/>
    </style:style>
    <style:style style:name="T7_351" style:family="text"/>
    <style:style style:name="T7_352" style:family="text">
      <style:text-properties fo:color="#0000ff" style:text-underline-style="solid" style:text-underline-color="font-color"/>
    </style:style>
    <style:style style:name="T7_353" style:family="text"/>
    <style:style style:name="T7_354" style:family="text">
      <style:text-properties fo:color="#0000ff" style:text-underline-style="solid" style:text-underline-color="font-color"/>
    </style:style>
    <style:style style:name="T7_355" style:family="text"/>
    <style:style style:name="T7_356" style:family="text">
      <style:text-properties fo:color="#0000ff" style:text-underline-style="solid" style:text-underline-color="font-color"/>
    </style:style>
    <style:style style:name="T7_357" style:family="text"/>
    <style:style style:name="T7_358" style:family="text">
      <style:text-properties fo:color="#0000ff" style:text-underline-style="solid" style:text-underline-color="font-color"/>
    </style:style>
    <style:style style:name="T7_359" style:family="text"/>
    <style:style style:name="T7_360" style:family="text">
      <style:text-properties fo:color="#0000ff" style:text-underline-style="solid" style:text-underline-color="font-color"/>
    </style:style>
    <style:style style:name="T7_361" style:family="text"/>
    <style:style style:name="T7_362" style:family="text">
      <style:text-properties fo:color="#0000ff" style:text-underline-style="solid" style:text-underline-color="font-color"/>
    </style:style>
    <style:style style:name="T7_363" style:family="text"/>
    <style:style style:name="T7_364" style:family="text">
      <style:text-properties fo:color="#0000ff" style:text-underline-style="solid" style:text-underline-color="font-color"/>
    </style:style>
    <style:style style:name="T7_365" style:family="text"/>
    <style:style style:name="T7_366" style:family="text">
      <style:text-properties fo:color="#0000ff" style:text-underline-style="solid" style:text-underline-color="font-color"/>
    </style:style>
    <style:style style:name="T7_367" style:family="text"/>
    <style:style style:name="T7_368" style:family="text"/>
    <style:style style:name="T7_369" style:family="text"/>
    <style:style style:name="T7_370" style:family="text"/>
    <style:style style:name="T7_371" style:family="text"/>
    <style:style style:name="T7_372" style:family="text"/>
    <style:style style:name="T7_373" style:family="text"/>
    <style:style style:name="T7_374" style:family="text"/>
    <style:style style:name="T7_375" style:family="text">
      <style:text-properties fo:color="#0000ff" style:text-underline-style="solid" style:text-underline-color="font-color"/>
    </style:style>
    <style:style style:name="T7_376" style:family="text"/>
    <style:style style:name="T7_377" style:family="text">
      <style:text-properties fo:color="#0000ff" style:text-underline-style="solid" style:text-underline-color="font-color"/>
    </style:style>
    <style:style style:name="T7_378" style:family="text"/>
    <style:style style:name="T7_379" style:family="text">
      <style:text-properties fo:color="#0000ff" style:text-underline-style="solid" style:text-underline-color="font-color"/>
    </style:style>
    <style:style style:name="T7_380" style:family="text"/>
    <style:style style:name="T7_381" style:family="text">
      <style:text-properties fo:color="#0000ff" style:text-underline-style="solid" style:text-underline-color="font-color"/>
    </style:style>
    <style:style style:name="T7_382" style:family="text"/>
    <style:style style:name="T7_383" style:family="text">
      <style:text-properties fo:color="#0000ff" style:text-underline-style="solid" style:text-underline-color="font-color"/>
    </style:style>
    <style:style style:name="T7_384" style:family="text"/>
    <style:style style:name="T7_385" style:family="text">
      <style:text-properties fo:color="#0000ff" style:text-underline-style="solid" style:text-underline-color="font-color"/>
    </style:style>
    <style:style style:name="T7_386" style:family="text"/>
    <style:style style:name="T7_387" style:family="text">
      <style:text-properties fo:color="#0000ff" style:text-underline-style="solid" style:text-underline-color="font-color"/>
    </style:style>
    <style:style style:name="T7_388" style:family="text"/>
    <style:style style:name="T7_389" style:family="text">
      <style:text-properties fo:color="#0000ff" style:text-underline-style="solid" style:text-underline-color="font-color"/>
    </style:style>
    <style:style style:name="T7_390" style:family="text"/>
    <style:style style:name="T7_391" style:family="text">
      <style:text-properties fo:color="#0000ff" style:text-underline-style="solid" style:text-underline-color="font-color"/>
    </style:style>
    <style:style style:name="T7_392" style:family="text"/>
    <style:style style:name="T7_393" style:family="text">
      <style:text-properties fo:color="#0000ff" style:text-underline-style="solid" style:text-underline-color="font-color"/>
    </style:style>
    <style:style style:name="T7_394" style:family="text"/>
    <style:style style:name="T7_395" style:family="text">
      <style:text-properties fo:color="#0000ff" style:text-underline-style="solid" style:text-underline-color="font-color"/>
    </style:style>
    <style:style style:name="T7_396" style:family="text"/>
    <style:style style:name="T7_397" style:family="text">
      <style:text-properties fo:color="#0000ff" style:text-underline-style="solid" style:text-underline-color="font-color"/>
    </style:style>
    <style:style style:name="T7_398" style:family="text"/>
    <style:style style:name="T7_399" style:family="text">
      <style:text-properties fo:color="#0000ff" style:text-underline-style="solid" style:text-underline-color="font-color"/>
    </style:style>
    <style:style style:name="T7_400" style:family="text"/>
    <style:style style:name="T7_401" style:family="text">
      <style:text-properties fo:color="#0000ff" style:text-underline-style="solid" style:text-underline-color="font-color"/>
    </style:style>
    <style:style style:name="T7_402" style:family="text"/>
    <style:style style:name="T7_403" style:family="text">
      <style:text-properties fo:color="#0000ff" style:text-underline-style="solid" style:text-underline-color="font-color"/>
    </style:style>
    <style:style style:name="T7_404" style:family="text"/>
    <style:style style:name="T7_405" style:family="text">
      <style:text-properties fo:color="#0000ff" style:text-underline-style="solid" style:text-underline-color="font-color"/>
    </style:style>
    <style:style style:name="T7_406" style:family="text"/>
    <style:style style:name="T7_407" style:family="text">
      <style:text-properties fo:color="#0000ff" style:text-underline-style="solid" style:text-underline-color="font-color"/>
    </style:style>
    <style:style style:name="T7_408" style:family="text"/>
    <style:style style:name="T7_409" style:family="text">
      <style:text-properties fo:color="#0000ff" style:text-underline-style="solid" style:text-underline-color="font-color"/>
    </style:style>
    <style:style style:name="T7_410" style:family="text"/>
    <style:style style:name="T7_411" style:family="text">
      <style:text-properties fo:color="#0000ff" style:text-underline-style="solid" style:text-underline-color="font-color"/>
    </style:style>
    <style:style style:name="T7_412" style:family="text"/>
    <style:style style:name="T7_413" style:family="text"/>
    <style:style style:name="T7_414" style:family="text"/>
    <style:style style:name="T7_415" style:family="text"/>
    <style:style style:name="T7_416" style:family="text"/>
    <style:style style:name="T7_417" style:family="text"/>
    <style:style style:name="T7_418" style:family="text"/>
    <style:style style:name="T7_419" style:family="text"/>
    <style:style style:name="T7_420" style:family="text"/>
    <style:style style:name="T7_421" style:family="text"/>
    <style:style style:name="T7_422" style:family="text"/>
    <style:style style:name="T7_423" style:family="text"/>
    <style:style style:name="T7_424" style:family="text"/>
    <style:style style:name="T7_425" style:family="text"/>
    <style:style style:name="T7_426" style:family="text"/>
    <style:style style:name="T7_427" style:family="text"/>
    <style:style style:name="T7_428" style:family="text"/>
    <style:style style:name="T7_429" style:family="text"/>
    <style:style style:name="T7_430" style:family="text"/>
    <style:style style:name="T7_431" style:family="text"/>
    <style:style style:name="T7_432" style:family="text"/>
    <style:style style:name="T7_433" style:family="text"/>
    <style:style style:name="T7_434" style:family="text"/>
    <style:style style:name="T7_435" style:family="text"/>
    <style:style style:name="T7_436" style:family="text"/>
    <style:style style:name="T7_437" style:family="text"/>
    <style:style style:name="T7_438" style:family="text"/>
    <style:style style:name="T7_439" style:family="text"/>
    <style:style style:name="T7_440" style:family="text"/>
    <style:style style:name="T7_441" style:family="text"/>
    <style:style style:name="T7_442" style:family="text"/>
    <style:style style:name="T7_443" style:family="text"/>
    <style:style style:name="T7_444" style:family="text"/>
    <style:style style:name="T7_445" style:family="text"/>
    <style:style style:name="T7_446" style:family="text"/>
    <style:style style:name="T7_447" style:family="text"/>
    <style:style style:name="T7_448" style:family="text"/>
    <style:style style:name="T7_449" style:family="text"/>
    <style:style style:name="T7_450" style:family="text"/>
    <style:style style:name="T7_451" style:family="text"/>
    <style:style style:name="T7_452" style:family="text"/>
    <style:style style:name="T7_453" style:family="text"/>
    <style:style style:name="T7_454" style:family="text"/>
    <style:style style:name="T7_455" style:family="text"/>
    <style:style style:name="T7_456" style:family="text"/>
    <style:style style:name="T7_457" style:family="text"/>
    <style:style style:name="T7_458" style:family="text"/>
    <style:style style:name="T7_459" style:family="text"/>
    <style:style style:name="T7_460" style:family="text"/>
    <style:style style:name="T7_461" style:family="text"/>
    <style:style style:name="T7_462" style:family="text"/>
    <style:style style:name="T7_463" style:family="text"/>
    <style:style style:name="T7_464" style:family="text"/>
    <style:style style:name="T7_465" style:family="text"/>
    <style:style style:name="T7_466" style:family="text"/>
    <style:style style:name="T7_467" style:family="text"/>
    <style:style style:name="T7_468" style:family="text"/>
    <style:style style:name="T7_469" style:family="text"/>
    <style:style style:name="T7_470" style:family="text"/>
    <style:style style:name="T7_471" style:family="text"/>
    <style:style style:name="T7_472" style:family="text"/>
    <style:style style:name="T7_473" style:family="text"/>
    <style:style style:name="T7_474" style:family="text"/>
    <style:style style:name="T7_475" style:family="text"/>
    <style:style style:name="T7_476" style:family="text"/>
    <style:style style:name="T7_477" style:family="text"/>
    <style:style style:name="T7_478" style:family="text"/>
    <style:style style:name="T7_479" style:family="text"/>
    <style:style style:name="T7_480" style:family="text"/>
    <style:style style:name="T7_481" style:family="text"/>
    <style:style style:name="T7_482" style:family="text"/>
    <style:style style:name="T7_483" style:family="text"/>
    <style:style style:name="T7_484" style:family="text"/>
    <style:style style:name="T7_485" style:family="text"/>
    <style:style style:name="T7_486" style:family="text"/>
    <style:style style:name="T7_487" style:family="text"/>
    <style:style style:name="T7_488" style:family="text"/>
    <style:style style:name="T7_489" style:family="text"/>
    <style:style style:name="T7_490" style:family="text"/>
    <style:style style:name="T7_491" style:family="text"/>
    <style:style style:name="T7_492" style:family="text"/>
    <style:style style:name="T7_493" style:family="text"/>
    <style:style style:name="T7_494" style:family="text"/>
    <style:style style:name="T7_495" style:family="text"/>
    <style:style style:name="T7_496" style:family="text"/>
    <style:style style:name="T7_497" style:family="text"/>
    <style:style style:name="T7_498" style:family="text"/>
    <style:style style:name="T7_499" style:family="text"/>
    <style:style style:name="T7_500" style:family="text"/>
    <style:style style:name="T7_501" style:family="text"/>
    <style:style style:name="T7_502" style:family="text"/>
    <style:style style:name="T7_503" style:family="text"/>
    <style:style style:name="T7_504" style:family="text"/>
    <style:style style:name="T7_505" style:family="text"/>
    <style:style style:name="T7_506" style:family="text"/>
    <style:style style:name="T7_507" style:family="text"/>
    <style:style style:name="T7_508" style:family="text"/>
    <style:style style:name="T7_509" style:family="text"/>
    <style:style style:name="T7_510" style:family="text"/>
    <style:style style:name="T7_511" style:family="text"/>
    <style:style style:name="T7_512" style:family="text"/>
    <style:style style:name="T7_513" style:family="text"/>
    <style:style style:name="T7_514" style:family="text"/>
    <style:style style:name="T7_515" style:family="text"/>
    <style:style style:name="T7_516" style:family="text"/>
    <style:style style:name="T7_517" style:family="text"/>
    <style:style style:name="T7_518" style:family="text"/>
    <style:style style:name="T7_519" style:family="text"/>
    <style:style style:name="T7_520" style:family="text"/>
    <style:style style:name="T7_521" style:family="text"/>
    <style:style style:name="T7_522" style:family="text"/>
    <style:style style:name="T7_523" style:family="text"/>
    <style:style style:name="T7_524" style:family="text"/>
    <style:style style:name="T7_525" style:family="text"/>
    <style:style style:name="T7_526" style:family="text"/>
    <style:style style:name="T7_527" style:family="text"/>
    <style:style style:name="T7_528" style:family="text"/>
    <style:style style:name="T7_529" style:family="text"/>
    <style:style style:name="T7_530" style:family="text"/>
    <style:style style:name="T7_531" style:family="text"/>
    <style:style style:name="T7_532" style:family="text"/>
    <style:style style:name="T7_533" style:family="text"/>
    <style:style style:name="T7_534" style:family="text"/>
    <style:style style:name="T7_535" style:family="text"/>
    <style:style style:name="T7_536" style:family="text"/>
    <style:style style:name="T7_537" style:family="text"/>
    <style:style style:name="T7_538" style:family="text"/>
    <style:style style:name="T7_539" style:family="text"/>
    <style:style style:name="T7_540" style:family="text"/>
    <style:style style:name="T7_541" style:family="text"/>
    <style:style style:name="T7_542" style:family="text"/>
    <style:style style:name="T7_543" style:family="text"/>
    <style:style style:name="T7_544" style:family="text"/>
    <style:style style:name="T7_545" style:family="text"/>
    <style:style style:name="T7_546" style:family="text"/>
    <style:style style:name="T7_547" style:family="text"/>
    <style:style style:name="T7_548" style:family="text"/>
    <style:style style:name="T7_549" style:family="text"/>
    <style:style style:name="T7_550" style:family="text"/>
    <style:style style:name="T7_551" style:family="text"/>
    <style:style style:name="T7_552" style:family="text"/>
    <style:style style:name="T7_553" style:family="text"/>
    <style:style style:name="T7_554" style:family="text"/>
    <style:style style:name="T7_555" style:family="text"/>
    <style:style style:name="T7_556" style:family="text"/>
    <style:style style:name="T7_557" style:family="text"/>
    <style:style style:name="T7_558" style:family="text"/>
    <style:style style:name="T7_559" style:family="text"/>
    <style:style style:name="T7_560" style:family="text"/>
    <style:style style:name="T7_561" style:family="text"/>
    <style:style style:name="T7_562" style:family="text"/>
    <style:style style:name="T7_563" style:family="text"/>
    <style:style style:name="T7_564" style:family="text"/>
    <style:style style:name="T7_565" style:family="text"/>
    <style:style style:name="T7_566" style:family="text"/>
    <style:style style:name="T7_567" style:family="text"/>
    <style:style style:name="T7_568" style:family="text"/>
    <style:style style:name="T7_569" style:family="text"/>
    <style:style style:name="T7_570" style:family="text"/>
    <style:style style:name="T7_571" style:family="text"/>
    <style:style style:name="T7_572" style:family="text"/>
    <style:style style:name="T7_573" style:family="text"/>
    <style:style style:name="T7_574" style:family="text"/>
    <style:style style:name="T7_575" style:family="text"/>
    <style:style style:name="T7_576" style:family="text"/>
    <style:style style:name="T7_577" style:family="text"/>
    <style:style style:name="T7_578" style:family="text"/>
    <style:style style:name="T7_579" style:family="text"/>
    <style:style style:name="T7_580" style:family="text"/>
    <style:style style:name="T7_581" style:family="text"/>
    <style:style style:name="T7_582" style:family="text"/>
    <style:style style:name="T7_583" style:family="text"/>
    <style:style style:name="T7_584" style:family="text"/>
    <style:style style:name="T7_585" style:family="text"/>
    <style:style style:name="T7_586" style:family="text"/>
    <style:style style:name="T7_587" style:family="text"/>
    <style:style style:name="T7_588" style:family="text"/>
    <style:style style:name="T7_589" style:family="text"/>
    <style:style style:name="T7_590" style:family="text"/>
    <style:style style:name="T7_591" style:family="text"/>
    <style:style style:name="T7_592" style:family="text"/>
    <style:style style:name="T7_593" style:family="text"/>
    <style:style style:name="T7_594" style:family="text"/>
    <style:style style:name="T7_595" style:family="text"/>
    <style:style style:name="T7_596" style:family="text"/>
    <style:style style:name="T7_597" style:family="text"/>
    <style:style style:name="T7_598" style:family="text"/>
    <style:style style:name="T7_599" style:family="text"/>
    <style:style style:name="T7_600" style:family="text"/>
    <style:style style:name="T7_601" style:family="text"/>
    <style:style style:name="T7_602" style:family="text"/>
    <style:style style:name="T7_603" style:family="text"/>
    <style:style style:name="T7_604" style:family="text"/>
    <style:style style:name="T7_605" style:family="text"/>
    <style:style style:name="T7_606" style:family="text"/>
    <style:style style:name="T7_607" style:family="text"/>
    <style:style style:name="T7_608" style:family="text"/>
    <style:style style:name="T7_609" style:family="text"/>
    <style:style style:name="T7_610" style:family="text"/>
    <style:style style:name="T7_611" style:family="text"/>
    <style:style style:name="T7_612" style:family="text"/>
    <style:style style:name="T7_613" style:family="text"/>
    <style:style style:name="T7_614" style:family="text"/>
    <style:style style:name="T7_615" style:family="text"/>
    <style:style style:name="T7_616" style:family="text"/>
    <style:style style:name="T7_617" style:family="text"/>
    <style:style style:name="T7_618" style:family="text"/>
    <style:style style:name="T7_619" style:family="text"/>
    <style:style style:name="T7_620" style:family="text"/>
    <style:style style:name="P8" style:family="paragraph" style:parent-style-name="Standard">
      <style:paragraph-properties fo:break-before="auto" fo:line-height="115%" fo:margin-bottom="0cm" style:writing-mode="lr-tb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P10" style:family="paragraph" style:parent-style-name="Standard">
      <style:paragraph-properties fo:break-before="auto" fo:line-height="115%" fo:margin-bottom="0cm" style:writing-mode="lr-tb"/>
    </style:style>
    <style:style style:name="P11" style:family="paragraph" style:parent-style-name="Standard">
      <style:paragraph-properties fo:break-before="auto" fo:line-height="115%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>
      <style:text-properties fo:color="#0000ff" style:text-underline-style="solid" style:text-underline-color="font-color"/>
    </style:style>
    <style:style style:name="T11_31" style:family="text"/>
    <style:style style:name="T11_32" style:family="text">
      <style:text-properties fo:color="#0000ff" style:text-underline-style="solid" style:text-underline-color="font-color"/>
    </style:style>
    <style:style style:name="T11_33" style:family="text"/>
    <style:style style:name="T11_34" style:family="text">
      <style:text-properties fo:color="#0000ff" style:text-underline-style="solid" style:text-underline-color="font-color"/>
    </style:style>
    <style:style style:name="T11_35" style:family="text"/>
    <style:style style:name="T11_36" style:family="text">
      <style:text-properties fo:color="#0000ff" style:text-underline-style="solid" style:text-underline-color="font-color"/>
    </style:style>
    <style:style style:name="T11_37" style:family="text"/>
    <style:style style:name="T11_38" style:family="text">
      <style:text-properties fo:color="#0000ff" style:text-underline-style="solid" style:text-underline-color="font-color"/>
    </style:style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>
      <style:text-properties fo:color="#0000ff" style:text-underline-style="solid" style:text-underline-color="font-color"/>
    </style:style>
    <style:style style:name="T11_46" style:family="text"/>
    <style:style style:name="T11_47" style:family="text">
      <style:text-properties fo:color="#0000ff" style:text-underline-style="solid" style:text-underline-color="font-color"/>
    </style:style>
    <style:style style:name="T11_48" style:family="text"/>
    <style:style style:name="T11_49" style:family="text">
      <style:text-properties fo:color="#0000ff" style:text-underline-style="solid" style:text-underline-color="font-color"/>
    </style:style>
    <style:style style:name="T11_50" style:family="text"/>
    <style:style style:name="T11_51" style:family="text">
      <style:text-properties fo:color="#0000ff" style:text-underline-style="solid" style:text-underline-color="font-color"/>
    </style:style>
    <style:style style:name="T11_52" style:family="text"/>
    <style:style style:name="T11_53" style:family="text">
      <style:text-properties fo:color="#0000ff" style:text-underline-style="solid" style:text-underline-color="font-color"/>
    </style:style>
    <style:style style:name="T11_54" style:family="text"/>
    <style:style style:name="T11_55" style:family="text">
      <style:text-properties fo:color="#0000ff" style:text-underline-style="solid" style:text-underline-color="font-color"/>
    </style:style>
    <style:style style:name="T11_56" style:family="text"/>
    <style:style style:name="T11_57" style:family="text">
      <style:text-properties fo:color="#0000ff" style:text-underline-style="solid" style:text-underline-color="font-color"/>
    </style:style>
    <style:style style:name="T11_58" style:family="text"/>
    <style:style style:name="T11_59" style:family="text">
      <style:text-properties fo:color="#0000ff" style:text-underline-style="solid" style:text-underline-color="font-color"/>
    </style:style>
    <style:style style:name="T11_60" style:family="text"/>
    <style:style style:name="T11_61" style:family="text">
      <style:text-properties fo:color="#0000ff" style:text-underline-style="solid" style:text-underline-color="font-color"/>
    </style:style>
    <style:style style:name="T11_62" style:family="text"/>
    <style:style style:name="T11_63" style:family="text">
      <style:text-properties fo:color="#0000ff" style:text-underline-style="solid" style:text-underline-color="font-color"/>
    </style:style>
    <style:style style:name="T11_64" style:family="text"/>
    <style:style style:name="T11_65" style:family="text">
      <style:text-properties fo:color="#0000ff" style:text-underline-style="solid" style:text-underline-color="font-color"/>
    </style:style>
    <style:style style:name="T11_66" style:family="text"/>
    <style:style style:name="T11_67" style:family="text">
      <style:text-properties fo:color="#0000ff" style:text-underline-style="solid" style:text-underline-color="font-color"/>
    </style:style>
    <style:style style:name="T11_68" style:family="text"/>
    <style:style style:name="T11_69" style:family="text">
      <style:text-properties fo:color="#0000ff" style:text-underline-style="solid" style:text-underline-color="font-color"/>
    </style:style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T11_213" style:family="text"/>
    <style:style style:name="T11_214" style:family="text"/>
    <style:style style:name="T11_215" style:family="text"/>
    <style:style style:name="T11_216" style:family="text"/>
    <style:style style:name="T11_217" style:family="text"/>
    <style:style style:name="T11_218" style:family="text"/>
    <style:style style:name="T11_219" style:family="text"/>
    <style:style style:name="T11_220" style:family="text"/>
    <style:style style:name="T11_221" style:family="text"/>
    <style:style style:name="T11_222" style:family="text"/>
    <style:style style:name="T11_223" style:family="text"/>
    <style:style style:name="T11_224" style:family="text"/>
    <style:style style:name="T11_225" style:family="text"/>
    <style:style style:name="T11_226" style:family="text"/>
    <style:style style:name="T11_227" style:family="text"/>
    <style:style style:name="T11_228" style:family="text"/>
    <style:style style:name="T11_229" style:family="text"/>
    <style:style style:name="T11_230" style:family="text"/>
    <style:style style:name="T11_231" style:family="text"/>
    <style:style style:name="T11_232" style:family="text"/>
    <style:style style:name="T11_233" style:family="text"/>
    <style:style style:name="T11_234" style:family="text"/>
    <style:style style:name="T11_235" style:family="text" style:parent-style-name="Standard"/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T13_149" style:family="text"/>
    <style:style style:name="T13_150" style:family="text"/>
    <style:style style:name="T13_151" style:family="text"/>
    <style:style style:name="T13_152" style:family="text"/>
    <style:style style:name="T13_153" style:family="text"/>
    <style:style style:name="T13_154" style:family="text"/>
    <style:style style:name="T13_155" style:family="text"/>
    <style:style style:name="T13_156" style:family="text">
      <style:text-properties fo:color="#0000ff" style:text-underline-style="solid" style:text-underline-color="font-color"/>
    </style:style>
    <style:style style:name="T13_157" style:family="text"/>
    <style:style style:name="T13_158" style:family="text">
      <style:text-properties fo:color="#0000ff" style:text-underline-style="solid" style:text-underline-color="font-color"/>
    </style:style>
    <style:style style:name="T13_159" style:family="text"/>
    <style:style style:name="T13_160" style:family="text">
      <style:text-properties fo:color="#0000ff" style:text-underline-style="solid" style:text-underline-color="font-color"/>
    </style:style>
    <style:style style:name="T13_161" style:family="text"/>
    <style:style style:name="T13_162" style:family="text">
      <style:text-properties fo:color="#0000ff" style:text-underline-style="solid" style:text-underline-color="font-color"/>
    </style:style>
    <style:style style:name="T13_163" style:family="text"/>
    <style:style style:name="T13_164" style:family="text">
      <style:text-properties fo:color="#0000ff" style:text-underline-style="solid" style:text-underline-color="font-color"/>
    </style:style>
    <style:style style:name="T13_165" style:family="text"/>
    <style:style style:name="T13_166" style:family="text">
      <style:text-properties fo:color="#0000ff" style:text-underline-style="solid" style:text-underline-color="font-color"/>
    </style:style>
    <style:style style:name="T13_167" style:family="text"/>
    <style:style style:name="T13_168" style:family="text">
      <style:text-properties fo:color="#0000ff" style:text-underline-style="solid" style:text-underline-color="font-color"/>
    </style:style>
    <style:style style:name="T13_169" style:family="text"/>
    <style:style style:name="T13_170" style:family="text">
      <style:text-properties fo:color="#0000ff" style:text-underline-style="solid" style:text-underline-color="font-color"/>
    </style:style>
    <style:style style:name="T13_171" style:family="text"/>
    <style:style style:name="T13_172" style:family="text">
      <style:text-properties fo:color="#0000ff" style:text-underline-style="solid" style:text-underline-color="font-color"/>
    </style:style>
    <style:style style:name="T13_173" style:family="text"/>
    <style:style style:name="T13_174" style:family="text">
      <style:text-properties fo:color="#0000ff" style:text-underline-style="solid" style:text-underline-color="font-color"/>
    </style:style>
    <style:style style:name="T13_175" style:family="text"/>
    <style:style style:name="T13_176" style:family="text">
      <style:text-properties fo:color="#0000ff" style:text-underline-style="solid" style:text-underline-color="font-color"/>
    </style:style>
    <style:style style:name="T13_177" style:family="text"/>
    <style:style style:name="T13_178" style:family="text">
      <style:text-properties fo:color="#0000ff" style:text-underline-style="solid" style:text-underline-color="font-color"/>
    </style:style>
    <style:style style:name="T13_179" style:family="text"/>
    <style:style style:name="T13_180" style:family="text">
      <style:text-properties fo:color="#0000ff" style:text-underline-style="solid" style:text-underline-color="font-color"/>
    </style:style>
    <style:style style:name="T13_181" style:family="text"/>
    <style:style style:name="T13_182" style:family="text">
      <style:text-properties fo:color="#0000ff" style:text-underline-style="solid" style:text-underline-color="font-color"/>
    </style:style>
    <style:style style:name="T13_183" style:family="text"/>
    <style:style style:name="T13_184" style:family="text">
      <style:text-properties fo:color="#0000ff" style:text-underline-style="solid" style:text-underline-color="font-color"/>
    </style:style>
    <style:style style:name="T13_185" style:family="text"/>
    <style:style style:name="T13_186" style:family="text">
      <style:text-properties fo:color="#0000ff" style:text-underline-style="solid" style:text-underline-color="font-color"/>
    </style:style>
    <style:style style:name="T13_187" style:family="text"/>
    <style:style style:name="T13_188" style:family="text">
      <style:text-properties fo:color="#0000ff" style:text-underline-style="solid" style:text-underline-color="font-color"/>
    </style:style>
    <style:style style:name="T13_189" style:family="text"/>
    <style:style style:name="T13_190" style:family="text"/>
    <style:style style:name="T13_191" style:family="text"/>
    <style:style style:name="T13_192" style:family="text"/>
    <style:style style:name="T13_193" style:family="text"/>
    <style:style style:name="T13_194" style:family="text"/>
    <style:style style:name="T13_195" style:family="text">
      <style:text-properties fo:color="#0000ff" style:text-underline-style="solid" style:text-underline-color="font-color"/>
    </style:style>
    <style:style style:name="T13_196" style:family="text"/>
    <style:style style:name="T13_197" style:family="text">
      <style:text-properties fo:color="#0000ff" style:text-underline-style="solid" style:text-underline-color="font-color"/>
    </style:style>
    <style:style style:name="T13_198" style:family="text"/>
    <style:style style:name="T13_199" style:family="text">
      <style:text-properties fo:color="#0000ff" style:text-underline-style="solid" style:text-underline-color="font-color"/>
    </style:style>
    <style:style style:name="T13_200" style:family="text"/>
    <style:style style:name="T13_201" style:family="text">
      <style:text-properties fo:color="#0000ff" style:text-underline-style="solid" style:text-underline-color="font-color"/>
    </style:style>
    <style:style style:name="T13_202" style:family="text"/>
    <style:style style:name="T13_203" style:family="text">
      <style:text-properties fo:color="#0000ff" style:text-underline-style="solid" style:text-underline-color="font-color"/>
    </style:style>
    <style:style style:name="T13_204" style:family="text"/>
    <style:style style:name="T13_205" style:family="text">
      <style:text-properties fo:color="#0000ff" style:text-underline-style="solid" style:text-underline-color="font-color"/>
    </style:style>
    <style:style style:name="T13_206" style:family="text"/>
    <style:style style:name="T13_207" style:family="text">
      <style:text-properties fo:color="#0000ff" style:text-underline-style="solid" style:text-underline-color="font-color"/>
    </style:style>
    <style:style style:name="T13_208" style:family="text"/>
    <style:style style:name="T13_209" style:family="text">
      <style:text-properties fo:color="#0000ff" style:text-underline-style="solid" style:text-underline-color="font-color"/>
    </style:style>
    <style:style style:name="T13_210" style:family="text"/>
    <style:style style:name="T13_211" style:family="text">
      <style:text-properties fo:color="#0000ff" style:text-underline-style="solid" style:text-underline-color="font-color"/>
    </style:style>
    <style:style style:name="T13_212" style:family="text"/>
    <style:style style:name="T13_213" style:family="text">
      <style:text-properties fo:color="#0000ff" style:text-underline-style="solid" style:text-underline-color="font-color"/>
    </style:style>
    <style:style style:name="T13_214" style:family="text"/>
    <style:style style:name="T13_215" style:family="text">
      <style:text-properties fo:color="#0000ff" style:text-underline-style="solid" style:text-underline-color="font-color"/>
    </style:style>
    <style:style style:name="T13_216" style:family="text"/>
    <style:style style:name="T13_217" style:family="text">
      <style:text-properties fo:color="#0000ff" style:text-underline-style="solid" style:text-underline-color="font-color"/>
    </style:style>
    <style:style style:name="T13_218" style:family="text"/>
    <style:style style:name="T13_219" style:family="text">
      <style:text-properties fo:color="#0000ff" style:text-underline-style="solid" style:text-underline-color="font-color"/>
    </style:style>
    <style:style style:name="T13_220" style:family="text"/>
    <style:style style:name="T13_221" style:family="text">
      <style:text-properties fo:color="#0000ff" style:text-underline-style="solid" style:text-underline-color="font-color"/>
    </style:style>
    <style:style style:name="T13_222" style:family="text"/>
    <style:style style:name="T13_223" style:family="text">
      <style:text-properties fo:color="#0000ff" style:text-underline-style="solid" style:text-underline-color="font-color"/>
    </style:style>
    <style:style style:name="T13_224" style:family="text"/>
    <style:style style:name="T13_225" style:family="text">
      <style:text-properties fo:color="#0000ff" style:text-underline-style="solid" style:text-underline-color="font-color"/>
    </style:style>
    <style:style style:name="T13_226" style:family="text"/>
    <style:style style:name="T13_227" style:family="text"/>
    <style:style style:name="T13_228" style:family="text"/>
    <style:style style:name="T13_229" style:family="text"/>
    <style:style style:name="T13_230" style:family="text"/>
    <style:style style:name="T13_231" style:family="text"/>
    <style:style style:name="T13_232" style:family="text"/>
    <style:style style:name="T13_233" style:family="text"/>
    <style:style style:name="T13_234" style:family="text"/>
    <style:style style:name="T13_235" style:family="text"/>
    <style:style style:name="T13_236" style:family="text"/>
    <style:style style:name="T13_237" style:family="text"/>
    <style:style style:name="T13_238" style:family="text"/>
    <style:style style:name="T13_239" style:family="text"/>
    <style:style style:name="T13_240" style:family="text"/>
    <style:style style:name="T13_241" style:family="text"/>
    <style:style style:name="T13_242" style:family="text"/>
    <style:style style:name="T13_243" style:family="text"/>
    <style:style style:name="T13_244" style:family="text"/>
    <style:style style:name="T13_245" style:family="text"/>
    <style:style style:name="T13_246" style:family="text"/>
    <style:style style:name="T13_247" style:family="text"/>
    <style:style style:name="T13_248" style:family="text"/>
    <style:style style:name="T13_249" style:family="text"/>
    <style:style style:name="T13_250" style:family="text"/>
    <style:style style:name="T13_251" style:family="text"/>
    <style:style style:name="T13_252" style:family="text"/>
    <style:style style:name="T13_253" style:family="text"/>
    <style:style style:name="T13_254" style:family="text"/>
    <style:style style:name="T13_255" style:family="text"/>
    <style:style style:name="T13_256" style:family="text"/>
    <style:style style:name="T13_257" style:family="text"/>
    <style:style style:name="T13_258" style:family="text"/>
    <style:style style:name="T13_259" style:family="text"/>
    <style:style style:name="T13_260" style:family="text"/>
    <style:style style:name="T13_261" style:family="text"/>
    <style:style style:name="T13_262" style:family="text"/>
    <style:style style:name="T13_263" style:family="text"/>
    <style:style style:name="T13_264" style:family="text"/>
    <style:style style:name="T13_265" style:family="text"/>
    <style:style style:name="T13_266" style:family="text"/>
    <style:style style:name="T13_267" style:family="text"/>
    <style:style style:name="T13_268" style:family="text"/>
    <style:style style:name="T13_269" style:family="text"/>
    <style:style style:name="T13_270" style:family="text"/>
    <style:style style:name="T13_271" style:family="text"/>
    <style:style style:name="T13_272" style:family="text"/>
    <style:style style:name="T13_273" style:family="text"/>
    <style:style style:name="T13_274" style:family="text"/>
    <style:style style:name="T13_275" style:family="text"/>
    <style:style style:name="T13_276" style:family="text"/>
    <style:style style:name="T13_277" style:family="text"/>
    <style:style style:name="T13_278" style:family="text"/>
    <style:style style:name="T13_279" style:family="text"/>
    <style:style style:name="T13_280" style:family="text"/>
    <style:style style:name="T13_281" style:family="text"/>
    <style:style style:name="T13_282" style:family="text"/>
    <style:style style:name="T13_283" style:family="text"/>
    <style:style style:name="T13_284" style:family="text"/>
    <style:style style:name="T13_285" style:family="text"/>
    <style:style style:name="T13_286" style:family="text"/>
    <style:style style:name="T13_287" style:family="text"/>
    <style:style style:name="T13_288" style:family="text"/>
    <style:style style:name="T13_289" style:family="text"/>
    <style:style style:name="T13_290" style:family="text"/>
    <style:style style:name="T13_291" style:family="text"/>
    <style:style style:name="T13_292" style:family="text"/>
    <style:style style:name="T13_293" style:family="text"/>
    <style:style style:name="T13_294" style:family="text"/>
    <style:style style:name="T13_295" style:family="text"/>
    <style:style style:name="T13_296" style:family="text"/>
    <style:style style:name="T13_297" style:family="text"/>
    <style:style style:name="T13_298" style:family="text"/>
    <style:style style:name="T13_299" style:family="text"/>
    <style:style style:name="T13_300" style:family="text"/>
    <style:style style:name="T13_301" style:family="text"/>
    <style:style style:name="T13_302" style:family="text"/>
    <style:style style:name="T13_303" style:family="text"/>
    <style:style style:name="T13_304" style:family="text"/>
    <style:style style:name="T13_305" style:family="text"/>
    <style:style style:name="T13_306" style:family="text"/>
    <style:style style:name="T13_307" style:family="text"/>
    <style:style style:name="T13_308" style:family="text"/>
    <style:style style:name="T13_309" style:family="text"/>
    <style:style style:name="T13_310" style:family="text"/>
    <style:style style:name="T13_311" style:family="text"/>
    <style:style style:name="T13_312" style:family="text"/>
    <style:style style:name="T13_313" style:family="text"/>
    <style:style style:name="T13_314" style:family="text"/>
    <style:style style:name="T13_315" style:family="text"/>
    <style:style style:name="T13_316" style:family="text"/>
    <style:style style:name="T13_317" style:family="text"/>
    <style:style style:name="T13_318" style:family="text"/>
    <style:style style:name="T13_319" style:family="text"/>
    <style:style style:name="T13_320" style:family="text"/>
    <style:style style:name="T13_321" style:family="text"/>
    <style:style style:name="T13_322" style:family="text"/>
    <style:style style:name="T13_323" style:family="text"/>
    <style:style style:name="T13_324" style:family="text"/>
    <style:style style:name="T13_325" style:family="text"/>
    <style:style style:name="T13_326" style:family="text"/>
    <style:style style:name="T13_327" style:family="text"/>
    <style:style style:name="T13_328" style:family="text"/>
    <style:style style:name="T13_329" style:family="text"/>
    <style:style style:name="T13_330" style:family="text"/>
    <style:style style:name="T13_331" style:family="text"/>
    <style:style style:name="T13_332" style:family="text"/>
    <style:style style:name="T13_333" style:family="text"/>
    <style:style style:name="T13_334" style:family="text"/>
    <style:style style:name="T13_335" style:family="text"/>
    <style:style style:name="T13_336" style:family="text"/>
    <style:style style:name="T13_337" style:family="text"/>
    <style:style style:name="T13_338" style:family="text"/>
    <style:style style:name="T13_339" style:family="text"/>
    <style:style style:name="T13_340" style:family="text"/>
    <style:style style:name="T13_341" style:family="text"/>
    <style:style style:name="T13_342" style:family="text"/>
    <style:style style:name="T13_343" style:family="text"/>
    <style:style style:name="T13_344" style:family="text"/>
    <style:style style:name="T13_345" style:family="text"/>
    <style:style style:name="T13_346" style:family="text"/>
    <style:style style:name="T13_347" style:family="text"/>
    <style:style style:name="T13_348" style:family="text"/>
    <style:style style:name="T13_349" style:family="text"/>
    <style:style style:name="T13_350" style:family="text"/>
    <style:style style:name="T13_351" style:family="text"/>
    <style:style style:name="T13_352" style:family="text"/>
    <style:style style:name="T13_353" style:family="text"/>
    <style:style style:name="T13_354" style:family="text"/>
    <style:style style:name="T13_355" style:family="text"/>
    <style:style style:name="T13_356" style:family="text"/>
    <style:style style:name="T13_357" style:family="text"/>
    <style:style style:name="T13_358" style:family="text"/>
    <style:style style:name="T13_359" style:family="text"/>
    <style:style style:name="T13_360" style:family="text"/>
    <style:style style:name="T13_361" style:family="text"/>
    <style:style style:name="T13_362" style:family="text"/>
    <style:style style:name="T13_363" style:family="text"/>
    <style:style style:name="T13_364" style:family="text"/>
    <style:style style:name="T13_365" style:family="text"/>
    <style:style style:name="T13_366" style:family="text"/>
    <style:style style:name="T13_367" style:family="text"/>
    <style:style style:name="T13_368" style:family="text"/>
    <style:style style:name="T13_369" style:family="text"/>
    <style:style style:name="T13_370" style:family="text"/>
    <style:style style:name="T13_371" style:family="text"/>
    <style:style style:name="T13_372" style:family="text"/>
    <style:style style:name="T13_373" style:family="text"/>
    <style:style style:name="T13_374" style:family="text"/>
    <style:style style:name="T13_375" style:family="text"/>
    <style:style style:name="T13_376" style:family="text"/>
    <style:style style:name="T13_377" style:family="text"/>
    <style:style style:name="T13_378" style:family="text"/>
    <style:style style:name="T13_379" style:family="text"/>
    <style:style style:name="T13_380" style:family="text"/>
    <style:style style:name="T13_381" style:family="text"/>
    <style:style style:name="T13_382" style:family="text"/>
    <style:style style:name="T13_383" style:family="text"/>
    <style:style style:name="T13_384" style:family="text"/>
    <style:style style:name="T13_385" style:family="text"/>
    <style:style style:name="T13_386" style:family="text"/>
    <style:style style:name="T13_387" style:family="text"/>
    <style:style style:name="T13_388" style:family="text"/>
    <style:style style:name="T13_389" style:family="text"/>
    <style:style style:name="T13_390" style:family="text"/>
    <style:style style:name="T13_391" style:family="text"/>
    <style:style style:name="T13_392" style:family="text"/>
    <style:style style:name="T13_393" style:family="text"/>
    <style:style style:name="T13_394" style:family="text"/>
    <style:style style:name="T13_395" style:family="text"/>
    <style:style style:name="T13_396" style:family="text"/>
    <style:style style:name="T13_397" style:family="text"/>
    <style:style style:name="T13_398" style:family="text"/>
    <style:style style:name="T13_399" style:family="text"/>
    <style:style style:name="T13_400" style:family="text"/>
    <style:style style:name="T13_401" style:family="text"/>
    <style:style style:name="T13_402" style:family="text"/>
    <style:style style:name="T13_403" style:family="text"/>
    <style:style style:name="T13_404" style:family="text"/>
    <style:style style:name="T13_405" style:family="text"/>
    <style:style style:name="T13_406" style:family="text"/>
    <style:style style:name="T13_407" style:family="text"/>
    <style:style style:name="T13_408" style:family="text"/>
    <style:style style:name="T13_409" style:family="text"/>
    <style:style style:name="T13_410" style:family="text"/>
    <style:style style:name="T13_411" style:family="text"/>
    <style:style style:name="T13_412" style:family="text"/>
    <style:style style:name="T13_413" style:family="text"/>
    <style:style style:name="T13_414" style:family="text"/>
    <style:style style:name="T13_415" style:family="text"/>
    <style:style style:name="T13_416" style:family="text"/>
    <style:style style:name="T13_417" style:family="text"/>
    <style:style style:name="T13_418" style:family="text"/>
    <style:style style:name="T13_419" style:family="text"/>
    <style:style style:name="T13_420" style:family="text"/>
    <style:style style:name="T13_421" style:family="text"/>
    <style:style style:name="T13_422" style:family="text"/>
    <style:style style:name="T13_423" style:family="text"/>
    <style:style style:name="T13_424" style:family="text"/>
    <style:style style:name="T13_425" style:family="text"/>
    <style:style style:name="T13_426" style:family="text"/>
    <style:style style:name="T13_427" style:family="text"/>
    <style:style style:name="T13_428" style:family="text"/>
    <style:style style:name="T13_429" style:family="text"/>
    <style:style style:name="T13_430" style:family="text"/>
    <style:style style:name="T13_431" style:family="text"/>
    <style:style style:name="T13_432" style:family="text"/>
    <style:style style:name="T13_433" style:family="text"/>
    <style:style style:name="T13_434" style:family="text"/>
    <style:style style:name="T13_435" style:family="text"/>
    <style:style style:name="T13_436" style:family="text"/>
    <style:style style:name="T13_437" style:family="text"/>
    <style:style style:name="T13_438" style:family="text"/>
    <style:style style:name="T13_439" style:family="text"/>
    <style:style style:name="T13_440" style:family="text"/>
    <style:style style:name="T13_441" style:family="text"/>
    <style:style style:name="T13_442" style:family="text"/>
    <style:style style:name="T13_443" style:family="text"/>
    <style:style style:name="T13_444" style:family="text"/>
    <style:style style:name="T13_445" style:family="text"/>
    <style:style style:name="T13_446" style:family="text"/>
    <style:style style:name="T13_447" style:family="text"/>
    <style:style style:name="T13_448" style:family="text"/>
    <style:style style:name="T13_449" style:family="text"/>
    <style:style style:name="T13_450" style:family="text"/>
    <style:style style:name="T13_451" style:family="text"/>
    <style:style style:name="T13_452" style:family="text"/>
    <style:style style:name="T13_453" style:family="text"/>
    <style:style style:name="T13_454" style:family="text"/>
    <style:style style:name="T13_455" style:family="text"/>
    <style:style style:name="T13_456" style:family="text"/>
    <style:style style:name="T13_457" style:family="text"/>
    <style:style style:name="T13_458" style:family="text"/>
    <style:style style:name="T13_459" style:family="text"/>
    <style:style style:name="T13_460" style:family="text"/>
    <style:style style:name="T13_461" style:family="text"/>
    <style:style style:name="T13_462" style:family="text"/>
    <style:style style:name="T13_463" style:family="text"/>
    <style:style style:name="T13_464" style:family="text"/>
    <style:style style:name="T13_465" style:family="text"/>
    <style:style style:name="T13_466" style:family="text"/>
    <style:style style:name="T13_467" style:family="text"/>
    <style:style style:name="T13_468" style:family="text"/>
    <style:style style:name="T13_469" style:family="text"/>
    <style:style style:name="T13_470" style:family="text"/>
    <style:style style:name="T13_471" style:family="text"/>
    <style:style style:name="T13_472" style:family="text"/>
    <style:style style:name="T13_473" style:family="text"/>
    <style:style style:name="T13_474" style:family="text"/>
    <style:style style:name="T13_475" style:family="text"/>
    <style:style style:name="T13_476" style:family="text"/>
    <style:style style:name="T13_477" style:family="text"/>
    <style:style style:name="T13_478" style:family="text"/>
    <style:style style:name="T13_479" style:family="text"/>
    <style:style style:name="T13_480" style:family="text"/>
    <style:style style:name="T13_481" style:family="text"/>
    <style:style style:name="T13_482" style:family="text"/>
    <style:style style:name="T13_483" style:family="text"/>
    <style:style style:name="T13_484" style:family="text"/>
    <style:style style:name="T13_485" style:family="text"/>
    <style:style style:name="T13_486" style:family="text"/>
    <style:style style:name="T13_487" style:family="text"/>
    <style:style style:name="T13_488" style:family="text"/>
    <style:style style:name="T13_489" style:family="text"/>
    <style:style style:name="T13_490" style:family="text"/>
    <style:style style:name="T13_491" style:family="text"/>
    <style:style style:name="T13_492" style:family="text"/>
    <style:style style:name="T13_493" style:family="text"/>
    <style:style style:name="T13_494" style:family="text"/>
    <style:style style:name="T13_495" style:family="text"/>
    <style:style style:name="T13_496" style:family="text"/>
    <style:style style:name="T13_497" style:family="text"/>
    <style:style style:name="T13_498" style:family="text"/>
    <style:style style:name="T13_499" style:family="text"/>
    <style:style style:name="T13_500" style:family="text"/>
    <style:style style:name="T13_501" style:family="text"/>
    <style:style style:name="T13_502" style:family="text"/>
    <style:style style:name="T13_503" style:family="text"/>
    <style:style style:name="T13_504" style:family="text"/>
    <style:style style:name="T13_505" style:family="text"/>
    <style:style style:name="T13_506" style:family="text"/>
    <style:style style:name="T13_507" style:family="text"/>
    <style:style style:name="T13_508" style:family="text"/>
    <style:style style:name="T13_509" style:family="text"/>
    <style:style style:name="T13_510" style:family="text"/>
    <style:style style:name="T13_511" style:family="text"/>
    <style:style style:name="T13_512" style:family="text"/>
    <style:style style:name="T13_513" style:family="text"/>
    <style:style style:name="T13_514" style:family="text"/>
    <style:style style:name="T13_515" style:family="text"/>
    <style:style style:name="T13_516" style:family="text"/>
    <style:style style:name="T13_517" style:family="text"/>
    <style:style style:name="T13_518" style:family="text"/>
    <style:style style:name="T13_519" style:family="text"/>
    <style:style style:name="T13_520" style:family="text"/>
    <style:style style:name="T13_521" style:family="text"/>
    <style:style style:name="T13_522" style:family="text"/>
    <style:style style:name="T13_523" style:family="text"/>
    <style:style style:name="T13_524" style:family="text"/>
    <style:style style:name="T13_525" style:family="text"/>
    <style:style style:name="T13_526" style:family="text"/>
    <style:style style:name="T13_527" style:family="text"/>
    <style:style style:name="T13_528" style:family="text"/>
    <style:style style:name="T13_529" style:family="text"/>
    <style:style style:name="T13_530" style:family="text"/>
    <style:style style:name="T13_531" style:family="text"/>
    <style:style style:name="T13_532" style:family="text"/>
    <style:style style:name="T13_533" style:family="text"/>
    <style:style style:name="T13_534" style:family="text"/>
    <style:style style:name="T13_535" style:family="text"/>
    <style:style style:name="T13_536" style:family="text"/>
    <style:style style:name="T13_537" style:family="text"/>
    <style:style style:name="T13_538" style:family="text"/>
    <style:style style:name="T13_539" style:family="text"/>
    <style:style style:name="T13_540" style:family="text"/>
    <style:style style:name="T13_541" style:family="text"/>
    <style:style style:name="T13_542" style:family="text"/>
    <style:style style:name="T13_543" style:family="text"/>
    <style:style style:name="T13_544" style:family="text"/>
    <style:style style:name="P14" style:family="paragraph" style:parent-style-name="Standard">
      <style:paragraph-properties fo:break-before="auto" fo:line-height="115%" fo:margin-bottom="0cm" style:writing-mode="lr-tb"/>
    </style:style>
    <style:style style:name="P15" style:family="paragraph" style:parent-style-name="Standard">
      <style:paragraph-properties fo:break-before="auto" fo:line-height="115%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>
      <style:text-properties fo:color="#0000ff" style:text-underline-style="solid" style:text-underline-color="font-color"/>
    </style:style>
    <style:style style:name="T15_131" style:family="text"/>
    <style:style style:name="T15_132" style:family="text">
      <style:text-properties fo:color="#0000ff" style:text-underline-style="solid" style:text-underline-color="font-color"/>
    </style:style>
    <style:style style:name="T15_133" style:family="text"/>
    <style:style style:name="T15_134" style:family="text">
      <style:text-properties fo:color="#0000ff" style:text-underline-style="solid" style:text-underline-color="font-color"/>
    </style:style>
    <style:style style:name="T15_135" style:family="text"/>
    <style:style style:name="T15_136" style:family="text">
      <style:text-properties fo:color="#0000ff" style:text-underline-style="solid" style:text-underline-color="font-color"/>
    </style:style>
    <style:style style:name="T15_137" style:family="text"/>
    <style:style style:name="T15_138" style:family="text">
      <style:text-properties fo:color="#0000ff" style:text-underline-style="solid" style:text-underline-color="font-color"/>
    </style:style>
    <style:style style:name="T15_139" style:family="text"/>
    <style:style style:name="T15_140" style:family="text">
      <style:text-properties fo:color="#0000ff" style:text-underline-style="solid" style:text-underline-color="font-color"/>
    </style:style>
    <style:style style:name="T15_141" style:family="text"/>
    <style:style style:name="T15_142" style:family="text">
      <style:text-properties fo:color="#0000ff" style:text-underline-style="solid" style:text-underline-color="font-color"/>
    </style:style>
    <style:style style:name="T15_143" style:family="text"/>
    <style:style style:name="T15_144" style:family="text">
      <style:text-properties fo:color="#0000ff" style:text-underline-style="solid" style:text-underline-color="font-color"/>
    </style:style>
    <style:style style:name="T15_145" style:family="text"/>
    <style:style style:name="T15_146" style:family="text">
      <style:text-properties fo:color="#0000ff" style:text-underline-style="solid" style:text-underline-color="font-color"/>
    </style:style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>
      <style:text-properties fo:color="#0000ff" style:text-underline-style="solid" style:text-underline-color="font-color"/>
    </style:style>
    <style:style style:name="T15_154" style:family="text"/>
    <style:style style:name="T15_155" style:family="text">
      <style:text-properties fo:color="#0000ff" style:text-underline-style="solid" style:text-underline-color="font-color"/>
    </style:style>
    <style:style style:name="T15_156" style:family="text"/>
    <style:style style:name="T15_157" style:family="text">
      <style:text-properties fo:color="#0000ff" style:text-underline-style="solid" style:text-underline-color="font-color"/>
    </style:style>
    <style:style style:name="T15_158" style:family="text"/>
    <style:style style:name="T15_159" style:family="text">
      <style:text-properties fo:color="#0000ff" style:text-underline-style="solid" style:text-underline-color="font-color"/>
    </style:style>
    <style:style style:name="T15_160" style:family="text"/>
    <style:style style:name="T15_161" style:family="text">
      <style:text-properties fo:color="#0000ff" style:text-underline-style="solid" style:text-underline-color="font-color"/>
    </style:style>
    <style:style style:name="T15_162" style:family="text"/>
    <style:style style:name="T15_163" style:family="text">
      <style:text-properties fo:color="#0000ff" style:text-underline-style="solid" style:text-underline-color="font-color"/>
    </style:style>
    <style:style style:name="T15_164" style:family="text"/>
    <style:style style:name="T15_165" style:family="text">
      <style:text-properties fo:color="#0000ff" style:text-underline-style="solid" style:text-underline-color="font-color"/>
    </style:style>
    <style:style style:name="T15_166" style:family="text"/>
    <style:style style:name="T15_167" style:family="text">
      <style:text-properties fo:color="#0000ff" style:text-underline-style="solid" style:text-underline-color="font-color"/>
    </style:style>
    <style:style style:name="T15_168" style:family="text"/>
    <style:style style:name="T15_169" style:family="text">
      <style:text-properties fo:color="#0000ff" style:text-underline-style="solid" style:text-underline-color="font-color"/>
    </style:style>
    <style:style style:name="T15_170" style:family="text"/>
    <style:style style:name="T15_171" style:family="text">
      <style:text-properties fo:color="#0000ff" style:text-underline-style="solid" style:text-underline-color="font-color"/>
    </style:style>
    <style:style style:name="T15_172" style:family="text"/>
    <style:style style:name="T15_173" style:family="text">
      <style:text-properties fo:color="#0000ff" style:text-underline-style="solid" style:text-underline-color="font-color"/>
    </style:style>
    <style:style style:name="T15_174" style:family="text"/>
    <style:style style:name="T15_175" style:family="text">
      <style:text-properties fo:color="#0000ff" style:text-underline-style="solid" style:text-underline-color="font-color"/>
    </style:style>
    <style:style style:name="T15_176" style:family="text"/>
    <style:style style:name="T15_177" style:family="text">
      <style:text-properties fo:color="#0000ff" style:text-underline-style="solid" style:text-underline-color="font-color"/>
    </style:style>
    <style:style style:name="T15_178" style:family="text"/>
    <style:style style:name="T15_179" style:family="text">
      <style:text-properties fo:color="#0000ff" style:text-underline-style="solid" style:text-underline-color="font-color"/>
    </style:style>
    <style:style style:name="T15_180" style:family="text"/>
    <style:style style:name="T15_181" style:family="text">
      <style:text-properties fo:color="#0000ff" style:text-underline-style="solid" style:text-underline-color="font-color"/>
    </style:style>
    <style:style style:name="T15_182" style:family="text"/>
    <style:style style:name="T15_183" style:family="text">
      <style:text-properties fo:color="#0000ff" style:text-underline-style="solid" style:text-underline-color="font-color"/>
    </style:style>
    <style:style style:name="T15_184" style:family="text"/>
    <style:style style:name="T15_185" style:family="text">
      <style:text-properties fo:color="#0000ff" style:text-underline-style="solid" style:text-underline-color="font-color"/>
    </style:style>
    <style:style style:name="T15_186" style:family="text"/>
    <style:style style:name="T15_187" style:family="text">
      <style:text-properties fo:color="#0000ff" style:text-underline-style="solid" style:text-underline-color="font-color"/>
    </style:style>
    <style:style style:name="T15_188" style:family="text"/>
    <style:style style:name="T15_189" style:family="text">
      <style:text-properties fo:color="#0000ff" style:text-underline-style="solid" style:text-underline-color="font-color"/>
    </style:style>
    <style:style style:name="T15_190" style:family="text"/>
    <style:style style:name="T15_191" style:family="text"/>
    <style:style style:name="T15_192" style:family="text"/>
    <style:style style:name="T15_193" style:family="text"/>
    <style:style style:name="T15_194" style:family="text"/>
    <style:style style:name="T15_195" style:family="text"/>
    <style:style style:name="T15_196" style:family="text"/>
    <style:style style:name="T15_197" style:family="text"/>
    <style:style style:name="T15_198" style:family="text"/>
    <style:style style:name="T15_199" style:family="text"/>
    <style:style style:name="T15_200" style:family="text"/>
    <style:style style:name="T15_201" style:family="text"/>
    <style:style style:name="T15_202" style:family="text"/>
    <style:style style:name="T15_203" style:family="text"/>
    <style:style style:name="T15_204" style:family="text"/>
    <style:style style:name="T15_205" style:family="text"/>
    <style:style style:name="T15_206" style:family="text"/>
    <style:style style:name="T15_207" style:family="text"/>
    <style:style style:name="T15_208" style:family="text"/>
    <style:style style:name="T15_209" style:family="text"/>
    <style:style style:name="T15_210" style:family="text"/>
    <style:style style:name="T15_211" style:family="text"/>
    <style:style style:name="T15_212" style:family="text"/>
    <style:style style:name="T15_213" style:family="text"/>
    <style:style style:name="T15_214" style:family="text"/>
    <style:style style:name="T15_215" style:family="text"/>
    <style:style style:name="T15_216" style:family="text"/>
    <style:style style:name="T15_217" style:family="text"/>
    <style:style style:name="T15_218" style:family="text"/>
    <style:style style:name="T15_219" style:family="text"/>
    <style:style style:name="T15_220" style:family="text"/>
    <style:style style:name="T15_221" style:family="text"/>
    <style:style style:name="T15_222" style:family="text"/>
    <style:style style:name="T15_223" style:family="text"/>
    <style:style style:name="T15_224" style:family="text"/>
    <style:style style:name="T15_225" style:family="text"/>
    <style:style style:name="T15_226" style:family="text"/>
    <style:style style:name="T15_227" style:family="text"/>
    <style:style style:name="T15_228" style:family="text"/>
    <style:style style:name="T15_229" style:family="text"/>
    <style:style style:name="T15_230" style:family="text"/>
    <style:style style:name="T15_231" style:family="text"/>
    <style:style style:name="T15_232" style:family="text"/>
    <style:style style:name="T15_233" style:family="text"/>
    <style:style style:name="T15_234" style:family="text"/>
    <style:style style:name="T15_235" style:family="text"/>
    <style:style style:name="T15_236" style:family="text"/>
    <style:style style:name="T15_237" style:family="text"/>
    <style:style style:name="T15_238" style:family="text"/>
    <style:style style:name="T15_239" style:family="text"/>
    <style:style style:name="T15_240" style:family="text"/>
    <style:style style:name="T15_241" style:family="text"/>
    <style:style style:name="T15_242" style:family="text"/>
    <style:style style:name="T15_243" style:family="text"/>
    <style:style style:name="T15_244" style:family="text"/>
    <style:style style:name="T15_245" style:family="text"/>
    <style:style style:name="T15_246" style:family="text"/>
    <style:style style:name="T15_247" style:family="text"/>
    <style:style style:name="T15_248" style:family="text"/>
    <style:style style:name="T15_249" style:family="text"/>
    <style:style style:name="T15_250" style:family="text"/>
    <style:style style:name="T15_251" style:family="text"/>
    <style:style style:name="T15_252" style:family="text"/>
    <style:style style:name="T15_253" style:family="text"/>
    <style:style style:name="T15_254" style:family="text"/>
    <style:style style:name="T15_255" style:family="text"/>
    <style:style style:name="T15_256" style:family="text"/>
    <style:style style:name="T15_257" style:family="text"/>
    <style:style style:name="T15_258" style:family="text"/>
    <style:style style:name="T15_259" style:family="text"/>
    <style:style style:name="T15_260" style:family="text"/>
    <style:style style:name="T15_261" style:family="text"/>
    <style:style style:name="T15_262" style:family="text"/>
    <style:style style:name="T15_263" style:family="text"/>
    <style:style style:name="T15_264" style:family="text"/>
    <style:style style:name="T15_265" style:family="text"/>
    <style:style style:name="T15_266" style:family="text"/>
    <style:style style:name="T15_267" style:family="text"/>
    <style:style style:name="T15_268" style:family="text"/>
    <style:style style:name="T15_269" style:family="text"/>
    <style:style style:name="T15_270" style:family="text"/>
    <style:style style:name="T15_271" style:family="text"/>
    <style:style style:name="T15_272" style:family="text"/>
    <style:style style:name="T15_273" style:family="text"/>
    <style:style style:name="T15_274" style:family="text"/>
    <style:style style:name="T15_275" style:family="text"/>
    <style:style style:name="T15_276" style:family="text"/>
    <style:style style:name="T15_277" style:family="text"/>
    <style:style style:name="T15_278" style:family="text"/>
    <style:style style:name="T15_279" style:family="text"/>
    <style:style style:name="T15_280" style:family="text"/>
    <style:style style:name="T15_281" style:family="text"/>
    <style:style style:name="T15_282" style:family="text"/>
    <style:style style:name="T15_283" style:family="text"/>
    <style:style style:name="T15_284" style:family="text"/>
    <style:style style:name="T15_285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3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9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 style:parent-style-name="Standard"/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5" style:family="text" style:parent-style-name="Standard"/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</office:automatic-styles>
  <office:body>
    <office:text>
      <text:p text:style-name="P1"><text:span text:style-name="T1_1">Raz</text:span><text:span text:style-name="T1_2"><text:s/></text:span><text:span text:style-name="T1_3">jeszcze</text:span><text:span text:style-name="T1_4"><text:s/></text:span><text:span text:style-name="T1_5">ruszamy</text:span><text:span text:style-name="T1_6"><text:s/></text:span><text:span text:style-name="T1_7">z</text:span><text:span text:style-name="T1_8"><text:s/></text:span><text:span text:style-name="T1_9">łopatą</text:span><text:span text:style-name="T1_10">,<text:s/></text:span><text:span text:style-name="T1_11">by</text:span><text:span text:style-name="T1_12"><text:s/></text:span><text:span text:style-name="T1_13">wykopać</text:span><text:span text:style-name="T1_14"><text:s/></text:span><text:span text:style-name="T1_15">z</text:span><text:span text:style-name="T1_16"><text:s/></text:span><text:span text:style-name="T1_17">mroków</text:span><text:span text:style-name="T1_18"><text:s/></text:span><text:span text:style-name="T1_19">przeszłości</text:span><text:span text:style-name="T1_20"><text:s/></text:span><text:span text:style-name="T1_21">bardziej</text:span><text:span text:style-name="T1_22"><text:s/></text:span><text:span text:style-name="T1_23">i</text:span><text:span text:style-name="T1_24"><text:s/></text:span><text:span text:style-name="T1_25">mniej</text:span><text:span text:style-name="T1_26"><text:s/></text:span><text:span text:style-name="T1_27">znane</text:span><text:span text:style-name="T1_28"><text:s/></text:span><text:span text:style-name="T1_29">fandomowe</text:span><text:span text:style-name="T1_30"><text:s/></text:span><text:span text:style-name="T1_31">przeboje</text:span><text:span text:style-name="T1_32"><text:s/></text:span><text:span text:style-name="T1_33">audiowizualne</text:span><text:span text:style-name="T1_34">.</text:span></text:p>
      <text:p text:style-name="P2"/>
      <text:p text:style-name="P3"><text:span text:style-name="T3_1">Tym</text:span><text:span text:style-name="T3_2"><text:s/></text:span><text:span text:style-name="T3_3">razem</text:span><text:span text:style-name="T3_4">,<text:s/></text:span><text:span text:style-name="T3_5">w</text:span><text:span text:style-name="T3_6"><text:s/></text:span><text:span text:style-name="T3_7">przeciwieństwie</text:span><text:span text:style-name="T3_8"><text:s/></text:span><text:span text:style-name="T3_9">do</text:span><text:span text:style-name="T3_10"><text:s/></text:span><text:span text:style-name="T3_11">poprzednich</text:span><text:span text:style-name="T3_12"><text:s/></text:span><text:span text:style-name="T3_13">części</text:span><text:span text:style-name="T3_14">,<text:s/></text:span><text:span text:style-name="T3_15">postanowiłem</text:span><text:span text:style-name="T3_16"><text:s/></text:span><text:span text:style-name="T3_17">skupić</text:span><text:span text:style-name="T3_18"><text:s/></text:span><text:span text:style-name="T3_19">się</text:span><text:span text:style-name="T3_20"><text:s/></text:span><text:span text:style-name="T3_21">na</text:span><text:span text:style-name="T3_22"><text:s/></text:span><text:span text:style-name="T3_23">jednej</text:span><text:span text:style-name="T3_24"><text:s/></text:span><text:span text:style-name="T3_25">osobie</text:span><text:span text:style-name="T3_26">,<text:s/></text:span><text:span text:style-name="T3_27">która</text:span><text:span text:style-name="T3_28"><text:s/></text:span><text:span text:style-name="T3_29">ubarwiła</text:span><text:span text:style-name="T3_30"><text:s/></text:span><text:span text:style-name="T3_31">fandomową</text:span><text:span text:style-name="T3_32"><text:s/></text:span><text:span text:style-name="T3_33">scenę</text:span><text:span text:style-name="T3_34"><text:s/></text:span><text:span text:style-name="T3_35">muzyczną</text:span><text:span text:style-name="T3_36"><text:s/></text:span><text:span text:style-name="T3_37">kilkoma</text:span><text:span text:style-name="T3_38"><text:s/></text:span><text:span text:style-name="T3_39">świetnymi</text:span><text:span text:style-name="T3_40"><text:s/></text:span><text:span text:style-name="T3_41">przeróbkami</text:span><text:span text:style-name="T3_42"><text:s/>–<text:s/></text:span><text:span text:style-name="T3_43">mowa</text:span><text:span text:style-name="T3_44"><text:s/></text:span><text:span text:style-name="T3_45">o</text:span><text:span text:style-name="T3_46"><text:s/></text:span><text:span text:style-name="T3_47">puccagarukiss</text:span><text:span text:style-name="T3_48">.<text:s/></text:span><text:span text:style-name="T3_49">Rzeczona</text:span><text:span text:style-name="T3_50"><text:s/></text:span><text:span text:style-name="T3_51">osoba</text:span><text:span text:style-name="T3_52"><text:s/></text:span><text:span text:style-name="T3_53">wykorzystała</text:span><text:span text:style-name="T3_54"><text:s/></text:span><text:span text:style-name="T3_55">komiksy</text:span><text:span text:style-name="T3_56"><text:s/></text:span><text:span text:style-name="T3_57">stworzone</text:span><text:span text:style-name="T3_58"><text:s/></text:span><text:span text:style-name="T3_59">przez</text:span><text:span text:style-name="T3_60"><text:s/></text:span><text:span text:style-name="T3_61">rysownika</text:span><text:span text:style-name="T3_62"><text:s/></text:span><text:span text:style-name="T3_63">kryjącego</text:span><text:span text:style-name="T3_64"><text:s/></text:span><text:span text:style-name="T3_65">się</text:span><text:span text:style-name="T3_66"><text:s/></text:span><text:span text:style-name="T3_67">pod</text:span><text:span text:style-name="T3_68"><text:s/></text:span><text:span text:style-name="T3_69">nickiem</text:span><text:span text:style-name="T3_70"><text:s/></text:span><text:span text:style-name="T3_71"><text:a xlink:type="simple" xlink:href="http://unoservix.deviantart.com/"><text:span text:style-name="T3_72">unoservix</text:span></text:a></text:span><text:span text:style-name="T3_73"><text:s/>–<text:s/></text:span><text:span text:style-name="T3_74">choć</text:span><text:span text:style-name="T3_75"><text:s/></text:span><text:span text:style-name="T3_76">użyta</text:span><text:span text:style-name="T3_77"><text:s/></text:span><text:span text:style-name="T3_78">w</text:span><text:span text:style-name="T3_79"><text:s/></text:span><text:span text:style-name="T3_80">nich</text:span><text:span text:style-name="T3_81"><text:s/></text:span><text:span text:style-name="T3_82">kreska</text:span><text:span text:style-name="T3_83"><text:s/></text:span><text:span text:style-name="T3_84">jest</text:span><text:span text:style-name="T3_85"><text:s/></text:span><text:span text:style-name="T3_86">dosyć</text:span><text:span text:style-name="T3_87">…<text:s/></text:span><text:span text:style-name="T3_88">specyficzna</text:span><text:span text:style-name="T3_89">,<text:s/></text:span><text:span text:style-name="T3_90">to</text:span><text:span text:style-name="T3_91"><text:s/></text:span><text:span text:style-name="T3_92">może</text:span><text:span text:style-name="T3_93"><text:s/></text:span><text:span text:style-name="T3_94">się</text:span><text:span text:style-name="T3_95"><text:s/></text:span><text:span text:style-name="T3_96">podobać</text:span><text:span text:style-name="T3_97">,<text:s/></text:span><text:span text:style-name="T3_98">ale</text:span><text:span text:style-name="T3_99"><text:s/></text:span><text:span text:style-name="T3_100">i</text:span><text:span text:style-name="T3_101"><text:s/></text:span><text:span text:style-name="T3_102">tak</text:span><text:span text:style-name="T3_103"><text:s/></text:span><text:span text:style-name="T3_104">najważniejsza</text:span><text:span text:style-name="T3_105"><text:s/></text:span><text:span text:style-name="T3_106">jest</text:span><text:span text:style-name="T3_107"><text:s/></text:span><text:span text:style-name="T3_108">ich</text:span><text:span text:style-name="T3_109"><text:s/></text:span><text:span text:style-name="T3_110">treść</text:span><text:span text:style-name="T3_111">,<text:s/></text:span><text:span text:style-name="T3_112">gdyż</text:span><text:span text:style-name="T3_113"><text:s/></text:span><text:span text:style-name="T3_114">są</text:span><text:span text:style-name="T3_115"><text:s/></text:span><text:span text:style-name="T3_116">to</text:span><text:span text:style-name="T3_117"><text:s/></text:span><text:span text:style-name="T3_118">sponifikowane</text:span><text:span text:style-name="T3_119"><text:s/></text:span><text:span text:style-name="T3_120">wersje</text:span><text:span text:style-name="T3_121"><text:s/></text:span><text:span text:style-name="T3_122">utworów</text:span><text:span text:style-name="T3_123"><text:s/></text:span><text:span text:style-name="T3_124">znanych</text:span><text:span text:style-name="T3_125"><text:s/></text:span><text:span text:style-name="T3_126">z</text:span><text:span text:style-name="T3_127"><text:s/></text:span><text:span text:style-name="T3_128">przeróżnych</text:span><text:span text:style-name="T3_129"><text:s/></text:span><text:span text:style-name="T3_130">bajek</text:span><text:span text:style-name="T3_131"><text:s/></text:span><text:span text:style-name="T3_132">i</text:span><text:span text:style-name="T3_133"><text:s/></text:span><text:span text:style-name="T3_134">innych</text:span><text:span text:style-name="T3_135"><text:s/></text:span><text:span text:style-name="T3_136">źródeł</text:span><text:span text:style-name="T3_137">.<text:s/></text:span><text:span text:style-name="T3_138">Puccagarukiss</text:span><text:span text:style-name="T3_139"><text:s/></text:span><text:span text:style-name="T3_140">wybrała</text:span><text:span text:style-name="T3_141"><text:s/></text:span><text:span text:style-name="T3_142">kilka</text:span><text:span text:style-name="T3_143"><text:s/></text:span><text:span text:style-name="T3_144">z</text:span><text:span text:style-name="T3_145"><text:s/></text:span><text:span text:style-name="T3_146">nich</text:span><text:span text:style-name="T3_147"><text:s/></text:span><text:span text:style-name="T3_148">i</text:span><text:span text:style-name="T3_149"><text:s/></text:span><text:span text:style-name="T3_150">sama</text:span><text:span text:style-name="T3_151"><text:s/></text:span><text:span text:style-name="T3_152">lub</text:span><text:span text:style-name="T3_153"><text:s/></text:span><text:span text:style-name="T3_154">we</text:span><text:span text:style-name="T3_155"><text:s/></text:span><text:span text:style-name="T3_156">współpracy</text:span><text:span text:style-name="T3_157"><text:s/></text:span><text:span text:style-name="T3_158">z</text:span><text:span text:style-name="T3_159"><text:s/></text:span><text:span text:style-name="T3_160">innymi</text:span><text:span text:style-name="T3_161"><text:s/></text:span><text:span text:style-name="T3_162">piosenkarzami</text:span><text:span text:style-name="T3_163"><text:s/></text:span><text:span text:style-name="T3_164">stworzyła</text:span><text:span text:style-name="T3_165"><text:s/></text:span><text:span text:style-name="T3_166">ich</text:span><text:span text:style-name="T3_167"><text:s/></text:span><text:span text:style-name="T3_168">wersje</text:span><text:span text:style-name="T3_169"><text:s/></text:span><text:span text:style-name="T3_170">śpiewane</text:span><text:span text:style-name="T3_171"><text:s/>–<text:s/></text:span><text:span text:style-name="T3_172">i</text:span><text:span text:style-name="T3_173"><text:s/></text:span><text:span text:style-name="T3_174">to</text:span><text:span text:style-name="T3_175"><text:s/></text:span><text:span text:style-name="T3_176">z</text:span><text:span text:style-name="T3_177"><text:s/></text:span><text:span text:style-name="T3_178">doskonałym</text:span><text:span text:style-name="T3_179"><text:s/></text:span><text:span text:style-name="T3_180">efektem</text:span><text:span text:style-name="T3_181">.</text:span></text:p>
      <text:p text:style-name="P4"/>
      <text:p text:style-name="P5"><text:span text:style-name="T5_1">Skoro</text:span><text:span text:style-name="T5_2"><text:s/></text:span><text:span text:style-name="T5_3">tym</text:span><text:span text:style-name="T5_4"><text:s/></text:span><text:span text:style-name="T5_5">razem</text:span><text:span text:style-name="T5_6"><text:s/></text:span><text:span text:style-name="T5_7">mamy</text:span><text:span text:style-name="T5_8"><text:s/></text:span><text:span text:style-name="T5_9">jedną</text:span><text:span text:style-name="T5_10"><text:s/></text:span><text:span text:style-name="T5_11">bohaterkę</text:span><text:span text:style-name="T5_12"><text:s/></text:span><text:span text:style-name="T5_13">artykułu</text:span><text:span text:style-name="T5_14">,<text:s/></text:span><text:span text:style-name="T5_15">to</text:span><text:span text:style-name="T5_16"><text:s/></text:span><text:span text:style-name="T5_17">postanowiłem</text:span><text:span text:style-name="T5_18"><text:s/></text:span><text:span text:style-name="T5_19">spróbować</text:span><text:span text:style-name="T5_20"><text:s/></text:span><text:span text:style-name="T5_21">odejść</text:span><text:span text:style-name="T5_22"><text:s/></text:span><text:span text:style-name="T5_23">od</text:span><text:span text:style-name="T5_24"><text:s/></text:span><text:span text:style-name="T5_25">dosyć</text:span><text:span text:style-name="T5_26"><text:s/></text:span><text:span text:style-name="T5_27">oklepanego</text:span><text:span text:style-name="T5_28"><text:s/></text:span><text:span text:style-name="T5_29">schematu</text:span><text:span text:style-name="T5_30"><text:s/>„</text:span><text:span text:style-name="T5_31">utwór</text:span><text:span text:style-name="T5_32">-</text:span><text:span text:style-name="T5_33">opis</text:span><text:span text:style-name="T5_34">-</text:span><text:span text:style-name="T5_35">przerwa</text:span><text:span text:style-name="T5_36">-</text:span><text:span text:style-name="T5_37">powtórz</text:span><text:span text:style-name="T5_38">”<text:s/></text:span><text:span text:style-name="T5_39">przy</text:span><text:span text:style-name="T5_40"><text:s/></text:span><text:span text:style-name="T5_41">ich</text:span><text:span text:style-name="T5_42"><text:s/></text:span><text:span text:style-name="T5_43">opisywaniu</text:span><text:span text:style-name="T5_44">.<text:s/></text:span><text:span text:style-name="T5_45">Naturalnie</text:span><text:span text:style-name="T5_46"><text:s/></text:span><text:span text:style-name="T5_47">nie</text:span><text:span text:style-name="T5_48"><text:s/></text:span><text:span text:style-name="T5_49">do</text:span><text:span text:style-name="T5_50"><text:s/></text:span><text:span text:style-name="T5_51">końca</text:span><text:span text:style-name="T5_52">,<text:s/></text:span><text:span text:style-name="T5_53">bo</text:span><text:span text:style-name="T5_54"><text:s/></text:span><text:span text:style-name="T5_55">bez</text:span><text:span text:style-name="T5_56"><text:s/></text:span><text:span text:style-name="T5_57">pewnego</text:span><text:span text:style-name="T5_58"><text:s/></text:span><text:span text:style-name="T5_59">ich</text:span><text:span text:style-name="T5_60"><text:s/></text:span><text:span text:style-name="T5_61">przybliżenia</text:span><text:span text:style-name="T5_62"><text:s/></text:span><text:span text:style-name="T5_63">cały</text:span><text:span text:style-name="T5_64"><text:s/></text:span><text:span text:style-name="T5_65">sens</text:span><text:span text:style-name="T5_66"><text:s/></text:span><text:span text:style-name="T5_67">tego</text:span><text:span text:style-name="T5_68"><text:s/></text:span><text:span text:style-name="T5_69">pisania</text:span><text:span text:style-name="T5_70"><text:s/></text:span><text:span text:style-name="T5_71">zniknąłby</text:span><text:span text:style-name="T5_72"><text:s/></text:span><text:span text:style-name="T5_73">jak</text:span><text:span text:style-name="T5_74"><text:s/></text:span><text:span text:style-name="T5_75">sen</text:span><text:span text:style-name="T5_76"><text:s/></text:span><text:span text:style-name="T5_77">złoty</text:span><text:span text:style-name="T5_78">,<text:s/></text:span><text:span text:style-name="T5_79">ale</text:span><text:span text:style-name="T5_80">,<text:s/></text:span><text:span text:style-name="T5_81">jak</text:span><text:span text:style-name="T5_82"><text:s/></text:span><text:span text:style-name="T5_83">pewnie</text:span><text:span text:style-name="T5_84"><text:s/></text:span><text:span text:style-name="T5_85">już</text:span><text:span text:style-name="T5_86"><text:s/></text:span><text:span text:style-name="T5_87">zauważyliście</text:span><text:span text:style-name="T5_88">,<text:s/></text:span><text:span text:style-name="T5_89">forma</text:span><text:span text:style-name="T5_90"><text:s/></text:span><text:span text:style-name="T5_91">jest</text:span><text:span text:style-name="T5_92"><text:s/></text:span><text:span text:style-name="T5_93">nieco</text:span><text:span text:style-name="T5_94">...<text:s/></text:span><text:span text:style-name="T5_95">płynniejsza</text:span><text:span text:style-name="T5_96">.</text:span></text:p>
      <text:p text:style-name="P6"/>
      <text:p text:style-name="P7"><text:span text:style-name="T7_1">W</text:span><text:span text:style-name="T7_2"><text:s/></text:span><text:span text:style-name="T7_3">każdym</text:span><text:span text:style-name="T7_4"><text:s/></text:span><text:span text:style-name="T7_5">razie</text:span><text:span text:style-name="T7_6"><text:s/></text:span><text:span text:style-name="T7_7">dosyć</text:span><text:span text:style-name="T7_8"><text:s/></text:span><text:span text:style-name="T7_9">tych</text:span><text:span text:style-name="T7_10"><text:s/></text:span><text:span text:style-name="T7_11">prywatnych</text:span><text:span text:style-name="T7_12"><text:s/></text:span><text:span text:style-name="T7_13">rozważań</text:span><text:span text:style-name="T7_14"><text:s/></text:span><text:span text:style-name="T7_15">autora</text:span><text:span text:style-name="T7_16">,<text:s/></text:span><text:span text:style-name="T7_17">czas</text:span><text:span text:style-name="T7_18"><text:s/></text:span><text:span text:style-name="T7_19">zabrać</text:span><text:span text:style-name="T7_20"><text:s/></text:span><text:span text:style-name="T7_21">się</text:span><text:span text:style-name="T7_22"><text:s/></text:span><text:span text:style-name="T7_23">za</text:span><text:span text:style-name="T7_24"><text:s/></text:span><text:span text:style-name="T7_25">właściwą</text:span><text:span text:style-name="T7_26"><text:s/></text:span><text:span text:style-name="T7_27">część</text:span><text:span text:style-name="T7_28">,<text:s/></text:span><text:span text:style-name="T7_29">poczynając</text:span><text:span text:style-name="T7_30"><text:s/></text:span><text:span text:style-name="T7_31">od</text:span><text:span text:style-name="T7_32"><text:s/></text:span><text:span text:style-name="T7_33">utworu</text:span><text:span text:style-name="T7_34"><text:s/></text:span><text:span text:style-name="T7_35"><text:a xlink:type="simple" xlink:href="https://www.youtube.com/watch?v=v4K1Y8gQEQs"><text:span text:style-name="T7_36">„</text:span></text:a></text:span><text:span text:style-name="T7_37"><text:a xlink:type="simple" xlink:href="https://www.youtube.com/watch?v=v4K1Y8gQEQs"><text:span text:style-name="T7_38">Trixie</text:span></text:a></text:span><text:span text:style-name="T7_39"><text:a xlink:type="simple" xlink:href="https://www.youtube.com/watch?v=v4K1Y8gQEQs"><text:span text:style-name="T7_40"><text:s/>–<text:s/></text:span></text:a></text:span><text:span text:style-name="T7_41"><text:a xlink:type="simple" xlink:href="https://www.youtube.com/watch?v=v4K1Y8gQEQs"><text:span text:style-name="T7_42">You</text:span></text:a></text:span><text:span text:style-name="T7_43"><text:a xlink:type="simple" xlink:href="https://www.youtube.com/watch?v=v4K1Y8gQEQs"><text:span text:style-name="T7_44">’</text:span></text:a></text:span><text:span text:style-name="T7_45"><text:a xlink:type="simple" xlink:href="https://www.youtube.com/watch?v=v4K1Y8gQEQs"><text:span text:style-name="T7_46">re</text:span></text:a></text:span><text:span text:style-name="T7_47"><text:a xlink:type="simple" xlink:href="https://www.youtube.com/watch?v=v4K1Y8gQEQs"><text:span text:style-name="T7_48"><text:s/></text:span></text:a></text:span><text:span text:style-name="T7_49"><text:a xlink:type="simple" xlink:href="https://www.youtube.com/watch?v=v4K1Y8gQEQs"><text:span text:style-name="T7_50">Only</text:span></text:a></text:span><text:span text:style-name="T7_51"><text:a xlink:type="simple" xlink:href="https://www.youtube.com/watch?v=v4K1Y8gQEQs"><text:span text:style-name="T7_52"><text:s/></text:span></text:a></text:span><text:span text:style-name="T7_53"><text:a xlink:type="simple" xlink:href="https://www.youtube.com/watch?v=v4K1Y8gQEQs"><text:span text:style-name="T7_54">Second</text:span></text:a></text:span><text:span text:style-name="T7_55"><text:a xlink:type="simple" xlink:href="https://www.youtube.com/watch?v=v4K1Y8gQEQs"><text:span text:style-name="T7_56"><text:s/></text:span></text:a></text:span><text:span text:style-name="T7_57"><text:a xlink:type="simple" xlink:href="https://www.youtube.com/watch?v=v4K1Y8gQEQs"><text:span text:style-name="T7_58">Rate</text:span></text:a></text:span><text:span text:style-name="T7_59"><text:a xlink:type="simple" xlink:href="https://www.youtube.com/watch?v=v4K1Y8gQEQs"><text:span text:style-name="T7_60">”</text:span></text:a></text:span><text:span text:style-name="T7_61"><text:s text:c="2"/>(</text:span><text:span text:style-name="T7_62">Tu</text:span><text:span text:style-name="T7_63"><text:s/></text:span><text:span text:style-name="T7_64">można</text:span><text:span text:style-name="T7_65"><text:s/></text:span><text:span text:style-name="T7_66">dać</text:span><text:span text:style-name="T7_67"><text:s/></text:span><text:span text:style-name="T7_68">obrazek</text:span><text:span text:style-name="T7_69">.<text:s/></text:span><text:span text:style-name="T7_70">Źródło</text:span><text:span text:style-name="T7_71"><text:s/>–<text:s/></text:span><text:span text:style-name="T7_72"><text:a xlink:type="simple" xlink:href="https://www.youtube.com/watch?v=v4K1Y8gQEQs"><text:span text:style-name="T7_73">https</text:span></text:a></text:span><text:span text:style-name="T7_74"><text:a xlink:type="simple" xlink:href="https://www.youtube.com/watch?v=v4K1Y8gQEQs"><text:span text:style-name="T7_75">://</text:span></text:a></text:span><text:span text:style-name="T7_76"><text:a xlink:type="simple" xlink:href="https://www.youtube.com/watch?v=v4K1Y8gQEQs"><text:span text:style-name="T7_77">www</text:span></text:a></text:span><text:span text:style-name="T7_78"><text:a xlink:type="simple" xlink:href="https://www.youtube.com/watch?v=v4K1Y8gQEQs"><text:span text:style-name="T7_79">.</text:span></text:a></text:span><text:span text:style-name="T7_80"><text:a xlink:type="simple" xlink:href="https://www.youtube.com/watch?v=v4K1Y8gQEQs"><text:span text:style-name="T7_81">youtube</text:span></text:a></text:span><text:span text:style-name="T7_82"><text:a xlink:type="simple" xlink:href="https://www.youtube.com/watch?v=v4K1Y8gQEQs"><text:span text:style-name="T7_83">.</text:span></text:a></text:span><text:span text:style-name="T7_84"><text:a xlink:type="simple" xlink:href="https://www.youtube.com/watch?v=v4K1Y8gQEQs"><text:span text:style-name="T7_85">com</text:span></text:a></text:span><text:span text:style-name="T7_86"><text:a xlink:type="simple" xlink:href="https://www.youtube.com/watch?v=v4K1Y8gQEQs"><text:span text:style-name="T7_87">/</text:span></text:a></text:span><text:span text:style-name="T7_88"><text:a xlink:type="simple" xlink:href="https://www.youtube.com/watch?v=v4K1Y8gQEQs"><text:span text:style-name="T7_89">watch</text:span></text:a></text:span><text:span text:style-name="T7_90"><text:a xlink:type="simple" xlink:href="https://www.youtube.com/watch?v=v4K1Y8gQEQs"><text:span text:style-name="T7_91">?</text:span></text:a></text:span><text:span text:style-name="T7_92"><text:a xlink:type="simple" xlink:href="https://www.youtube.com/watch?v=v4K1Y8gQEQs"><text:span text:style-name="T7_93">v</text:span></text:a></text:span><text:span text:style-name="T7_94"><text:a xlink:type="simple" xlink:href="https://www.youtube.com/watch?v=v4K1Y8gQEQs"><text:span text:style-name="T7_95">=</text:span></text:a></text:span><text:span text:style-name="T7_96"><text:a xlink:type="simple" xlink:href="https://www.youtube.com/watch?v=v4K1Y8gQEQs"><text:span text:style-name="T7_97">v</text:span></text:a></text:span><text:span text:style-name="T7_98"><text:a xlink:type="simple" xlink:href="https://www.youtube.com/watch?v=v4K1Y8gQEQs"><text:span text:style-name="T7_99">4</text:span></text:a></text:span><text:span text:style-name="T7_100"><text:a xlink:type="simple" xlink:href="https://www.youtube.com/watch?v=v4K1Y8gQEQs"><text:span text:style-name="T7_101">K</text:span></text:a></text:span><text:span text:style-name="T7_102"><text:a xlink:type="simple" xlink:href="https://www.youtube.com/watch?v=v4K1Y8gQEQs"><text:span text:style-name="T7_103">1</text:span></text:a></text:span><text:span text:style-name="T7_104"><text:a xlink:type="simple" xlink:href="https://www.youtube.com/watch?v=v4K1Y8gQEQs"><text:span text:style-name="T7_105">Y</text:span></text:a></text:span><text:span text:style-name="T7_106"><text:a xlink:type="simple" xlink:href="https://www.youtube.com/watch?v=v4K1Y8gQEQs"><text:span text:style-name="T7_107">8</text:span></text:a></text:span><text:span text:style-name="T7_108"><text:a xlink:type="simple" xlink:href="https://www.youtube.com/watch?v=v4K1Y8gQEQs"><text:span text:style-name="T7_109">gQEQs</text:span></text:a></text:span><text:span text:style-name="T7_110">).<text:s/></text:span><text:span text:style-name="T7_111">Dlaczego</text:span><text:span text:style-name="T7_112"><text:s/></text:span><text:span text:style-name="T7_113">właśnie</text:span><text:span text:style-name="T7_114"><text:s/></text:span><text:span text:style-name="T7_115">od</text:span><text:span text:style-name="T7_116"><text:s/></text:span><text:span text:style-name="T7_117">niego</text:span><text:span text:style-name="T7_118">,<text:s/></text:span><text:span text:style-name="T7_119">skoro</text:span><text:span text:style-name="T7_120"><text:s/></text:span><text:span text:style-name="T7_121">nie</text:span><text:span text:style-name="T7_122"><text:s/></text:span><text:span text:style-name="T7_123">został</text:span><text:span text:style-name="T7_124"><text:s/></text:span><text:span text:style-name="T7_125">opublikowany</text:span><text:span text:style-name="T7_126"><text:s/></text:span><text:span text:style-name="T7_127">jako</text:span><text:span text:style-name="T7_128"><text:s/></text:span><text:span text:style-name="T7_129">pierwszy</text:span><text:span text:style-name="T7_130">?<text:s/></text:span><text:span text:style-name="T7_131">Wyjaśnienie</text:span><text:span text:style-name="T7_132"><text:s/></text:span><text:span text:style-name="T7_133">jest</text:span><text:span text:style-name="T7_134"><text:s/></text:span><text:span text:style-name="T7_135">całkiem</text:span><text:span text:style-name="T7_136"><text:s/></text:span><text:span text:style-name="T7_137">proste</text:span><text:span text:style-name="T7_138">,<text:s/></text:span><text:span text:style-name="T7_139">prozaiczne</text:span><text:span text:style-name="T7_140"><text:s/></text:span><text:span text:style-name="T7_141">i</text:span><text:span text:style-name="T7_142"><text:s/></text:span><text:span text:style-name="T7_143">zgodne</text:span><text:span text:style-name="T7_144"><text:s/></text:span><text:span text:style-name="T7_145">z</text:span><text:span text:style-name="T7_146"><text:s/></text:span><text:span text:style-name="T7_147">moim</text:span><text:span text:style-name="T7_148"><text:s/></text:span><text:span text:style-name="T7_149">mocno</text:span><text:span text:style-name="T7_150"><text:s/></text:span><text:span text:style-name="T7_151">subiektywnym</text:span><text:span text:style-name="T7_152"><text:s/></text:span><text:span text:style-name="T7_153">podejściem</text:span><text:span text:style-name="T7_154"><text:s/></text:span><text:span text:style-name="T7_155">do</text:span><text:span text:style-name="T7_156"><text:s/></text:span><text:span text:style-name="T7_157">pisania</text:span><text:span text:style-name="T7_158"><text:s/></text:span><text:span text:style-name="T7_159">tych</text:span><text:span text:style-name="T7_160"><text:s/></text:span><text:span text:style-name="T7_161">artykułów</text:span><text:span text:style-name="T7_162"><text:s/>–<text:s/></text:span><text:span text:style-name="T7_163">ze</text:span><text:span text:style-name="T7_164"><text:s/></text:span><text:span text:style-name="T7_165">wszystkich</text:span><text:span text:style-name="T7_166"><text:s/></text:span><text:span text:style-name="T7_167">piosenek</text:span><text:span text:style-name="T7_168">,<text:s/></text:span><text:span text:style-name="T7_169">które</text:span><text:span text:style-name="T7_170"><text:s/></text:span><text:span text:style-name="T7_171">chcę</text:span><text:span text:style-name="T7_172"><text:s/></text:span><text:span text:style-name="T7_173">zaprezentować</text:span><text:span text:style-name="T7_174">,<text:s/></text:span><text:span text:style-name="T7_175">tę</text:span><text:span text:style-name="T7_176"><text:s/></text:span><text:span text:style-name="T7_177">lubię</text:span><text:span text:style-name="T7_178"><text:s/></text:span><text:span text:style-name="T7_179">najmniej</text:span><text:span text:style-name="T7_180">.<text:s/></text:span><text:span text:style-name="T7_181">Nie</text:span><text:span text:style-name="T7_182"><text:s/></text:span><text:span text:style-name="T7_183">znaczy</text:span><text:span text:style-name="T7_184"><text:s/></text:span><text:span text:style-name="T7_185">to</text:span><text:span text:style-name="T7_186"><text:s/></text:span><text:span text:style-name="T7_187">oczywiście</text:span><text:span text:style-name="T7_188">,<text:s/></text:span><text:span text:style-name="T7_189">że</text:span><text:span text:style-name="T7_190"><text:s/></text:span><text:span text:style-name="T7_191">jest</text:span><text:span text:style-name="T7_192"><text:s/></text:span><text:span text:style-name="T7_193">zła</text:span><text:span text:style-name="T7_194"><text:s/>–<text:s/></text:span><text:span text:style-name="T7_195">w</text:span><text:span text:style-name="T7_196"><text:s/></text:span><text:span text:style-name="T7_197">końcu</text:span><text:span text:style-name="T7_198"><text:s/>55<text:s/></text:span><text:span text:style-name="T7_199">tysięcy</text:span><text:span text:style-name="T7_200"><text:s/></text:span><text:span text:style-name="T7_201">wyświetleń</text:span><text:span text:style-name="T7_202"><text:s/></text:span><text:span text:style-name="T7_203">nie</text:span><text:span text:style-name="T7_204"><text:s/></text:span><text:span text:style-name="T7_205">wzięło</text:span><text:span text:style-name="T7_206"><text:s/></text:span><text:span text:style-name="T7_207">się</text:span><text:span text:style-name="T7_208"><text:s/></text:span><text:span text:style-name="T7_209">z</text:span><text:span text:style-name="T7_210"><text:s/></text:span><text:span text:style-name="T7_211">niczego</text:span><text:span text:style-name="T7_212">.<text:s/></text:span><text:span text:style-name="T7_213">Podstawienie</text:span><text:span text:style-name="T7_214"><text:s/></text:span><text:span text:style-name="T7_215">Trixie</text:span><text:span text:style-name="T7_216"><text:s/></text:span><text:span text:style-name="T7_217">pod</text:span><text:span text:style-name="T7_218"><text:s/></text:span><text:span text:style-name="T7_219">postać</text:span><text:span text:style-name="T7_220"><text:s/></text:span><text:span text:style-name="T7_221">Jafara</text:span><text:span text:style-name="T7_222"><text:s/></text:span><text:span text:style-name="T7_223">też</text:span><text:span text:style-name="T7_224"><text:s/></text:span><text:span text:style-name="T7_225">jest</text:span><text:span text:style-name="T7_226"><text:s/></text:span><text:span text:style-name="T7_227">całkiem</text:span><text:span text:style-name="T7_228"><text:s/></text:span><text:span text:style-name="T7_229">dobrym</text:span><text:span text:style-name="T7_230"><text:s/></text:span><text:span text:style-name="T7_231">pomysłem</text:span><text:span text:style-name="T7_232">,<text:s/></text:span><text:span text:style-name="T7_233">a</text:span><text:span text:style-name="T7_234"><text:s/></text:span><text:span text:style-name="T7_235">sam</text:span><text:span text:style-name="T7_236"><text:s/></text:span><text:span text:style-name="T7_237">śpiew</text:span><text:span text:style-name="T7_238"><text:s/></text:span><text:span text:style-name="T7_239">jest</text:span><text:span text:style-name="T7_240"><text:s/></text:span><text:span text:style-name="T7_241">przyjemny</text:span><text:span text:style-name="T7_242"><text:s/></text:span><text:span text:style-name="T7_243">dla</text:span><text:span text:style-name="T7_244"><text:s/></text:span><text:span text:style-name="T7_245">ucha</text:span><text:span text:style-name="T7_246"><text:s/></text:span><text:span text:style-name="T7_247">i</text:span><text:span text:style-name="T7_248"><text:s/></text:span><text:span text:style-name="T7_249">dobrze</text:span><text:span text:style-name="T7_250"><text:s/></text:span><text:span text:style-name="T7_251">komponuje</text:span><text:span text:style-name="T7_252"><text:s/></text:span><text:span text:style-name="T7_253">się</text:span><text:span text:style-name="T7_254"><text:s/></text:span><text:span text:style-name="T7_255">z</text:span><text:span text:style-name="T7_256"><text:s/></text:span><text:span text:style-name="T7_257">zabawnie</text:span><text:span text:style-name="T7_258"><text:s/></text:span><text:span text:style-name="T7_259">przerobionym</text:span><text:span text:style-name="T7_260"><text:s/></text:span><text:span text:style-name="T7_261">tekstem</text:span><text:span text:style-name="T7_262">.<text:s/></text:span><text:span text:style-name="T7_263">Choć</text:span><text:span text:style-name="T7_264"><text:s/></text:span><text:span text:style-name="T7_265">jednak</text:span><text:span text:style-name="T7_266"><text:s/></text:span><text:span text:style-name="T7_267">nie</text:span><text:span text:style-name="T7_268"><text:s/></text:span><text:span text:style-name="T7_269">zdobyła</text:span><text:span text:style-name="T7_270"><text:s/></text:span><text:span text:style-name="T7_271">mojego</text:span><text:span text:style-name="T7_272"><text:s/></text:span><text:span text:style-name="T7_273">uwielbienia</text:span><text:span text:style-name="T7_274">,<text:s/></text:span><text:span text:style-name="T7_275">to</text:span><text:span text:style-name="T7_276"><text:s/></text:span><text:span text:style-name="T7_277">czasami</text:span><text:span text:style-name="T7_278"><text:s/></text:span><text:span text:style-name="T7_279">lubię</text:span><text:span text:style-name="T7_280"><text:s/></text:span><text:span text:style-name="T7_281">jej</text:span><text:span text:style-name="T7_282"><text:s/></text:span><text:span text:style-name="T7_283">posłuchać</text:span><text:span text:style-name="T7_284"><text:s/>–<text:s/></text:span><text:span text:style-name="T7_285">szczególnie</text:span><text:span text:style-name="T7_286"><text:s/></text:span><text:span text:style-name="T7_287">że</text:span><text:span text:style-name="T7_288"><text:s/></text:span><text:span text:style-name="T7_289">później</text:span><text:span text:style-name="T7_290"><text:s/></text:span><text:span text:style-name="T7_291">przechodzę</text:span><text:span text:style-name="T7_292"><text:s/></text:span><text:span text:style-name="T7_293">do</text:span><text:span text:style-name="T7_294"><text:s/></text:span><text:span text:style-name="T7_295">zdecydowanie</text:span><text:span text:style-name="T7_296"><text:s/></text:span><text:span text:style-name="T7_297">lepszych</text:span><text:span text:style-name="T7_298"><text:s/></text:span><text:span text:style-name="T7_299">kawałków</text:span><text:span text:style-name="T7_300">.<text:s/></text:span><text:span text:style-name="T7_301">A</text:span><text:span text:style-name="T7_302"><text:s/></text:span><text:span text:style-name="T7_303">skoro</text:span><text:span text:style-name="T7_304"><text:s/></text:span><text:span text:style-name="T7_305">już</text:span><text:span text:style-name="T7_306"><text:s/></text:span><text:span text:style-name="T7_307">przy</text:span><text:span text:style-name="T7_308"><text:s/></text:span><text:span text:style-name="T7_309">tym</text:span><text:span text:style-name="T7_310"><text:s/></text:span><text:span text:style-name="T7_311">jesteśmy</text:span><text:span text:style-name="T7_312">,<text:s/></text:span><text:span text:style-name="T7_313">to</text:span><text:span text:style-name="T7_314"><text:s/></text:span><text:span text:style-name="T7_315">od</text:span><text:span text:style-name="T7_316"><text:s/></text:span><text:span text:style-name="T7_317">razu</text:span><text:span text:style-name="T7_318"><text:s/></text:span><text:span text:style-name="T7_319">zaprezentuję</text:span><text:span text:style-name="T7_320"><text:s/></text:span><text:span text:style-name="T7_321">piosenkę</text:span><text:span text:style-name="T7_322"><text:s/></text:span><text:span text:style-name="T7_323">numer</text:span><text:span text:style-name="T7_324"><text:s/></text:span><text:span text:style-name="T7_325">dwa</text:span><text:span text:style-name="T7_326"><text:s/></text:span><text:span text:style-name="T7_327">na</text:span><text:span text:style-name="T7_328"><text:s/></text:span><text:span text:style-name="T7_329">naszej</text:span><text:span text:style-name="T7_330"><text:s/></text:span><text:span text:style-name="T7_331">małej</text:span><text:span text:style-name="T7_332"><text:s/></text:span><text:span text:style-name="T7_333">retro</text:span><text:span text:style-name="T7_334">-</text:span><text:span text:style-name="T7_335">liście</text:span><text:span text:style-name="T7_336"><text:s/>–<text:s/></text:span><text:span text:style-name="T7_337"><text:a xlink:type="simple" xlink:href="https://www.youtube.com/watch?v=Tw6Ia2i6Hgc"><text:span text:style-name="T7_338">„</text:span></text:a></text:span><text:span text:style-name="T7_339"><text:a xlink:type="simple" xlink:href="https://www.youtube.com/watch?v=Tw6Ia2i6Hgc"><text:span text:style-name="T7_340">Zecora</text:span></text:a></text:span><text:span text:style-name="T7_341"><text:a xlink:type="simple" xlink:href="https://www.youtube.com/watch?v=Tw6Ia2i6Hgc"><text:span text:style-name="T7_342"><text:s/>–<text:s/></text:span></text:a></text:span><text:span text:style-name="T7_343"><text:a xlink:type="simple" xlink:href="https://www.youtube.com/watch?v=Tw6Ia2i6Hgc"><text:span text:style-name="T7_344">Don</text:span></text:a></text:span><text:span text:style-name="T7_345"><text:a xlink:type="simple" xlink:href="https://www.youtube.com/watch?v=Tw6Ia2i6Hgc"><text:span text:style-name="T7_346">’</text:span></text:a></text:span><text:span text:style-name="T7_347"><text:a xlink:type="simple" xlink:href="https://www.youtube.com/watch?v=Tw6Ia2i6Hgc"><text:span text:style-name="T7_348">t</text:span></text:a></text:span><text:span text:style-name="T7_349"><text:a xlink:type="simple" xlink:href="https://www.youtube.com/watch?v=Tw6Ia2i6Hgc"><text:span text:style-name="T7_350"><text:s/></text:span></text:a></text:span><text:span text:style-name="T7_351"><text:a xlink:type="simple" xlink:href="https://www.youtube.com/watch?v=Tw6Ia2i6Hgc"><text:span text:style-name="T7_352">go</text:span></text:a></text:span><text:span text:style-name="T7_353"><text:a xlink:type="simple" xlink:href="https://www.youtube.com/watch?v=Tw6Ia2i6Hgc"><text:span text:style-name="T7_354"><text:s/></text:span></text:a></text:span><text:span text:style-name="T7_355"><text:a xlink:type="simple" xlink:href="https://www.youtube.com/watch?v=Tw6Ia2i6Hgc"><text:span text:style-name="T7_356">to</text:span></text:a></text:span><text:span text:style-name="T7_357"><text:a xlink:type="simple" xlink:href="https://www.youtube.com/watch?v=Tw6Ia2i6Hgc"><text:span text:style-name="T7_358"><text:s/></text:span></text:a></text:span><text:span text:style-name="T7_359"><text:a xlink:type="simple" xlink:href="https://www.youtube.com/watch?v=Tw6Ia2i6Hgc"><text:span text:style-name="T7_360">the</text:span></text:a></text:span><text:span text:style-name="T7_361"><text:a xlink:type="simple" xlink:href="https://www.youtube.com/watch?v=Tw6Ia2i6Hgc"><text:span text:style-name="T7_362"><text:s/></text:span></text:a></text:span><text:span text:style-name="T7_363"><text:a xlink:type="simple" xlink:href="https://www.youtube.com/watch?v=Tw6Ia2i6Hgc"><text:span text:style-name="T7_364">Forest</text:span></text:a></text:span><text:span text:style-name="T7_365"><text:a xlink:type="simple" xlink:href="https://www.youtube.com/watch?v=Tw6Ia2i6Hgc"><text:span text:style-name="T7_366">”</text:span></text:a></text:span><text:span text:style-name="T7_367"><text:s/>(</text:span><text:span text:style-name="T7_368">Tu</text:span><text:span text:style-name="T7_369"><text:s/></text:span><text:span text:style-name="T7_370">obrazek</text:span><text:span text:style-name="T7_371">.<text:s/></text:span><text:span text:style-name="T7_372">Źródło</text:span><text:span text:style-name="T7_373"><text:s/>–<text:s/></text:span><text:span text:style-name="T7_374"><text:a xlink:type="simple" xlink:href="https://www.youtube.com/watch?v=Tw6Ia2i6Hgc"><text:span text:style-name="T7_375">https</text:span></text:a></text:span><text:span text:style-name="T7_376"><text:a xlink:type="simple" xlink:href="https://www.youtube.com/watch?v=Tw6Ia2i6Hgc"><text:span text:style-name="T7_377">://</text:span></text:a></text:span><text:span text:style-name="T7_378"><text:a xlink:type="simple" xlink:href="https://www.youtube.com/watch?v=Tw6Ia2i6Hgc"><text:span text:style-name="T7_379">www</text:span></text:a></text:span><text:span text:style-name="T7_380"><text:a xlink:type="simple" xlink:href="https://www.youtube.com/watch?v=Tw6Ia2i6Hgc"><text:span text:style-name="T7_381">.</text:span></text:a></text:span><text:span text:style-name="T7_382"><text:a xlink:type="simple" xlink:href="https://www.youtube.com/watch?v=Tw6Ia2i6Hgc"><text:span text:style-name="T7_383">youtube</text:span></text:a></text:span><text:span text:style-name="T7_384"><text:a xlink:type="simple" xlink:href="https://www.youtube.com/watch?v=Tw6Ia2i6Hgc"><text:span text:style-name="T7_385">.</text:span></text:a></text:span><text:span text:style-name="T7_386"><text:a xlink:type="simple" xlink:href="https://www.youtube.com/watch?v=Tw6Ia2i6Hgc"><text:span text:style-name="T7_387">com</text:span></text:a></text:span><text:span text:style-name="T7_388"><text:a xlink:type="simple" xlink:href="https://www.youtube.com/watch?v=Tw6Ia2i6Hgc"><text:span text:style-name="T7_389">/</text:span></text:a></text:span><text:span text:style-name="T7_390"><text:a xlink:type="simple" xlink:href="https://www.youtube.com/watch?v=Tw6Ia2i6Hgc"><text:span text:style-name="T7_391">watch</text:span></text:a></text:span><text:span text:style-name="T7_392"><text:a xlink:type="simple" xlink:href="https://www.youtube.com/watch?v=Tw6Ia2i6Hgc"><text:span text:style-name="T7_393">?</text:span></text:a></text:span><text:span text:style-name="T7_394"><text:a xlink:type="simple" xlink:href="https://www.youtube.com/watch?v=Tw6Ia2i6Hgc"><text:span text:style-name="T7_395">v</text:span></text:a></text:span><text:span text:style-name="T7_396"><text:a xlink:type="simple" xlink:href="https://www.youtube.com/watch?v=Tw6Ia2i6Hgc"><text:span text:style-name="T7_397">=</text:span></text:a></text:span><text:span text:style-name="T7_398"><text:a xlink:type="simple" xlink:href="https://www.youtube.com/watch?v=Tw6Ia2i6Hgc"><text:span text:style-name="T7_399">Tw</text:span></text:a></text:span><text:span text:style-name="T7_400"><text:a xlink:type="simple" xlink:href="https://www.youtube.com/watch?v=Tw6Ia2i6Hgc"><text:span text:style-name="T7_401">6</text:span></text:a></text:span><text:span text:style-name="T7_402"><text:a xlink:type="simple" xlink:href="https://www.youtube.com/watch?v=Tw6Ia2i6Hgc"><text:span text:style-name="T7_403">Ia</text:span></text:a></text:span><text:span text:style-name="T7_404"><text:a xlink:type="simple" xlink:href="https://www.youtube.com/watch?v=Tw6Ia2i6Hgc"><text:span text:style-name="T7_405">2</text:span></text:a></text:span><text:span text:style-name="T7_406"><text:a xlink:type="simple" xlink:href="https://www.youtube.com/watch?v=Tw6Ia2i6Hgc"><text:span text:style-name="T7_407">i</text:span></text:a></text:span><text:span text:style-name="T7_408"><text:a xlink:type="simple" xlink:href="https://www.youtube.com/watch?v=Tw6Ia2i6Hgc"><text:span text:style-name="T7_409">6</text:span></text:a></text:span><text:span text:style-name="T7_410"><text:a xlink:type="simple" xlink:href="https://www.youtube.com/watch?v=Tw6Ia2i6Hgc"><text:span text:style-name="T7_411">Hgc</text:span></text:a></text:span><text:span text:style-name="T7_412">).<text:s/></text:span><text:span text:style-name="T7_413">Tym</text:span><text:span text:style-name="T7_414"><text:s/></text:span><text:span text:style-name="T7_415">razem</text:span><text:span text:style-name="T7_416"><text:s/></text:span><text:span text:style-name="T7_417">wyśpiewany</text:span><text:span text:style-name="T7_418"><text:s/></text:span><text:span text:style-name="T7_419">komiks</text:span><text:span text:style-name="T7_420"><text:s/></text:span><text:span text:style-name="T7_421">nie</text:span><text:span text:style-name="T7_422"><text:s/></text:span><text:span text:style-name="T7_423">ma</text:span><text:span text:style-name="T7_424"><text:s/></text:span><text:span text:style-name="T7_425">swojego</text:span><text:span text:style-name="T7_426"><text:s/></text:span><text:span text:style-name="T7_427">bajkowego</text:span><text:span text:style-name="T7_428"><text:s/></text:span><text:span text:style-name="T7_429">odpowiednika</text:span><text:span text:style-name="T7_430">,<text:s/></text:span><text:span text:style-name="T7_431">ale</text:span><text:span text:style-name="T7_432"><text:s/></text:span><text:span text:style-name="T7_433">na</text:span><text:span text:style-name="T7_434"><text:s/></text:span><text:span text:style-name="T7_435">szczęście</text:span><text:span text:style-name="T7_436"><text:s/></text:span><text:span text:style-name="T7_437">w</text:span><text:span text:style-name="T7_438"><text:s/></text:span><text:span text:style-name="T7_439">niczym</text:span><text:span text:style-name="T7_440"><text:s/></text:span><text:span text:style-name="T7_441">to</text:span><text:span text:style-name="T7_442"><text:s/></text:span><text:span text:style-name="T7_443">nie</text:span><text:span text:style-name="T7_444"><text:s/></text:span><text:span text:style-name="T7_445">przeszkadza</text:span><text:span text:style-name="T7_446">.<text:s/></text:span><text:span text:style-name="T7_447">Co</text:span><text:span text:style-name="T7_448"><text:s/></text:span><text:span text:style-name="T7_449">ciekawe</text:span><text:span text:style-name="T7_450">,<text:s/></text:span><text:span text:style-name="T7_451">ze</text:span><text:span text:style-name="T7_452"><text:s/></text:span><text:span text:style-name="T7_453">wszystkich</text:span><text:span text:style-name="T7_454"><text:s/></text:span><text:span text:style-name="T7_455">wymienionych</text:span><text:span text:style-name="T7_456"><text:s/></text:span><text:span text:style-name="T7_457">tu</text:span><text:span text:style-name="T7_458"><text:s/></text:span><text:span text:style-name="T7_459">utworów</text:span><text:span text:style-name="T7_460"><text:s/></text:span><text:span text:style-name="T7_461">ten</text:span><text:span text:style-name="T7_462"><text:s/></text:span><text:span text:style-name="T7_463">zyskał</text:span><text:span text:style-name="T7_464"><text:s/></text:span><text:span text:style-name="T7_465">sobie</text:span><text:span text:style-name="T7_466"><text:s/></text:span><text:span text:style-name="T7_467">największą</text:span><text:span text:style-name="T7_468"><text:s/></text:span><text:span text:style-name="T7_469">popularność</text:span><text:span text:style-name="T7_470"><text:s/>–<text:s/></text:span><text:span text:style-name="T7_471">ponad</text:span><text:span text:style-name="T7_472"><text:s/>200 000<text:s/></text:span><text:span text:style-name="T7_473">wyświetleń</text:span><text:span text:style-name="T7_474">.<text:s/></text:span><text:span text:style-name="T7_475">Z</text:span><text:span text:style-name="T7_476"><text:s/></text:span><text:span text:style-name="T7_477">pewnością</text:span><text:span text:style-name="T7_478"><text:s/></text:span><text:span text:style-name="T7_479">ma</text:span><text:span text:style-name="T7_480"><text:s/></text:span><text:span text:style-name="T7_481">na</text:span><text:span text:style-name="T7_482"><text:s/></text:span><text:span text:style-name="T7_483">to</text:span><text:span text:style-name="T7_484"><text:s/></text:span><text:span text:style-name="T7_485">wpływ</text:span><text:span text:style-name="T7_486"><text:s/></text:span><text:span text:style-name="T7_487">specyficzny</text:span><text:span text:style-name="T7_488"><text:s/></text:span><text:span text:style-name="T7_489">charakter</text:span><text:span text:style-name="T7_490"><text:s/></text:span><text:span text:style-name="T7_491">utworu</text:span><text:span text:style-name="T7_492">,<text:s/></text:span><text:span text:style-name="T7_493">do</text:span><text:span text:style-name="T7_494"><text:s/></text:span><text:span text:style-name="T7_495">którego</text:span><text:span text:style-name="T7_496"><text:s/></text:span><text:span text:style-name="T7_497">wprost</text:span><text:span text:style-name="T7_498"><text:s/></text:span><text:span text:style-name="T7_499">idealnie</text:span><text:span text:style-name="T7_500"><text:s/></text:span><text:span text:style-name="T7_501">pasuje</text:span><text:span text:style-name="T7_502"><text:s/></text:span><text:span text:style-name="T7_503">głos</text:span><text:span text:style-name="T7_504"><text:s/></text:span><text:span text:style-name="T7_505">Zecory</text:span><text:span text:style-name="T7_506">.<text:s/></text:span><text:span text:style-name="T7_507">Po</text:span><text:span text:style-name="T7_508"><text:s/></text:span><text:span text:style-name="T7_509">prostu</text:span><text:span text:style-name="T7_510"><text:s/></text:span><text:span text:style-name="T7_511">nie</text:span><text:span text:style-name="T7_512"><text:s/></text:span><text:span text:style-name="T7_513">wyobrażam</text:span><text:span text:style-name="T7_514"><text:s/></text:span><text:span text:style-name="T7_515">sobie</text:span><text:span text:style-name="T7_516">,<text:s/></text:span><text:span text:style-name="T7_517">żeby</text:span><text:span text:style-name="T7_518"><text:s/></text:span><text:span text:style-name="T7_519">jakakolwiek</text:span><text:span text:style-name="T7_520"><text:s/></text:span><text:span text:style-name="T7_521">inna</text:span><text:span text:style-name="T7_522"><text:s/></text:span><text:span text:style-name="T7_523">postać</text:span><text:span text:style-name="T7_524"><text:s/></text:span><text:span text:style-name="T7_525">poradziła</text:span><text:span text:style-name="T7_526"><text:s/></text:span><text:span text:style-name="T7_527">sobie</text:span><text:span text:style-name="T7_528"><text:s/></text:span><text:span text:style-name="T7_529">z</text:span><text:span text:style-name="T7_530"><text:s/></text:span><text:span text:style-name="T7_531">tak</text:span><text:span text:style-name="T7_532"><text:s/></text:span><text:span text:style-name="T7_533">świetnym</text:span><text:span text:style-name="T7_534"><text:s/></text:span><text:span text:style-name="T7_535">oddaniem</text:span><text:span text:style-name="T7_536"><text:s/></text:span><text:span text:style-name="T7_537">tekstu</text:span><text:span text:style-name="T7_538">,<text:s/></text:span><text:span text:style-name="T7_539">który</text:span><text:span text:style-name="T7_540"><text:s/></text:span><text:span text:style-name="T7_541">mimo</text:span><text:span text:style-name="T7_542"><text:s/></text:span><text:span text:style-name="T7_543">wprowadzonych</text:span><text:span text:style-name="T7_544"><text:s/></text:span><text:span text:style-name="T7_545">zmian</text:span><text:span text:style-name="T7_546"><text:s/></text:span><text:span text:style-name="T7_547">utrzymał</text:span><text:span text:style-name="T7_548"><text:s/></text:span><text:span text:style-name="T7_549">klimat</text:span><text:span text:style-name="T7_550"><text:s/></text:span><text:span text:style-name="T7_551">oryginału</text:span><text:span text:style-name="T7_552"><text:s/></text:span><text:span text:style-name="T7_553">śpiewanego</text:span><text:span text:style-name="T7_554"><text:s/></text:span><text:span text:style-name="T7_555">przez</text:span><text:span text:style-name="T7_556"><text:s/></text:span><text:span text:style-name="T7_557">Aurelio</text:span><text:span text:style-name="T7_558"><text:s/></text:span><text:span text:style-name="T7_559">Voltaire</text:span><text:span text:style-name="T7_560">.<text:s/></text:span><text:span text:style-name="T7_561">Wiecie</text:span><text:span text:style-name="T7_562">,<text:s/></text:span><text:span text:style-name="T7_563">lasy</text:span><text:span text:style-name="T7_564">,<text:s/></text:span><text:span text:style-name="T7_565">bagna</text:span><text:span text:style-name="T7_566">,<text:s/></text:span><text:span text:style-name="T7_567">Mardi</text:span><text:span text:style-name="T7_568"><text:s/></text:span><text:span text:style-name="T7_569">Gras</text:span><text:span text:style-name="T7_570">,<text:s/></text:span><text:span text:style-name="T7_571">atmosfera</text:span><text:span text:style-name="T7_572"><text:s/></text:span><text:span text:style-name="T7_573">tajemnicy</text:span><text:span text:style-name="T7_574">,<text:s/></text:span><text:span text:style-name="T7_575">wszechobecne</text:span><text:span text:style-name="T7_576"><text:s/></text:span><text:span text:style-name="T7_577">zagrożenie</text:span><text:span text:style-name="T7_578"><text:s/></text:span><text:span text:style-name="T7_579">i</text:span><text:span text:style-name="T7_580"><text:s/></text:span><text:span text:style-name="T7_581">voodoo</text:span><text:span text:style-name="T7_582"><text:s/></text:span><text:span text:style-name="T7_583">na</text:span><text:span text:style-name="T7_584"><text:s/></text:span><text:span text:style-name="T7_585">dodatek</text:span><text:span text:style-name="T7_586">.<text:s text:c="2"/></text:span><text:span text:style-name="T7_587">No</text:span><text:span text:style-name="T7_588"><text:s/></text:span><text:span text:style-name="T7_589">czyż</text:span><text:span text:style-name="T7_590"><text:s/></text:span><text:span text:style-name="T7_591">to</text:span><text:span text:style-name="T7_592"><text:s/></text:span><text:span text:style-name="T7_593">nie</text:span><text:span text:style-name="T7_594"><text:s/></text:span><text:span text:style-name="T7_595">brzmi</text:span><text:span text:style-name="T7_596"><text:s/></text:span><text:span text:style-name="T7_597">jak</text:span><text:span text:style-name="T7_598"><text:s/></text:span><text:span text:style-name="T7_599">coś</text:span><text:span text:style-name="T7_600">,<text:s/></text:span><text:span text:style-name="T7_601">co</text:span><text:span text:style-name="T7_602"><text:s/></text:span><text:span text:style-name="T7_603">doskonale</text:span><text:span text:style-name="T7_604"><text:s/></text:span><text:span text:style-name="T7_605">pasuje</text:span><text:span text:style-name="T7_606"><text:s/></text:span><text:span text:style-name="T7_607">do</text:span><text:span text:style-name="T7_608"><text:s/></text:span><text:span text:style-name="T7_609">pewnej</text:span><text:span text:style-name="T7_610"><text:s/></text:span><text:span text:style-name="T7_611">paskowanej</text:span><text:span text:style-name="T7_612"><text:s/></text:span><text:span text:style-name="T7_613">paskudy</text:span><text:span text:style-name="T7_614"><text:s/></text:span><text:span text:style-name="T7_615">z</text:span><text:span text:style-name="T7_616"><text:s/></text:span><text:span text:style-name="T7_617">fetyszem</text:span><text:span text:style-name="T7_618"><text:s/></text:span><text:span text:style-name="T7_619">rymowania</text:span><text:span text:style-name="T7_620">?</text:span></text:p>
      <text:p text:style-name="P8"/>
      <text:p text:style-name="P9"><text:span text:style-name="T9_1">Mała</text:span><text:span text:style-name="T9_2"><text:s/></text:span><text:span text:style-name="T9_3">dygresja</text:span><text:span text:style-name="T9_4"><text:s/></text:span><text:span text:style-name="T9_5">przed</text:span><text:span text:style-name="T9_6"><text:s/></text:span><text:span text:style-name="T9_7">kolejnymi</text:span><text:span text:style-name="T9_8"><text:s/></text:span><text:span text:style-name="T9_9">znaleziskami</text:span><text:span text:style-name="T9_10"><text:s/>–<text:s/></text:span><text:span text:style-name="T9_11">zastanawiałem</text:span><text:span text:style-name="T9_12"><text:s/></text:span><text:span text:style-name="T9_13">się</text:span><text:span text:style-name="T9_14">,<text:s/></text:span><text:span text:style-name="T9_15">czy</text:span><text:span text:style-name="T9_16"><text:s/></text:span><text:span text:style-name="T9_17">w</text:span><text:span text:style-name="T9_18"><text:s/></text:span><text:span text:style-name="T9_19">ogóle</text:span><text:span text:style-name="T9_20"><text:s/></text:span><text:span text:style-name="T9_21">przerywać</text:span><text:span text:style-name="T9_22"><text:s/></text:span><text:span text:style-name="T9_23">wcześniejszą</text:span><text:span text:style-name="T9_24"><text:s/></text:span><text:span text:style-name="T9_25">ścianę</text:span><text:span text:style-name="T9_26"><text:s/></text:span><text:span text:style-name="T9_27">tekstu</text:span><text:span text:style-name="T9_28"><text:s/></text:span><text:span text:style-name="T9_29">jakimiś</text:span><text:span text:style-name="T9_30"><text:s/></text:span><text:span text:style-name="T9_31">akapitami</text:span><text:span text:style-name="T9_32">,<text:s/></text:span><text:span text:style-name="T9_33">jednak</text:span><text:span text:style-name="T9_34"><text:s/></text:span><text:span text:style-name="T9_35">w</text:span><text:span text:style-name="T9_36"><text:s/></text:span><text:span text:style-name="T9_37">końcu</text:span><text:span text:style-name="T9_38"><text:s/></text:span><text:span text:style-name="T9_39">doszedłem</text:span><text:span text:style-name="T9_40"><text:s/></text:span><text:span text:style-name="T9_41">do</text:span><text:span text:style-name="T9_42"><text:s/></text:span><text:span text:style-name="T9_43">wniosku</text:span><text:span text:style-name="T9_44">,<text:s/></text:span><text:span text:style-name="T9_45">że</text:span><text:span text:style-name="T9_46"><text:s/></text:span><text:span text:style-name="T9_47">o</text:span><text:span text:style-name="T9_48"><text:s/></text:span><text:span text:style-name="T9_49">ile</text:span><text:span text:style-name="T9_50"><text:s/></text:span><text:span text:style-name="T9_51">dział</text:span><text:span text:style-name="T9_52"><text:s/></text:span><text:span text:style-name="T9_53">DTP</text:span><text:span text:style-name="T9_54"><text:s/></text:span><text:span text:style-name="T9_55">nie</text:span><text:span text:style-name="T9_56"><text:s/></text:span><text:span text:style-name="T9_57">wydałby</text:span><text:span text:style-name="T9_58"><text:s/></text:span><text:span text:style-name="T9_59">na</text:span><text:span text:style-name="T9_60"><text:s/></text:span><text:span text:style-name="T9_61">mnie</text:span><text:span text:style-name="T9_62"><text:s/></text:span><text:span text:style-name="T9_63">natychmiastowego</text:span><text:span text:style-name="T9_64"><text:s/></text:span><text:span text:style-name="T9_65">wyroku</text:span><text:span text:style-name="T9_66"><text:s/></text:span><text:span text:style-name="T9_67">śmierci</text:span><text:span text:style-name="T9_68">,<text:s/></text:span><text:span text:style-name="T9_69">to</text:span><text:span text:style-name="T9_70"><text:s/></text:span><text:span text:style-name="T9_71">zrobiliby</text:span><text:span text:style-name="T9_72"><text:s/></text:span><text:span text:style-name="T9_73">to</text:span><text:span text:style-name="T9_74"><text:s/></text:span><text:span text:style-name="T9_75">czytelnicy</text:span><text:span text:style-name="T9_76">.<text:s/></text:span><text:span text:style-name="T9_77">W</text:span><text:span text:style-name="T9_78"><text:s/></text:span><text:span text:style-name="T9_79">końcu</text:span><text:span text:style-name="T9_80"><text:s/></text:span><text:span text:style-name="T9_81">taki</text:span><text:span text:style-name="T9_82"><text:s/></text:span><text:span text:style-name="T9_83">blok</text:span><text:span text:style-name="T9_84"><text:s/></text:span><text:span text:style-name="T9_85">bywa</text:span><text:span text:style-name="T9_86"><text:s/></text:span><text:span text:style-name="T9_87">wyjątkowo</text:span><text:span text:style-name="T9_88">…<text:s/></text:span><text:span text:style-name="T9_89">upierdliwy</text:span><text:span text:style-name="T9_90"><text:s/></text:span><text:span text:style-name="T9_91">w</text:span><text:span text:style-name="T9_92"><text:s/></text:span><text:span text:style-name="T9_93">czytaniu</text:span><text:span text:style-name="T9_94">.<text:s/></text:span><text:span text:style-name="T9_95">Dodatkowym</text:span><text:span text:style-name="T9_96"><text:s/></text:span><text:span text:style-name="T9_97">plusem</text:span><text:span text:style-name="T9_98"><text:s/></text:span><text:span text:style-name="T9_99">jest</text:span><text:span text:style-name="T9_100"><text:s/></text:span><text:span text:style-name="T9_101">fakt</text:span><text:span text:style-name="T9_102">,<text:s/></text:span><text:span text:style-name="T9_103">iż</text:span><text:span text:style-name="T9_104"><text:s/></text:span><text:span text:style-name="T9_105">dało</text:span><text:span text:style-name="T9_106"><text:s/></text:span><text:span text:style-name="T9_107">mi</text:span><text:span text:style-name="T9_108"><text:s/></text:span><text:span text:style-name="T9_109">to</text:span><text:span text:style-name="T9_110"><text:s/></text:span><text:span text:style-name="T9_111">okazję</text:span><text:span text:style-name="T9_112"><text:s/></text:span><text:span text:style-name="T9_113">dopisania</text:span><text:span text:style-name="T9_114"><text:s/></text:span><text:span text:style-name="T9_115">kilkudziesięciu</text:span><text:span text:style-name="T9_116"><text:s/></text:span><text:span text:style-name="T9_117">słów</text:span><text:span text:style-name="T9_118">,<text:s/></text:span><text:span text:style-name="T9_119">by</text:span><text:span text:style-name="T9_120"><text:s/></text:span><text:span text:style-name="T9_121">wpasować</text:span><text:span text:style-name="T9_122"><text:s/></text:span><text:span text:style-name="T9_123">się</text:span><text:span text:style-name="T9_124"><text:s/></text:span><text:span text:style-name="T9_125">w</text:span><text:span text:style-name="T9_126"><text:s/></text:span><text:span text:style-name="T9_127">limit</text:span><text:span text:style-name="T9_128"><text:s/></text:span><text:span text:style-name="T9_129">przeznaczony</text:span><text:span text:style-name="T9_130"><text:s/></text:span><text:span text:style-name="T9_131">dla</text:span><text:span text:style-name="T9_132"><text:s/></text:span><text:span text:style-name="T9_133">dwóch</text:span><text:span text:style-name="T9_134"><text:s/></text:span><text:span text:style-name="T9_135">stron</text:span><text:span text:style-name="T9_136"><text:s/></text:span><text:span text:style-name="T9_137">magazynu</text:span><text:span text:style-name="T9_138"><text:s/>(</text:span><text:span text:style-name="T9_139">tak</text:span><text:span text:style-name="T9_140">,<text:s/></text:span><text:span text:style-name="T9_141">tak</text:span><text:span text:style-name="T9_142">,<text:s/></text:span><text:span text:style-name="T9_143">mamy</text:span><text:span text:style-name="T9_144"><text:s/></text:span><text:span text:style-name="T9_145">takie</text:span><text:span text:style-name="T9_146"><text:s/></text:span><text:span text:style-name="T9_147">limity</text:span><text:span text:style-name="T9_148"><text:s/>–<text:s/></text:span><text:span text:style-name="T9_149">terror</text:span><text:span text:style-name="T9_150"><text:s/></text:span><text:span text:style-name="T9_151">działu</text:span><text:span text:style-name="T9_152"><text:s/></text:span><text:span text:style-name="T9_153">technicznego</text:span><text:span text:style-name="T9_154"><text:s/></text:span><text:span text:style-name="T9_155">jest</text:span><text:span text:style-name="T9_156"><text:s/></text:span><text:span text:style-name="T9_157">niepowstrzymany</text:span><text:span text:style-name="T9_158">!).</text:span></text:p>
      <text:p text:style-name="P10"/>
      <text:p text:style-name="P11"><text:span text:style-name="T11_1">Dosyć</text:span><text:span text:style-name="T11_2"><text:s/></text:span><text:span text:style-name="T11_3">lania</text:span><text:span text:style-name="T11_4"><text:s/></text:span><text:span text:style-name="T11_5">wody</text:span><text:span text:style-name="T11_6">,<text:s/></text:span><text:span text:style-name="T11_7">czas</text:span><text:span text:style-name="T11_8"><text:s/></text:span><text:span text:style-name="T11_9">wrócić</text:span><text:span text:style-name="T11_10"><text:s/></text:span><text:span text:style-name="T11_11">do</text:span><text:span text:style-name="T11_12"><text:s/></text:span><text:span text:style-name="T11_13">meritum</text:span><text:span text:style-name="T11_14">.<text:s/></text:span><text:span text:style-name="T11_15">Trzecią</text:span><text:span text:style-name="T11_16"><text:s/></text:span><text:span text:style-name="T11_17">pozycję</text:span><text:span text:style-name="T11_18">,<text:s/></text:span><text:span text:style-name="T11_19">która</text:span><text:span text:style-name="T11_20"><text:s/></text:span><text:span text:style-name="T11_21">zdecydowanie</text:span><text:span text:style-name="T11_22"><text:s/></text:span><text:span text:style-name="T11_23">wymaga</text:span><text:span text:style-name="T11_24"><text:s/></text:span><text:span text:style-name="T11_25">przypomnienia</text:span><text:span text:style-name="T11_26">,<text:s/></text:span><text:span text:style-name="T11_27">jest</text:span><text:span text:style-name="T11_28"><text:s/></text:span><text:span text:style-name="T11_29"><text:a xlink:type="simple" xlink:href="https://www.youtube.com/watch?v=wNupCWVSglg"><text:span text:style-name="T11_30">„</text:span></text:a></text:span><text:span text:style-name="T11_31"><text:a xlink:type="simple" xlink:href="https://www.youtube.com/watch?v=wNupCWVSglg"><text:span text:style-name="T11_32">Chrysalis</text:span></text:a></text:span><text:span text:style-name="T11_33"><text:a xlink:type="simple" xlink:href="https://www.youtube.com/watch?v=wNupCWVSglg"><text:span text:style-name="T11_34">’<text:s/></text:span></text:a></text:span><text:span text:style-name="T11_35"><text:a xlink:type="simple" xlink:href="https://www.youtube.com/watch?v=wNupCWVSglg"><text:span text:style-name="T11_36">Lullaby</text:span></text:a></text:span><text:span text:style-name="T11_37"><text:a xlink:type="simple" xlink:href="https://www.youtube.com/watch?v=wNupCWVSglg"><text:span text:style-name="T11_38">”</text:span></text:a></text:span><text:span text:style-name="T11_39"><text:s/>(</text:span><text:span text:style-name="T11_40">Obrazek</text:span><text:span text:style-name="T11_41">.<text:s/></text:span><text:span text:style-name="T11_42">Źródło</text:span><text:span text:style-name="T11_43"><text:s/>-<text:s/></text:span><text:span text:style-name="T11_44"><text:a xlink:type="simple" xlink:href="https://www.youtube.com/watch?v=wNupCWVSglg"><text:span text:style-name="T11_45">https</text:span></text:a></text:span><text:span text:style-name="T11_46"><text:a xlink:type="simple" xlink:href="https://www.youtube.com/watch?v=wNupCWVSglg"><text:span text:style-name="T11_47">://</text:span></text:a></text:span><text:span text:style-name="T11_48"><text:a xlink:type="simple" xlink:href="https://www.youtube.com/watch?v=wNupCWVSglg"><text:span text:style-name="T11_49">www</text:span></text:a></text:span><text:span text:style-name="T11_50"><text:a xlink:type="simple" xlink:href="https://www.youtube.com/watch?v=wNupCWVSglg"><text:span text:style-name="T11_51">.</text:span></text:a></text:span><text:span text:style-name="T11_52"><text:a xlink:type="simple" xlink:href="https://www.youtube.com/watch?v=wNupCWVSglg"><text:span text:style-name="T11_53">youtube</text:span></text:a></text:span><text:span text:style-name="T11_54"><text:a xlink:type="simple" xlink:href="https://www.youtube.com/watch?v=wNupCWVSglg"><text:span text:style-name="T11_55">.</text:span></text:a></text:span><text:span text:style-name="T11_56"><text:a xlink:type="simple" xlink:href="https://www.youtube.com/watch?v=wNupCWVSglg"><text:span text:style-name="T11_57">com</text:span></text:a></text:span><text:span text:style-name="T11_58"><text:a xlink:type="simple" xlink:href="https://www.youtube.com/watch?v=wNupCWVSglg"><text:span text:style-name="T11_59">/</text:span></text:a></text:span><text:span text:style-name="T11_60"><text:a xlink:type="simple" xlink:href="https://www.youtube.com/watch?v=wNupCWVSglg"><text:span text:style-name="T11_61">watch</text:span></text:a></text:span><text:span text:style-name="T11_62"><text:a xlink:type="simple" xlink:href="https://www.youtube.com/watch?v=wNupCWVSglg"><text:span text:style-name="T11_63">?</text:span></text:a></text:span><text:span text:style-name="T11_64"><text:a xlink:type="simple" xlink:href="https://www.youtube.com/watch?v=wNupCWVSglg"><text:span text:style-name="T11_65">v</text:span></text:a></text:span><text:span text:style-name="T11_66"><text:a xlink:type="simple" xlink:href="https://www.youtube.com/watch?v=wNupCWVSglg"><text:span text:style-name="T11_67">=</text:span></text:a></text:span><text:span text:style-name="T11_68"><text:a xlink:type="simple" xlink:href="https://www.youtube.com/watch?v=wNupCWVSglg"><text:span text:style-name="T11_69">wNupCWVSglg</text:span></text:a></text:span><text:span text:style-name="T11_70">).<text:s/></text:span><text:span text:style-name="T11_71">Komiks</text:span><text:span text:style-name="T11_72"><text:s/></text:span><text:span text:style-name="T11_73">oparty</text:span><text:span text:style-name="T11_74"><text:s/></text:span><text:span text:style-name="T11_75">na</text:span><text:span text:style-name="T11_76"><text:s/></text:span><text:span text:style-name="T11_77">fenomenalnej</text:span><text:span text:style-name="T11_78"><text:s/></text:span><text:span text:style-name="T11_79">kołysance</text:span><text:span text:style-name="T11_80"><text:s/></text:span><text:span text:style-name="T11_81">z</text:span><text:span text:style-name="T11_82"><text:s/></text:span><text:span text:style-name="T11_83">drugiej</text:span><text:span text:style-name="T11_84"><text:s/></text:span><text:span text:style-name="T11_85">części</text:span><text:span text:style-name="T11_86"><text:s/>„</text:span><text:span text:style-name="T11_87">Króla</text:span><text:span text:style-name="T11_88"><text:s/></text:span><text:span text:style-name="T11_89">Lwa</text:span><text:span text:style-name="T11_90">”,<text:s/></text:span><text:span text:style-name="T11_91">przerobiony</text:span><text:span text:style-name="T11_92"><text:s/></text:span><text:span text:style-name="T11_93">na</text:span><text:span text:style-name="T11_94"><text:s/></text:span><text:span text:style-name="T11_95">Królową</text:span><text:span text:style-name="T11_96"><text:s/></text:span><text:span text:style-name="T11_97">Chrysalis</text:span><text:span text:style-name="T11_98"><text:s/></text:span><text:span text:style-name="T11_99">i</text:span><text:span text:style-name="T11_100"><text:s/></text:span><text:span text:style-name="T11_101">jej</text:span><text:span text:style-name="T11_102"><text:s/></text:span><text:span text:style-name="T11_103">żale</text:span><text:span text:style-name="T11_104"><text:s/></text:span><text:span text:style-name="T11_105">po</text:span><text:span text:style-name="T11_106"><text:s/></text:span><text:span text:style-name="T11_107">nieudanym</text:span><text:span text:style-name="T11_108"><text:s/></text:span><text:span text:style-name="T11_109">ataku</text:span><text:span text:style-name="T11_110"><text:s/></text:span><text:span text:style-name="T11_111">na</text:span><text:span text:style-name="T11_112"><text:s/></text:span><text:span text:style-name="T11_113">Canterlot</text:span><text:span text:style-name="T11_114">.<text:s/></text:span><text:span text:style-name="T11_115">Widać</text:span><text:span text:style-name="T11_116">,<text:s/></text:span><text:span text:style-name="T11_117">że</text:span><text:span text:style-name="T11_118"><text:s/></text:span><text:span text:style-name="T11_119">autor</text:span><text:span text:style-name="T11_120"><text:s/></text:span><text:span text:style-name="T11_121">tekstu</text:span><text:span text:style-name="T11_122"><text:s/></text:span><text:span text:style-name="T11_123">przysiadł</text:span><text:span text:style-name="T11_124"><text:s/></text:span><text:span text:style-name="T11_125">nad</text:span><text:span text:style-name="T11_126"><text:s/></text:span><text:span text:style-name="T11_127">nim</text:span><text:span text:style-name="T11_128"><text:s/></text:span><text:span text:style-name="T11_129">i</text:span><text:span text:style-name="T11_130"><text:s/></text:span><text:span text:style-name="T11_131">to</text:span><text:span text:style-name="T11_132"><text:s/></text:span><text:span text:style-name="T11_133">solidnie</text:span><text:span text:style-name="T11_134">,<text:s/></text:span><text:span text:style-name="T11_135">bo</text:span><text:span text:style-name="T11_136"><text:s/></text:span><text:span text:style-name="T11_137">zmieniony</text:span><text:span text:style-name="T11_138"><text:s/></text:span><text:span text:style-name="T11_139">został</text:span><text:span text:style-name="T11_140"><text:s/></text:span><text:span text:style-name="T11_141">wprost</text:span><text:span text:style-name="T11_142"><text:s/></text:span><text:span text:style-name="T11_143">idealnie</text:span><text:span text:style-name="T11_144">.<text:s/></text:span><text:span text:style-name="T11_145">Może</text:span><text:span text:style-name="T11_146"><text:s/></text:span><text:span text:style-name="T11_147">to</text:span><text:span text:style-name="T11_148"><text:s/></text:span><text:span text:style-name="T11_149">częściowo</text:span><text:span text:style-name="T11_150"><text:s/></text:span><text:span text:style-name="T11_151">wynikać</text:span><text:span text:style-name="T11_152"><text:s/></text:span><text:span text:style-name="T11_153">z</text:span><text:span text:style-name="T11_154"><text:s/></text:span><text:span text:style-name="T11_155">faktu</text:span><text:span text:style-name="T11_156">,<text:s/></text:span><text:span text:style-name="T11_157">że</text:span><text:span text:style-name="T11_158"><text:s/></text:span><text:span text:style-name="T11_159">antagonistki</text:span><text:span text:style-name="T11_160"><text:s/></text:span><text:span text:style-name="T11_161">w</text:span><text:span text:style-name="T11_162"><text:s/></text:span><text:span text:style-name="T11_163">obu</text:span><text:span text:style-name="T11_164"><text:s/></text:span><text:span text:style-name="T11_165">bajkach</text:span><text:span text:style-name="T11_166"><text:s/></text:span><text:span text:style-name="T11_167">są</text:span><text:span text:style-name="T11_168"><text:s/></text:span><text:span text:style-name="T11_169">pod</text:span><text:span text:style-name="T11_170"><text:s/></text:span><text:span text:style-name="T11_171">pewnymi</text:span><text:span text:style-name="T11_172"><text:s/></text:span><text:span text:style-name="T11_173">względami</text:span><text:span text:style-name="T11_174"><text:s/></text:span><text:span text:style-name="T11_175">podobne</text:span><text:span text:style-name="T11_176">…<text:s/></text:span><text:span text:style-name="T11_177">na</text:span><text:span text:style-name="T11_178"><text:s/></text:span><text:span text:style-name="T11_179">pewno</text:span><text:span text:style-name="T11_180"><text:s/></text:span><text:span text:style-name="T11_181">pod</text:span><text:span text:style-name="T11_182"><text:s/></text:span><text:span text:style-name="T11_183">względem</text:span><text:span text:style-name="T11_184"><text:s/></text:span><text:span text:style-name="T11_185">wredoty</text:span><text:span text:style-name="T11_186"><text:s/></text:span><text:span text:style-name="T11_187">i</text:span><text:span text:style-name="T11_188"><text:s/></text:span><text:span text:style-name="T11_189">dążenia</text:span><text:span text:style-name="T11_190"><text:s/></text:span><text:span text:style-name="T11_191">po</text:span><text:span text:style-name="T11_192"><text:s/></text:span><text:span text:style-name="T11_193">trupach</text:span><text:span text:style-name="T11_194"><text:s/>(</text:span><text:span text:style-name="T11_195">czasami</text:span><text:span text:style-name="T11_196"><text:s/></text:span><text:span text:style-name="T11_197">metaforycznych</text:span><text:span text:style-name="T11_198">)<text:s/></text:span><text:span text:style-name="T11_199">do</text:span><text:span text:style-name="T11_200"><text:s/></text:span><text:span text:style-name="T11_201">celu</text:span><text:span text:style-name="T11_202">.<text:s/></text:span><text:span text:style-name="T11_203">Trudno</text:span><text:span text:style-name="T11_204"><text:s/></text:span><text:span text:style-name="T11_205">ich</text:span><text:span text:style-name="T11_206"><text:s/></text:span><text:span text:style-name="T11_207">nie</text:span><text:span text:style-name="T11_208"><text:s/></text:span><text:span text:style-name="T11_209">lubić</text:span><text:span text:style-name="T11_210">,<text:s/></text:span><text:span text:style-name="T11_211">prawda</text:span><text:span text:style-name="T11_212">?<text:s/></text:span><text:span text:style-name="T11_213">Do</text:span><text:span text:style-name="T11_214"><text:s/></text:span><text:span text:style-name="T11_215">tego</text:span><text:span text:style-name="T11_216"><text:s/></text:span><text:span text:style-name="T11_217">tekstu</text:span><text:span text:style-name="T11_218"><text:s/></text:span><text:span text:style-name="T11_219">dodajmy</text:span><text:span text:style-name="T11_220"><text:s/></text:span><text:span text:style-name="T11_221">naprawdę</text:span><text:span text:style-name="T11_222"><text:s/></text:span><text:span text:style-name="T11_223">wpadający</text:span><text:span text:style-name="T11_224"><text:s/></text:span><text:span text:style-name="T11_225">w</text:span><text:span text:style-name="T11_226"><text:s/></text:span><text:span text:style-name="T11_227">ucho</text:span><text:span text:style-name="T11_228"><text:s/></text:span><text:span text:style-name="T11_229">śpiew</text:span><text:span text:style-name="T11_230">.<text:s/></text:span><text:span text:style-name="T11_231">Może</text:span><text:span text:style-name="T11_232"><text:s/></text:span><text:span text:style-name="T11_233">nie</text:span><text:span text:style-name="T11_234"><text:s/></text:span><text:span text:style-name="T11_235"><office:annotation><dc:creator/><text:p text:style-name="P12"><text:span text:style-name="T12_1">http</text:span><text:span text:style-name="T12_2">://</text:span><text:span text:style-name="T12_3">sjp</text:span><text:span text:style-name="T12_4">.</text:span><text:span text:style-name="T12_5">pwn</text:span><text:span text:style-name="T12_6">.</text:span><text:span text:style-name="T12_7">pl</text:span><text:span text:style-name="T12_8">/</text:span><text:span text:style-name="T12_9">zasady</text:span><text:span text:style-name="T12_10">/;629484<text:s/></text:span><text:span text:style-name="T12_11">Docs</text:span><text:span text:style-name="T12_12"><text:s/></text:span><text:span text:style-name="T12_13">się</text:span><text:span text:style-name="T12_14"><text:s/></text:span><text:span text:style-name="T12_15">nie</text:span><text:span text:style-name="T12_16"><text:s/></text:span><text:span text:style-name="T12_17">zgadza</text:span><text:span text:style-name="T12_18">,<text:s/></text:span><text:span text:style-name="T12_19">ale</text:span><text:span text:style-name="T12_20"><text:s/></text:span><text:span text:style-name="T12_21">PWN</text:span><text:span text:style-name="T12_22"><text:s/></text:span><text:span text:style-name="T12_23">pisze</text:span><text:span text:style-name="T12_24"><text:s/></text:span><text:span text:style-name="T12_25">co</text:span><text:span text:style-name="T12_26"><text:s/></text:span><text:span text:style-name="T12_27">innego</text:span><text:span text:style-name="T12_28"><text:s/>:(</text:span></text:p></office:annotation></text:span><text:span text:style-name="T12_29"><office:annotation><dc:creator/><text:p text:style-name="P13"><text:span text:style-name="T13_1">Kim</text:span><text:span text:style-name="T13_2"><text:s/></text:span><text:span text:style-name="T13_3">jesteśmy</text:span><text:span text:style-name="T13_4">,<text:s/></text:span><text:span text:style-name="T13_5">by</text:span><text:span text:style-name="T13_6"><text:s/></text:span><text:span text:style-name="T13_7">podważać</text:span><text:span text:style-name="T13_8"><text:s/></text:span><text:span text:style-name="T13_9">wartość</text:span><text:span text:style-name="T13_10"><text:s/></text:span><text:span text:style-name="T13_11">Naszego</text:span><text:span text:style-name="T13_12"><text:s/></text:span><text:span text:style-name="T13_13">Pana</text:span><text:span text:style-name="T13_14">,<text:s/></text:span><text:span text:style-name="T13_15">Wielkiego</text:span><text:span text:style-name="T13_16"><text:s/></text:span><text:span text:style-name="T13_17">Esjotpe</text:span><text:span text:style-name="T13_18"><text:s/></text:span><text:span text:style-name="T13_19">Pewuena</text:span><text:span text:style-name="T13_20">?</text:span></text:p></office:annotation></text:span><text:span text:style-name="T13_21">superprofesjonalny</text:span><text:span text:style-name="T13_22">,<text:s/></text:span><text:span text:style-name="T13_23">ale</text:span><text:span text:style-name="T13_24"><text:s/></text:span><text:span text:style-name="T13_25">na</text:span><text:span text:style-name="T13_26"><text:s/></text:span><text:span text:style-name="T13_27">pewno</text:span><text:span text:style-name="T13_28"><text:s/></text:span><text:span text:style-name="T13_29">wypełniony</text:span><text:span text:style-name="T13_30"><text:s/></text:span><text:span text:style-name="T13_31">odpowiednimi</text:span><text:span text:style-name="T13_32"><text:s/></text:span><text:span text:style-name="T13_33">dla</text:span><text:span text:style-name="T13_34"><text:s/></text:span><text:span text:style-name="T13_35">utworu</text:span><text:span text:style-name="T13_36"><text:s/></text:span><text:span text:style-name="T13_37">emocjami</text:span><text:span text:style-name="T13_38">,<text:s/></text:span><text:span text:style-name="T13_39">które</text:span><text:span text:style-name="T13_40"><text:s/></text:span><text:span text:style-name="T13_41">słychać</text:span><text:span text:style-name="T13_42"><text:s/></text:span><text:span text:style-name="T13_43">w</text:span><text:span text:style-name="T13_44"><text:s/></text:span><text:span text:style-name="T13_45">niemal</text:span><text:span text:style-name="T13_46"><text:s/></text:span><text:span text:style-name="T13_47">każdym</text:span><text:span text:style-name="T13_48"><text:s/></text:span><text:span text:style-name="T13_49">słowie</text:span><text:span text:style-name="T13_50">.<text:s/></text:span><text:span text:style-name="T13_51">Zdecydowanie</text:span><text:span text:style-name="T13_52"><text:s/></text:span><text:span text:style-name="T13_53">warto</text:span><text:span text:style-name="T13_54"><text:s/></text:span><text:span text:style-name="T13_55">sobie</text:span><text:span text:style-name="T13_56"><text:s/></text:span><text:span text:style-name="T13_57">ten</text:span><text:span text:style-name="T13_58"><text:s/></text:span><text:span text:style-name="T13_59">kawałek</text:span><text:span text:style-name="T13_60"><text:s/></text:span><text:span text:style-name="T13_61">odświeżyć</text:span><text:span text:style-name="T13_62"><text:s/></text:span><text:span text:style-name="T13_63">i</text:span><text:span text:style-name="T13_64"><text:s/></text:span><text:span text:style-name="T13_65">dodać</text:span><text:span text:style-name="T13_66"><text:s/></text:span><text:span text:style-name="T13_67">mu</text:span><text:span text:style-name="T13_68"><text:s/></text:span><text:span text:style-name="T13_69">nieco</text:span><text:span text:style-name="T13_70"><text:s/></text:span><text:span text:style-name="T13_71">wyświetleń</text:span><text:span text:style-name="T13_72">,<text:s/></text:span><text:span text:style-name="T13_73">choć</text:span><text:span text:style-name="T13_74"><text:s/></text:span><text:span text:style-name="T13_75">już</text:span><text:span text:style-name="T13_76"><text:s/></text:span><text:span text:style-name="T13_77">uzyskane</text:span><text:span text:style-name="T13_78"><text:s/>180 000<text:s/></text:span><text:span text:style-name="T13_79">tysięcy</text:span><text:span text:style-name="T13_80"><text:s/></text:span><text:span text:style-name="T13_81">to</text:span><text:span text:style-name="T13_82"><text:s/></text:span><text:span text:style-name="T13_83">wynik</text:span><text:span text:style-name="T13_84">,<text:s/></text:span><text:span text:style-name="T13_85">który</text:span><text:span text:style-name="T13_86"><text:s/></text:span><text:span text:style-name="T13_87">można</text:span><text:span text:style-name="T13_88"><text:s/></text:span><text:span text:style-name="T13_89">podziwiać</text:span><text:span text:style-name="T13_90">.<text:s/></text:span><text:span text:style-name="T13_91">Skoro</text:span><text:span text:style-name="T13_92"><text:s/></text:span><text:span text:style-name="T13_93">jednak</text:span><text:span text:style-name="T13_94"><text:s/></text:span><text:span text:style-name="T13_95">w</text:span><text:span text:style-name="T13_96"><text:s/></text:span><text:span text:style-name="T13_97">tym</text:span><text:span text:style-name="T13_98"><text:s/></text:span><text:span text:style-name="T13_99">akapicie</text:span><text:span text:style-name="T13_100"><text:s/></text:span><text:span text:style-name="T13_101">wspomniana</text:span><text:span text:style-name="T13_102"><text:s/></text:span><text:span text:style-name="T13_103">jest</text:span><text:span text:style-name="T13_104"><text:s/></text:span><text:span text:style-name="T13_105">Kryśka</text:span><text:span text:style-name="T13_106">,<text:s/></text:span><text:span text:style-name="T13_107">to</text:span><text:span text:style-name="T13_108"><text:s/></text:span><text:span text:style-name="T13_109">warto</text:span><text:span text:style-name="T13_110"><text:s/></text:span><text:span text:style-name="T13_111">dać</text:span><text:span text:style-name="T13_112"><text:s/></text:span><text:span text:style-name="T13_113">jej</text:span><text:span text:style-name="T13_114"><text:s/></text:span><text:span text:style-name="T13_115">kogoś</text:span><text:span text:style-name="T13_116"><text:s/></text:span><text:span text:style-name="T13_117">do</text:span><text:span text:style-name="T13_118"><text:s/></text:span><text:span text:style-name="T13_119">pary</text:span><text:span text:style-name="T13_120">.<text:s/></text:span><text:span text:style-name="T13_121">W</text:span><text:span text:style-name="T13_122"><text:s/></text:span><text:span text:style-name="T13_123">tym</text:span><text:span text:style-name="T13_124"><text:s/></text:span><text:span text:style-name="T13_125">wypadku</text:span><text:span text:style-name="T13_126"><text:s/></text:span><text:span text:style-name="T13_127">wybór</text:span><text:span text:style-name="T13_128"><text:s/></text:span><text:span text:style-name="T13_129">pada</text:span><text:span text:style-name="T13_130"><text:s/></text:span><text:span text:style-name="T13_131">na</text:span><text:span text:style-name="T13_132"><text:s/></text:span><text:span text:style-name="T13_133">Nightmare</text:span><text:span text:style-name="T13_134"><text:s/></text:span><text:span text:style-name="T13_135">Moon</text:span><text:span text:style-name="T13_136">,<text:s/></text:span><text:span text:style-name="T13_137">której</text:span><text:span text:style-name="T13_138"><text:s/></text:span><text:span text:style-name="T13_139">poświęcony</text:span><text:span text:style-name="T13_140"><text:s/></text:span><text:span text:style-name="T13_141">jest</text:span><text:span text:style-name="T13_142"><text:s/></text:span><text:span text:style-name="T13_143">przedostatni</text:span><text:span text:style-name="T13_144"><text:s/></text:span><text:span text:style-name="T13_145">z</text:span><text:span text:style-name="T13_146"><text:s/></text:span><text:span text:style-name="T13_147">wygrzebanych</text:span><text:span text:style-name="T13_148"><text:s/></text:span><text:span text:style-name="T13_149">utworów</text:span><text:span text:style-name="T13_150">.<text:s/></text:span><text:span text:style-name="T13_151">Mowa</text:span><text:span text:style-name="T13_152"><text:s/></text:span><text:span text:style-name="T13_153">o</text:span><text:span text:style-name="T13_154"><text:s/></text:span><text:span text:style-name="T13_155"><text:a xlink:type="simple" xlink:href="https://www.youtube.com/watch?v=dAvslx0eun8"><text:span text:style-name="T13_156">„</text:span></text:a></text:span><text:span text:style-name="T13_157"><text:a xlink:type="simple" xlink:href="https://www.youtube.com/watch?v=dAvslx0eun8"><text:span text:style-name="T13_158">This</text:span></text:a></text:span><text:span text:style-name="T13_159"><text:a xlink:type="simple" xlink:href="https://www.youtube.com/watch?v=dAvslx0eun8"><text:span text:style-name="T13_160"><text:s/></text:span></text:a></text:span><text:span text:style-name="T13_161"><text:a xlink:type="simple" xlink:href="https://www.youtube.com/watch?v=dAvslx0eun8"><text:span text:style-name="T13_162">is</text:span></text:a></text:span><text:span text:style-name="T13_163"><text:a xlink:type="simple" xlink:href="https://www.youtube.com/watch?v=dAvslx0eun8"><text:span text:style-name="T13_164"><text:s/></text:span></text:a></text:span><text:span text:style-name="T13_165"><text:a xlink:type="simple" xlink:href="https://www.youtube.com/watch?v=dAvslx0eun8"><text:span text:style-name="T13_166">Nightmare</text:span></text:a></text:span><text:span text:style-name="T13_167"><text:a xlink:type="simple" xlink:href="https://www.youtube.com/watch?v=dAvslx0eun8"><text:span text:style-name="T13_168"><text:s/></text:span></text:a></text:span><text:span text:style-name="T13_169"><text:a xlink:type="simple" xlink:href="https://www.youtube.com/watch?v=dAvslx0eun8"><text:span text:style-name="T13_170">Night</text:span></text:a></text:span><text:span text:style-name="T13_171"><text:a xlink:type="simple" xlink:href="https://www.youtube.com/watch?v=dAvslx0eun8"><text:span text:style-name="T13_172"><text:s/>–<text:s/></text:span></text:a></text:span><text:span text:style-name="T13_173"><text:a xlink:type="simple" xlink:href="https://www.youtube.com/watch?v=dAvslx0eun8"><text:span text:style-name="T13_174">ft</text:span></text:a></text:span><text:span text:style-name="T13_175"><text:a xlink:type="simple" xlink:href="https://www.youtube.com/watch?v=dAvslx0eun8"><text:span text:style-name="T13_176">.<text:s/></text:span></text:a></text:span><text:span text:style-name="T13_177"><text:a xlink:type="simple" xlink:href="https://www.youtube.com/watch?v=dAvslx0eun8"><text:span text:style-name="T13_178">ObabScribbler</text:span></text:a></text:span><text:span text:style-name="T13_179"><text:a xlink:type="simple" xlink:href="https://www.youtube.com/watch?v=dAvslx0eun8"><text:span text:style-name="T13_180"><text:s/></text:span></text:a></text:span><text:span text:style-name="T13_181"><text:a xlink:type="simple" xlink:href="https://www.youtube.com/watch?v=dAvslx0eun8"><text:span text:style-name="T13_182">and</text:span></text:a></text:span><text:span text:style-name="T13_183"><text:a xlink:type="simple" xlink:href="https://www.youtube.com/watch?v=dAvslx0eun8"><text:span text:style-name="T13_184"><text:s/></text:span></text:a></text:span><text:span text:style-name="T13_185"><text:a xlink:type="simple" xlink:href="https://www.youtube.com/watch?v=dAvslx0eun8"><text:span text:style-name="T13_186">NDLMoongoose</text:span></text:a></text:span><text:span text:style-name="T13_187"><text:a xlink:type="simple" xlink:href="https://www.youtube.com/watch?v=dAvslx0eun8"><text:span text:style-name="T13_188">”</text:span></text:a></text:span><text:span text:style-name="T13_189"><text:s/>(</text:span><text:span text:style-name="T13_190">Obrazek</text:span><text:span text:style-name="T13_191">.<text:s/></text:span><text:span text:style-name="T13_192">Źródło</text:span><text:span text:style-name="T13_193"><text:s/>-<text:s/></text:span><text:span text:style-name="T13_194"><text:a xlink:type="simple" xlink:href="https://www.youtube.com/watch?v=dAvslx0eun8"><text:span text:style-name="T13_195">https</text:span></text:a></text:span><text:span text:style-name="T13_196"><text:a xlink:type="simple" xlink:href="https://www.youtube.com/watch?v=dAvslx0eun8"><text:span text:style-name="T13_197">://</text:span></text:a></text:span><text:span text:style-name="T13_198"><text:a xlink:type="simple" xlink:href="https://www.youtube.com/watch?v=dAvslx0eun8"><text:span text:style-name="T13_199">www</text:span></text:a></text:span><text:span text:style-name="T13_200"><text:a xlink:type="simple" xlink:href="https://www.youtube.com/watch?v=dAvslx0eun8"><text:span text:style-name="T13_201">.</text:span></text:a></text:span><text:span text:style-name="T13_202"><text:a xlink:type="simple" xlink:href="https://www.youtube.com/watch?v=dAvslx0eun8"><text:span text:style-name="T13_203">youtube</text:span></text:a></text:span><text:span text:style-name="T13_204"><text:a xlink:type="simple" xlink:href="https://www.youtube.com/watch?v=dAvslx0eun8"><text:span text:style-name="T13_205">.</text:span></text:a></text:span><text:span text:style-name="T13_206"><text:a xlink:type="simple" xlink:href="https://www.youtube.com/watch?v=dAvslx0eun8"><text:span text:style-name="T13_207">com</text:span></text:a></text:span><text:span text:style-name="T13_208"><text:a xlink:type="simple" xlink:href="https://www.youtube.com/watch?v=dAvslx0eun8"><text:span text:style-name="T13_209">/</text:span></text:a></text:span><text:span text:style-name="T13_210"><text:a xlink:type="simple" xlink:href="https://www.youtube.com/watch?v=dAvslx0eun8"><text:span text:style-name="T13_211">watch</text:span></text:a></text:span><text:span text:style-name="T13_212"><text:a xlink:type="simple" xlink:href="https://www.youtube.com/watch?v=dAvslx0eun8"><text:span text:style-name="T13_213">?</text:span></text:a></text:span><text:span text:style-name="T13_214"><text:a xlink:type="simple" xlink:href="https://www.youtube.com/watch?v=dAvslx0eun8"><text:span text:style-name="T13_215">v</text:span></text:a></text:span><text:span text:style-name="T13_216"><text:a xlink:type="simple" xlink:href="https://www.youtube.com/watch?v=dAvslx0eun8"><text:span text:style-name="T13_217">=</text:span></text:a></text:span><text:span text:style-name="T13_218"><text:a xlink:type="simple" xlink:href="https://www.youtube.com/watch?v=dAvslx0eun8"><text:span text:style-name="T13_219">dAvslx</text:span></text:a></text:span><text:span text:style-name="T13_220"><text:a xlink:type="simple" xlink:href="https://www.youtube.com/watch?v=dAvslx0eun8"><text:span text:style-name="T13_221">0</text:span></text:a></text:span><text:span text:style-name="T13_222"><text:a xlink:type="simple" xlink:href="https://www.youtube.com/watch?v=dAvslx0eun8"><text:span text:style-name="T13_223">eun</text:span></text:a></text:span><text:span text:style-name="T13_224"><text:a xlink:type="simple" xlink:href="https://www.youtube.com/watch?v=dAvslx0eun8"><text:span text:style-name="T13_225">8</text:span></text:a></text:span><text:span text:style-name="T13_226">),<text:s/></text:span><text:span text:style-name="T13_227">będącym</text:span><text:span text:style-name="T13_228"><text:s/></text:span><text:span text:style-name="T13_229">wspaniałą</text:span><text:span text:style-name="T13_230"><text:s/></text:span><text:span text:style-name="T13_231">przeróbką</text:span><text:span text:style-name="T13_232"><text:s/></text:span><text:span text:style-name="T13_233">utworu</text:span><text:span text:style-name="T13_234"><text:s/></text:span><text:span text:style-name="T13_235">otwierającego</text:span><text:span text:style-name="T13_236"><text:s/></text:span><text:span text:style-name="T13_237">przepełnioną</text:span><text:span text:style-name="T13_238"><text:s/></text:span><text:span text:style-name="T13_239">czarnym</text:span><text:span text:style-name="T13_240"><text:s/></text:span><text:span text:style-name="T13_241">humorem</text:span><text:span text:style-name="T13_242"><text:s/></text:span><text:span text:style-name="T13_243">bajkę</text:span><text:span text:style-name="T13_244"><text:s/>„</text:span><text:span text:style-name="T13_245">The</text:span><text:span text:style-name="T13_246"><text:s/></text:span><text:span text:style-name="T13_247">Nightmare</text:span><text:span text:style-name="T13_248"><text:s/></text:span><text:span text:style-name="T13_249">Before</text:span><text:span text:style-name="T13_250"><text:s/></text:span><text:span text:style-name="T13_251">Christmas</text:span><text:span text:style-name="T13_252">”.<text:s/></text:span><text:span text:style-name="T13_253">Autor</text:span><text:span text:style-name="T13_254"><text:s/></text:span><text:span text:style-name="T13_255">komiksu</text:span><text:span text:style-name="T13_256"><text:s/></text:span><text:span text:style-name="T13_257">po</text:span><text:span text:style-name="T13_258"><text:s/></text:span><text:span text:style-name="T13_259">raz</text:span><text:span text:style-name="T13_260"><text:s/></text:span><text:span text:style-name="T13_261">kolejny</text:span><text:span text:style-name="T13_262"><text:s/></text:span><text:span text:style-name="T13_263">wykonał</text:span><text:span text:style-name="T13_264"><text:s/></text:span><text:span text:style-name="T13_265">kawał</text:span><text:span text:style-name="T13_266"><text:s/></text:span><text:span text:style-name="T13_267">fenomenalnej</text:span><text:span text:style-name="T13_268"><text:s/></text:span><text:span text:style-name="T13_269">roboty</text:span><text:span text:style-name="T13_270"><text:s/>–<text:s/></text:span><text:span text:style-name="T13_271">chociaż</text:span><text:span text:style-name="T13_272"><text:s/></text:span><text:span text:style-name="T13_273">tekst</text:span><text:span text:style-name="T13_274"><text:s/></text:span><text:span text:style-name="T13_275">został</text:span><text:span text:style-name="T13_276"><text:s/></text:span><text:span text:style-name="T13_277">zmieniony</text:span><text:span text:style-name="T13_278"><text:s/></text:span><text:span text:style-name="T13_279">tylko</text:span><text:span text:style-name="T13_280"><text:s/></text:span><text:span text:style-name="T13_281">w</text:span><text:span text:style-name="T13_282"><text:s/></text:span><text:span text:style-name="T13_283">miejscach</text:span><text:span text:style-name="T13_284">,<text:s/></text:span><text:span text:style-name="T13_285">które</text:span><text:span text:style-name="T13_286"><text:s/></text:span><text:span text:style-name="T13_287">tego</text:span><text:span text:style-name="T13_288"><text:s/></text:span><text:span text:style-name="T13_289">wymagały</text:span><text:span text:style-name="T13_290">,<text:s/></text:span><text:span text:style-name="T13_291">to</text:span><text:span text:style-name="T13_292"><text:s/></text:span><text:span text:style-name="T13_293">udało</text:span><text:span text:style-name="T13_294"><text:s/></text:span><text:span text:style-name="T13_295">mu</text:span><text:span text:style-name="T13_296"><text:s/></text:span><text:span text:style-name="T13_297">się</text:span><text:span text:style-name="T13_298"><text:s/></text:span><text:span text:style-name="T13_299">jednocześnie</text:span><text:span text:style-name="T13_300"><text:s/></text:span><text:span text:style-name="T13_301">utrzymać</text:span><text:span text:style-name="T13_302"><text:s/></text:span><text:span text:style-name="T13_303">klimat</text:span><text:span text:style-name="T13_304"><text:s/></text:span><text:span text:style-name="T13_305">oryginału</text:span><text:span text:style-name="T13_306"><text:s/></text:span><text:span text:style-name="T13_307">i</text:span><text:span text:style-name="T13_308"><text:s/></text:span><text:span text:style-name="T13_309">świetnie</text:span><text:span text:style-name="T13_310"><text:s/></text:span><text:span text:style-name="T13_311">wpasować</text:span><text:span text:style-name="T13_312"><text:s/></text:span><text:span text:style-name="T13_313">się</text:span><text:span text:style-name="T13_314"><text:s/></text:span><text:span text:style-name="T13_315">w</text:span><text:span text:style-name="T13_316"><text:s/></text:span><text:span text:style-name="T13_317">kucykowe</text:span><text:span text:style-name="T13_318"><text:s/></text:span><text:span text:style-name="T13_319">klimaty</text:span><text:span text:style-name="T13_320">.<text:s/></text:span><text:span text:style-name="T13_321">Postacie</text:span><text:span text:style-name="T13_322"><text:s/></text:span><text:span text:style-name="T13_323">zostały</text:span><text:span text:style-name="T13_324"><text:s/></text:span><text:span text:style-name="T13_325">doskonałe</text:span><text:span text:style-name="T13_326"><text:s/></text:span><text:span text:style-name="T13_327">dobrane</text:span><text:span text:style-name="T13_328"><text:s/></text:span><text:span text:style-name="T13_329">do</text:span><text:span text:style-name="T13_330"><text:s/></text:span><text:span text:style-name="T13_331">swoich</text:span><text:span text:style-name="T13_332"><text:s/></text:span><text:span text:style-name="T13_333">ról</text:span><text:span text:style-name="T13_334"><text:s/>–<text:s/></text:span><text:span text:style-name="T13_335">zdecydowanie</text:span><text:span text:style-name="T13_336"><text:s/></text:span><text:span text:style-name="T13_337">przodują</text:span><text:span text:style-name="T13_338"><text:s/></text:span><text:span text:style-name="T13_339">tu</text:span><text:span text:style-name="T13_340"><text:s/></text:span><text:span text:style-name="T13_341">Twilight</text:span><text:span text:style-name="T13_342"><text:s/></text:span><text:span text:style-name="T13_343">i</text:span><text:span text:style-name="T13_344"><text:s/></text:span><text:span text:style-name="T13_345">Trixie</text:span><text:span text:style-name="T13_346"><text:s/></text:span><text:span text:style-name="T13_347">jako</text:span><text:span text:style-name="T13_348"><text:s/></text:span><text:span text:style-name="T13_349">wiedźmy</text:span><text:span text:style-name="T13_350">,<text:s/></text:span><text:span text:style-name="T13_351">wyprzedzane</text:span><text:span text:style-name="T13_352"><text:s/></text:span><text:span text:style-name="T13_353">jedynie</text:span><text:span text:style-name="T13_354"><text:s/></text:span><text:span text:style-name="T13_355">przez</text:span><text:span text:style-name="T13_356"><text:s/></text:span><text:span text:style-name="T13_357">absolutnie</text:span><text:span text:style-name="T13_358"><text:s/></text:span><text:span text:style-name="T13_359">perfekcyjną</text:span><text:span text:style-name="T13_360"><text:s/></text:span><text:span text:style-name="T13_361">Rarity</text:span><text:span text:style-name="T13_362"><text:s/></text:span><text:span text:style-name="T13_363">ucharakteryzowaną</text:span><text:span text:style-name="T13_364"><text:s/></text:span><text:span text:style-name="T13_365">na</text:span><text:span text:style-name="T13_366"><text:s/></text:span><text:span text:style-name="T13_367">wampira</text:span><text:span text:style-name="T13_368">.<text:s/></text:span><text:span text:style-name="T13_369">W</text:span><text:span text:style-name="T13_370"><text:s/></text:span><text:span text:style-name="T13_371">nagrywaniu</text:span><text:span text:style-name="T13_372">,<text:s/></text:span><text:span text:style-name="T13_373">jak</text:span><text:span text:style-name="T13_374"><text:s/></text:span><text:span text:style-name="T13_375">wynika</text:span><text:span text:style-name="T13_376"><text:s/></text:span><text:span text:style-name="T13_377">z</text:span><text:span text:style-name="T13_378"><text:s/></text:span><text:span text:style-name="T13_379">podanych</text:span><text:span text:style-name="T13_380"><text:s/></text:span><text:span text:style-name="T13_381">informacji</text:span><text:span text:style-name="T13_382">,<text:s/></text:span><text:span text:style-name="T13_383">wzięło</text:span><text:span text:style-name="T13_384"><text:s/></text:span><text:span text:style-name="T13_385">udział</text:span><text:span text:style-name="T13_386"><text:s/></text:span><text:span text:style-name="T13_387">kilka</text:span><text:span text:style-name="T13_388"><text:s/></text:span><text:span text:style-name="T13_389">osób</text:span><text:span text:style-name="T13_390"><text:s/></text:span><text:span text:style-name="T13_391">i</text:span><text:span text:style-name="T13_392"><text:s/></text:span><text:span text:style-name="T13_393">wyszło</text:span><text:span text:style-name="T13_394"><text:s/></text:span><text:span text:style-name="T13_395">to</text:span><text:span text:style-name="T13_396"><text:s/></text:span><text:span text:style-name="T13_397">wyśmienicie</text:span><text:span text:style-name="T13_398">.<text:s/></text:span><text:span text:style-name="T13_399">Nadal</text:span><text:span text:style-name="T13_400"><text:s/></text:span><text:span text:style-name="T13_401">nie</text:span><text:span text:style-name="T13_402"><text:s/></text:span><text:span text:style-name="T13_403">nazwałbym</text:span><text:span text:style-name="T13_404"><text:s/></text:span><text:span text:style-name="T13_405">tego</text:span><text:span text:style-name="T13_406">…<text:s/></text:span><text:span text:style-name="T13_407">profesjonalną</text:span><text:span text:style-name="T13_408"><text:s/></text:span><text:span text:style-name="T13_409">robotą</text:span><text:span text:style-name="T13_410">,<text:s/></text:span><text:span text:style-name="T13_411">ale</text:span><text:span text:style-name="T13_412"><text:s/></text:span><text:span text:style-name="T13_413">też</text:span><text:span text:style-name="T13_414"><text:s/></text:span><text:span text:style-name="T13_415">nie</text:span><text:span text:style-name="T13_416"><text:s/></text:span><text:span text:style-name="T13_417">tego</text:span><text:span text:style-name="T13_418"><text:s/></text:span><text:span text:style-name="T13_419">szukam</text:span><text:span text:style-name="T13_420">,<text:s/></text:span><text:span text:style-name="T13_421">odpalając</text:span><text:span text:style-name="T13_422"><text:s/></text:span><text:span text:style-name="T13_423">fandomowe</text:span><text:span text:style-name="T13_424"><text:s/></text:span><text:span text:style-name="T13_425">utwory</text:span><text:span text:style-name="T13_426"><text:s/>–<text:s/></text:span><text:span text:style-name="T13_427">owszem</text:span><text:span text:style-name="T13_428">,<text:s/></text:span><text:span text:style-name="T13_429">zawsze</text:span><text:span text:style-name="T13_430"><text:s/></text:span><text:span text:style-name="T13_431">miło</text:span><text:span text:style-name="T13_432"><text:s/></text:span><text:span text:style-name="T13_433">usłyszeć</text:span><text:span text:style-name="T13_434"><text:s/></text:span><text:span text:style-name="T13_435">dobre</text:span><text:span text:style-name="T13_436"><text:s/></text:span><text:span text:style-name="T13_437">jakościowo</text:span><text:span text:style-name="T13_438"><text:s/></text:span><text:span text:style-name="T13_439">twory</text:span><text:span text:style-name="T13_440">,<text:s/></text:span><text:span text:style-name="T13_441">ale</text:span><text:span text:style-name="T13_442"><text:s/></text:span><text:span text:style-name="T13_443">w</text:span><text:span text:style-name="T13_444"><text:s/></text:span><text:span text:style-name="T13_445">tym</text:span><text:span text:style-name="T13_446"><text:s/></text:span><text:span text:style-name="T13_447">wypadku</text:span><text:span text:style-name="T13_448"><text:s/></text:span><text:span text:style-name="T13_449">najważniejsza</text:span><text:span text:style-name="T13_450"><text:s/></text:span><text:span text:style-name="T13_451">jest</text:span><text:span text:style-name="T13_452"><text:s/></text:span><text:span text:style-name="T13_453">pasja</text:span><text:span text:style-name="T13_454"><text:s/></text:span><text:span text:style-name="T13_455">śpiewających</text:span><text:span text:style-name="T13_456">,<text:s/></text:span><text:span text:style-name="T13_457">którą</text:span><text:span text:style-name="T13_458"><text:s/></text:span><text:span text:style-name="T13_459">tutaj</text:span><text:span text:style-name="T13_460"><text:s/></text:span><text:span text:style-name="T13_461">słychać</text:span><text:span text:style-name="T13_462"><text:s/></text:span><text:span text:style-name="T13_463">wprost</text:span><text:span text:style-name="T13_464"><text:s/></text:span><text:span text:style-name="T13_465">bezbłędnie</text:span><text:span text:style-name="T13_466">.<text:s/></text:span><text:span text:style-name="T13_467">Nawet</text:span><text:span text:style-name="T13_468"><text:s/></text:span><text:span text:style-name="T13_469">głos</text:span><text:span text:style-name="T13_470"><text:s/></text:span><text:span text:style-name="T13_471">Discorda</text:span><text:span text:style-name="T13_472">,<text:s/></text:span><text:span text:style-name="T13_473">choć</text:span><text:span text:style-name="T13_474"><text:s/></text:span><text:span text:style-name="T13_475">jego</text:span><text:span text:style-name="T13_476"><text:s/></text:span><text:span text:style-name="T13_477">rola</text:span><text:span text:style-name="T13_478"><text:s/></text:span><text:span text:style-name="T13_479">jest</text:span><text:span text:style-name="T13_480"><text:s/></text:span><text:span text:style-name="T13_481">bardzo</text:span><text:span text:style-name="T13_482"><text:s/></text:span><text:span text:style-name="T13_483">epizodyczna</text:span><text:span text:style-name="T13_484">,<text:s/></text:span><text:span text:style-name="T13_485">brzmi</text:span><text:span text:style-name="T13_486"><text:s/></text:span><text:span text:style-name="T13_487">całkiem</text:span><text:span text:style-name="T13_488"><text:s/></text:span><text:span text:style-name="T13_489">nieźle</text:span><text:span text:style-name="T13_490"><text:s/>(</text:span><text:span text:style-name="T13_491">oczywiście</text:span><text:span text:style-name="T13_492"><text:s/></text:span><text:span text:style-name="T13_493">nie</text:span><text:span text:style-name="T13_494"><text:s/></text:span><text:span text:style-name="T13_495">aż</text:span><text:span text:style-name="T13_496"><text:s/></text:span><text:span text:style-name="T13_497">tak</text:span><text:span text:style-name="T13_498"><text:s/></text:span><text:span text:style-name="T13_499">dobrze</text:span><text:span text:style-name="T13_500"><text:s/></text:span><text:span text:style-name="T13_501">jak</text:span><text:span text:style-name="T13_502"><text:s/></text:span><text:span text:style-name="T13_503">DeLancie</text:span><text:span text:style-name="T13_504">,<text:s/></text:span><text:span text:style-name="T13_505">ale</text:span><text:span text:style-name="T13_506"><text:s/></text:span><text:span text:style-name="T13_507">wcale</text:span><text:span text:style-name="T13_508"><text:s/></text:span><text:span text:style-name="T13_509">strawnie</text:span><text:span text:style-name="T13_510">).<text:s/></text:span><text:span text:style-name="T13_511">Zachęcam</text:span><text:span text:style-name="T13_512"><text:s/></text:span><text:span text:style-name="T13_513">do</text:span><text:span text:style-name="T13_514"><text:s/></text:span><text:span text:style-name="T13_515">ponownego</text:span><text:span text:style-name="T13_516"><text:s/></text:span><text:span text:style-name="T13_517">odsłuchania</text:span><text:span text:style-name="T13_518"><text:s/></text:span><text:span text:style-name="T13_519">tego</text:span><text:span text:style-name="T13_520"><text:s/></text:span><text:span text:style-name="T13_521">utworu</text:span><text:span text:style-name="T13_522">,<text:s/></text:span><text:span text:style-name="T13_523">szczególnie</text:span><text:span text:style-name="T13_524"><text:s/></text:span><text:span text:style-name="T13_525">w</text:span><text:span text:style-name="T13_526"><text:s/></text:span><text:span text:style-name="T13_527">okresie</text:span><text:span text:style-name="T13_528"><text:s/></text:span><text:span text:style-name="T13_529">jesienno</text:span><text:span text:style-name="T13_530">-</text:span><text:span text:style-name="T13_531">zimowym</text:span><text:span text:style-name="T13_532">,<text:s/></text:span><text:span text:style-name="T13_533">gdyż</text:span><text:span text:style-name="T13_534"><text:s/></text:span><text:span text:style-name="T13_535">pasuje</text:span><text:span text:style-name="T13_536"><text:s/></text:span><text:span text:style-name="T13_537">do</text:span><text:span text:style-name="T13_538"><text:s/></text:span><text:span text:style-name="T13_539">niego</text:span><text:span text:style-name="T13_540"><text:s/></text:span><text:span text:style-name="T13_541">wprost</text:span><text:span text:style-name="T13_542"><text:s/></text:span><text:span text:style-name="T13_543">idealnie</text:span><text:span text:style-name="T13_544">.</text:span></text:p>
      <text:p text:style-name="P14"/>
      <text:p text:style-name="P15"><text:span text:style-name="T15_1">Na</text:span><text:span text:style-name="T15_2"><text:s/></text:span><text:span text:style-name="T15_3">zakończenie</text:span><text:span text:style-name="T15_4"><text:s/></text:span><text:span text:style-name="T15_5">zaprezentuję</text:span><text:span text:style-name="T15_6"><text:s/></text:span><text:span text:style-name="T15_7">Wam</text:span><text:span text:style-name="T15_8"><text:s/></text:span><text:span text:style-name="T15_9">jedną</text:span><text:span text:style-name="T15_10"><text:s/></text:span><text:span text:style-name="T15_11">z</text:span><text:span text:style-name="T15_12"><text:s/></text:span><text:span text:style-name="T15_13">mniej</text:span><text:span text:style-name="T15_14"><text:s/></text:span><text:span text:style-name="T15_15">popularnych</text:span><text:span text:style-name="T15_16"><text:s/></text:span><text:span text:style-name="T15_17">piosenek</text:span><text:span text:style-name="T15_18"><text:s/>(</text:span><text:span text:style-name="T15_19">sugerując</text:span><text:span text:style-name="T15_20"><text:s/></text:span><text:span text:style-name="T15_21">się</text:span><text:span text:style-name="T15_22"><text:s/></text:span><text:span text:style-name="T15_23">liczbą</text:span><text:span text:style-name="T15_24"><text:s/></text:span><text:span text:style-name="T15_25">wyświetleń</text:span><text:span text:style-name="T15_26">),<text:s/></text:span><text:span text:style-name="T15_27">która</text:span><text:span text:style-name="T15_28"><text:s/></text:span><text:span text:style-name="T15_29">jednak</text:span><text:span text:style-name="T15_30"><text:s/></text:span><text:span text:style-name="T15_31">według</text:span><text:span text:style-name="T15_32"><text:s/></text:span><text:span text:style-name="T15_33">mnie</text:span><text:span text:style-name="T15_34"><text:s/></text:span><text:span text:style-name="T15_35">jest</text:span><text:span text:style-name="T15_36"><text:s/></text:span><text:span text:style-name="T15_37">po</text:span><text:span text:style-name="T15_38"><text:s/></text:span><text:span text:style-name="T15_39">prostu</text:span><text:span text:style-name="T15_40"><text:s/></text:span><text:span text:style-name="T15_41">najlepsza</text:span><text:span text:style-name="T15_42"><text:s/>–<text:s/></text:span><text:span text:style-name="T15_43">może</text:span><text:span text:style-name="T15_44"><text:s/></text:span><text:span text:style-name="T15_45">dlatego</text:span><text:span text:style-name="T15_46">,<text:s/></text:span><text:span text:style-name="T15_47">iż</text:span><text:span text:style-name="T15_48"><text:s/></text:span><text:span text:style-name="T15_49">bardzo</text:span><text:span text:style-name="T15_50"><text:s/></text:span><text:span text:style-name="T15_51">lubię</text:span><text:span text:style-name="T15_52"><text:s/></text:span><text:span text:style-name="T15_53">to</text:span><text:span text:style-name="T15_54">,<text:s/></text:span><text:span text:style-name="T15_55">na</text:span><text:span text:style-name="T15_56"><text:s/></text:span><text:span text:style-name="T15_57">podstawie</text:span><text:span text:style-name="T15_58"><text:s/></text:span><text:span text:style-name="T15_59">czego</text:span><text:span text:style-name="T15_60"><text:s/></text:span><text:span text:style-name="T15_61">powstała</text:span><text:span text:style-name="T15_62">,<text:s/></text:span><text:span text:style-name="T15_63">czyli</text:span><text:span text:style-name="T15_64"><text:s/>„</text:span><text:span text:style-name="T15_65">Doctor</text:span><text:span text:style-name="T15_66"><text:s/></text:span><text:span text:style-name="T15_67">Horrible</text:span><text:span text:style-name="T15_68"><text:s/></text:span><text:span text:style-name="T15_69">Sing</text:span><text:span text:style-name="T15_70">-</text:span><text:span text:style-name="T15_71">Along</text:span><text:span text:style-name="T15_72"><text:s/></text:span><text:span text:style-name="T15_73">Blog</text:span><text:span text:style-name="T15_74">”.<text:s/></text:span><text:span text:style-name="T15_75">Każdego</text:span><text:span text:style-name="T15_76">,<text:s/></text:span><text:span text:style-name="T15_77">kto</text:span><text:span text:style-name="T15_78"><text:s/></text:span><text:span text:style-name="T15_79">nie</text:span><text:span text:style-name="T15_80"><text:s/></text:span><text:span text:style-name="T15_81">wie</text:span><text:span text:style-name="T15_82">,<text:s/></text:span><text:span text:style-name="T15_83">o</text:span><text:span text:style-name="T15_84"><text:s/></text:span><text:span text:style-name="T15_85">czym</text:span><text:span text:style-name="T15_86"><text:s/></text:span><text:span text:style-name="T15_87">mowa</text:span><text:span text:style-name="T15_88">,<text:s/></text:span><text:span text:style-name="T15_89">zachęcam</text:span><text:span text:style-name="T15_90"><text:s/></text:span><text:span text:style-name="T15_91">do</text:span><text:span text:style-name="T15_92"><text:s/></text:span><text:span text:style-name="T15_93">poświęcenia</text:span><text:span text:style-name="T15_94"><text:s/>45<text:s/></text:span><text:span text:style-name="T15_95">minut</text:span><text:span text:style-name="T15_96"><text:s/></text:span><text:span text:style-name="T15_97">życia</text:span><text:span text:style-name="T15_98"><text:s/></text:span><text:span text:style-name="T15_99">na</text:span><text:span text:style-name="T15_100"><text:s/></text:span><text:span text:style-name="T15_101">zapoznanie</text:span><text:span text:style-name="T15_102"><text:s/></text:span><text:span text:style-name="T15_103">się</text:span><text:span text:style-name="T15_104"><text:s/></text:span><text:span text:style-name="T15_105">z</text:span><text:span text:style-name="T15_106"><text:s/></text:span><text:span text:style-name="T15_107">tym</text:span><text:span text:style-name="T15_108"><text:s/></text:span><text:span text:style-name="T15_109">pokazem</text:span><text:span text:style-name="T15_110"><text:s/></text:span><text:span text:style-name="T15_111">czystego</text:span><text:span text:style-name="T15_112"><text:s/></text:span><text:span text:style-name="T15_113">geniuszu</text:span><text:span text:style-name="T15_114">.<text:s/></text:span><text:span text:style-name="T15_115">Ale</text:span><text:span text:style-name="T15_116">,<text:s/></text:span><text:span text:style-name="T15_117">ale</text:span><text:span text:style-name="T15_118">,<text:s/></text:span><text:span text:style-name="T15_119">trzeba</text:span><text:span text:style-name="T15_120"><text:s/></text:span><text:span text:style-name="T15_121">wrócić</text:span><text:span text:style-name="T15_122"><text:s/></text:span><text:span text:style-name="T15_123">do</text:span><text:span text:style-name="T15_124"><text:s/></text:span><text:span text:style-name="T15_125">piosenki</text:span><text:span text:style-name="T15_126">,<text:s/></text:span><text:span text:style-name="T15_127">czyli</text:span><text:span text:style-name="T15_128"><text:s/></text:span><text:span text:style-name="T15_129"><text:a xlink:type="simple" xlink:href="https://www.youtube.com/watch?v=D1koh5OQY3Q"><text:span text:style-name="T15_130">„</text:span></text:a></text:span><text:span text:style-name="T15_131"><text:a xlink:type="simple" xlink:href="https://www.youtube.com/watch?v=D1koh5OQY3Q"><text:span text:style-name="T15_132">Fluttershy</text:span></text:a></text:span><text:span text:style-name="T15_133"><text:a xlink:type="simple" xlink:href="https://www.youtube.com/watch?v=D1koh5OQY3Q"><text:span text:style-name="T15_134"><text:s/>–<text:s/></text:span></text:a></text:span><text:span text:style-name="T15_135"><text:a xlink:type="simple" xlink:href="https://www.youtube.com/watch?v=D1koh5OQY3Q"><text:span text:style-name="T15_136">Brand</text:span></text:a></text:span><text:span text:style-name="T15_137"><text:a xlink:type="simple" xlink:href="https://www.youtube.com/watch?v=D1koh5OQY3Q"><text:span text:style-name="T15_138"><text:s/></text:span></text:a></text:span><text:span text:style-name="T15_139"><text:a xlink:type="simple" xlink:href="https://www.youtube.com/watch?v=D1koh5OQY3Q"><text:span text:style-name="T15_140">New</text:span></text:a></text:span><text:span text:style-name="T15_141"><text:a xlink:type="simple" xlink:href="https://www.youtube.com/watch?v=D1koh5OQY3Q"><text:span text:style-name="T15_142"><text:s/></text:span></text:a></text:span><text:span text:style-name="T15_143"><text:a xlink:type="simple" xlink:href="https://www.youtube.com/watch?v=D1koh5OQY3Q"><text:span text:style-name="T15_144">Day</text:span></text:a></text:span><text:span text:style-name="T15_145"><text:a xlink:type="simple" xlink:href="https://www.youtube.com/watch?v=D1koh5OQY3Q"><text:span text:style-name="T15_146">”</text:span></text:a></text:span><text:span text:style-name="T15_147"><text:s/>(</text:span><text:span text:style-name="T15_148">Obrazek</text:span><text:span text:style-name="T15_149">.<text:s/></text:span><text:span text:style-name="T15_150">Źródło</text:span><text:span text:style-name="T15_151"><text:s/>-<text:s/></text:span><text:span text:style-name="T15_152"><text:a xlink:type="simple" xlink:href="https://www.youtube.com/watch?v=D1koh5OQY3Q"><text:span text:style-name="T15_153">https</text:span></text:a></text:span><text:span text:style-name="T15_154"><text:a xlink:type="simple" xlink:href="https://www.youtube.com/watch?v=D1koh5OQY3Q"><text:span text:style-name="T15_155">://</text:span></text:a></text:span><text:span text:style-name="T15_156"><text:a xlink:type="simple" xlink:href="https://www.youtube.com/watch?v=D1koh5OQY3Q"><text:span text:style-name="T15_157">www</text:span></text:a></text:span><text:span text:style-name="T15_158"><text:a xlink:type="simple" xlink:href="https://www.youtube.com/watch?v=D1koh5OQY3Q"><text:span text:style-name="T15_159">.</text:span></text:a></text:span><text:span text:style-name="T15_160"><text:a xlink:type="simple" xlink:href="https://www.youtube.com/watch?v=D1koh5OQY3Q"><text:span text:style-name="T15_161">youtube</text:span></text:a></text:span><text:span text:style-name="T15_162"><text:a xlink:type="simple" xlink:href="https://www.youtube.com/watch?v=D1koh5OQY3Q"><text:span text:style-name="T15_163">.</text:span></text:a></text:span><text:span text:style-name="T15_164"><text:a xlink:type="simple" xlink:href="https://www.youtube.com/watch?v=D1koh5OQY3Q"><text:span text:style-name="T15_165">com</text:span></text:a></text:span><text:span text:style-name="T15_166"><text:a xlink:type="simple" xlink:href="https://www.youtube.com/watch?v=D1koh5OQY3Q"><text:span text:style-name="T15_167">/</text:span></text:a></text:span><text:span text:style-name="T15_168"><text:a xlink:type="simple" xlink:href="https://www.youtube.com/watch?v=D1koh5OQY3Q"><text:span text:style-name="T15_169">watch</text:span></text:a></text:span><text:span text:style-name="T15_170"><text:a xlink:type="simple" xlink:href="https://www.youtube.com/watch?v=D1koh5OQY3Q"><text:span text:style-name="T15_171">?</text:span></text:a></text:span><text:span text:style-name="T15_172"><text:a xlink:type="simple" xlink:href="https://www.youtube.com/watch?v=D1koh5OQY3Q"><text:span text:style-name="T15_173">v</text:span></text:a></text:span><text:span text:style-name="T15_174"><text:a xlink:type="simple" xlink:href="https://www.youtube.com/watch?v=D1koh5OQY3Q"><text:span text:style-name="T15_175">=</text:span></text:a></text:span><text:span text:style-name="T15_176"><text:a xlink:type="simple" xlink:href="https://www.youtube.com/watch?v=D1koh5OQY3Q"><text:span text:style-name="T15_177">D</text:span></text:a></text:span><text:span text:style-name="T15_178"><text:a xlink:type="simple" xlink:href="https://www.youtube.com/watch?v=D1koh5OQY3Q"><text:span text:style-name="T15_179">1</text:span></text:a></text:span><text:span text:style-name="T15_180"><text:a xlink:type="simple" xlink:href="https://www.youtube.com/watch?v=D1koh5OQY3Q"><text:span text:style-name="T15_181">koh</text:span></text:a></text:span><text:span text:style-name="T15_182"><text:a xlink:type="simple" xlink:href="https://www.youtube.com/watch?v=D1koh5OQY3Q"><text:span text:style-name="T15_183">5</text:span></text:a></text:span><text:span text:style-name="T15_184"><text:a xlink:type="simple" xlink:href="https://www.youtube.com/watch?v=D1koh5OQY3Q"><text:span text:style-name="T15_185">OQY</text:span></text:a></text:span><text:span text:style-name="T15_186"><text:a xlink:type="simple" xlink:href="https://www.youtube.com/watch?v=D1koh5OQY3Q"><text:span text:style-name="T15_187">3</text:span></text:a></text:span><text:span text:style-name="T15_188"><text:a xlink:type="simple" xlink:href="https://www.youtube.com/watch?v=D1koh5OQY3Q"><text:span text:style-name="T15_189">Q</text:span></text:a></text:span><text:span text:style-name="T15_190">).<text:s/></text:span><text:span text:style-name="T15_191">Nie</text:span><text:span text:style-name="T15_192"><text:s/></text:span><text:span text:style-name="T15_193">powiem</text:span><text:span text:style-name="T15_194">,<text:s/></text:span><text:span text:style-name="T15_195">ale</text:span><text:span text:style-name="T15_196"><text:s/></text:span><text:span text:style-name="T15_197">wizja</text:span><text:span text:style-name="T15_198"><text:s/></text:span><text:span text:style-name="T15_199">Fluttershy</text:span><text:span text:style-name="T15_200"><text:s/></text:span><text:span text:style-name="T15_201">w</text:span><text:span text:style-name="T15_202"><text:s/></text:span><text:span text:style-name="T15_203">roli</text:span><text:span text:style-name="T15_204"><text:s/></text:span><text:span text:style-name="T15_205">szalonego</text:span><text:span text:style-name="T15_206"><text:s/>(</text:span><text:span text:style-name="T15_207">i</text:span><text:span text:style-name="T15_208"><text:s/></text:span><text:span text:style-name="T15_209">koniecznie</text:span><text:span text:style-name="T15_210"><text:s/></text:span><text:span text:style-name="T15_211">przy</text:span><text:span text:style-name="T15_212"><text:s/></text:span><text:span text:style-name="T15_213">tym</text:span><text:span text:style-name="T15_214"><text:s/></text:span><text:span text:style-name="T15_215">złego</text:span><text:span text:style-name="T15_216">!)<text:s/></text:span><text:span text:style-name="T15_217">naukowca</text:span><text:span text:style-name="T15_218"><text:s/></text:span><text:span text:style-name="T15_219">jest</text:span><text:span text:style-name="T15_220"><text:s/></text:span><text:span text:style-name="T15_221">po</text:span><text:span text:style-name="T15_222"><text:s/></text:span><text:span text:style-name="T15_223">prostu</text:span><text:span text:style-name="T15_224"><text:s/></text:span><text:span text:style-name="T15_225">urocza</text:span><text:span text:style-name="T15_226"><text:s/>–<text:s/></text:span><text:span text:style-name="T15_227">nie</text:span><text:span text:style-name="T15_228"><text:s/></text:span><text:span text:style-name="T15_229">da</text:span><text:span text:style-name="T15_230"><text:s/></text:span><text:span text:style-name="T15_231">się</text:span><text:span text:style-name="T15_232"><text:s/></text:span><text:span text:style-name="T15_233">jej</text:span><text:span text:style-name="T15_234"><text:s/></text:span><text:span text:style-name="T15_235">nie</text:span><text:span text:style-name="T15_236"><text:s/></text:span><text:span text:style-name="T15_237">polubić</text:span><text:span text:style-name="T15_238">.<text:s/></text:span><text:span text:style-name="T15_239">A</text:span><text:span text:style-name="T15_240"><text:s/></text:span><text:span text:style-name="T15_241">jeszcze</text:span><text:span text:style-name="T15_242"><text:s/></text:span><text:span text:style-name="T15_243">dodajmy</text:span><text:span text:style-name="T15_244"><text:s/></text:span><text:span text:style-name="T15_245">do</text:span><text:span text:style-name="T15_246"><text:s/></text:span><text:span text:style-name="T15_247">tego</text:span><text:span text:style-name="T15_248"><text:s/></text:span><text:span text:style-name="T15_249">fakt</text:span><text:span text:style-name="T15_250">,<text:s/></text:span><text:span text:style-name="T15_251">że</text:span><text:span text:style-name="T15_252"><text:s/></text:span><text:span text:style-name="T15_253">przedstawionym</text:span><text:span text:style-name="T15_254"><text:s/></text:span><text:span text:style-name="T15_255">antagonistą</text:span><text:span text:style-name="T15_256"><text:s/></text:span><text:span text:style-name="T15_257">jest</text:span><text:span text:style-name="T15_258"><text:s/></text:span><text:span text:style-name="T15_259">Gilda</text:span><text:span text:style-name="T15_260"><text:s/></text:span><text:span text:style-name="T15_261">i</text:span><text:span text:style-name="T15_262"><text:s/></text:span><text:span text:style-name="T15_263">już</text:span><text:span text:style-name="T15_264"><text:s/></text:span><text:span text:style-name="T15_265">w</text:span><text:span text:style-name="T15_266"><text:s/></text:span><text:span text:style-name="T15_267">ogóle</text:span><text:span text:style-name="T15_268"><text:s/></text:span><text:span text:style-name="T15_269">jest</text:span><text:span text:style-name="T15_270"><text:s/></text:span><text:span text:style-name="T15_271">pięknie</text:span><text:span text:style-name="T15_272">.<text:s/></text:span><text:span text:style-name="T15_273">Głos</text:span><text:span text:style-name="T15_274"><text:s/></text:span><text:span text:style-name="T15_275">piosenkarki</text:span><text:span text:style-name="T15_276"><text:s/></text:span><text:span text:style-name="T15_277">też</text:span><text:span text:style-name="T15_278"><text:s/></text:span><text:span text:style-name="T15_279">świetnie</text:span><text:span text:style-name="T15_280"><text:s/></text:span><text:span text:style-name="T15_281">pasuje</text:span><text:span text:style-name="T15_282"><text:s/></text:span><text:span text:style-name="T15_283">do</text:span><text:span text:style-name="T15_284"><text:s/></text:span><text:span text:style-name="T15_285"><office:annotation><dc:creator/><text:p text:style-name="P16"><text:span text:style-name="T16_1">Hmmm</text:span><text:span text:style-name="T16_2">.<text:s/></text:span><text:span text:style-name="T16_3">Gryzie</text:span><text:span text:style-name="T16_4"><text:s/></text:span><text:span text:style-name="T16_5">mnie</text:span><text:span text:style-name="T16_6"><text:s/></text:span><text:span text:style-name="T16_7">to</text:span><text:span text:style-name="T16_8"><text:s/></text:span><text:span text:style-name="T16_9">w</text:span><text:span text:style-name="T16_10"><text:s/></text:span><text:span text:style-name="T16_11">oczy</text:span><text:span text:style-name="T16_12">,<text:s/></text:span><text:span text:style-name="T16_13">no</text:span><text:span text:style-name="T16_14"><text:s/></text:span><text:span text:style-name="T16_15">i</text:span><text:span text:style-name="T16_16"><text:s/></text:span><text:span text:style-name="T16_17">nie</text:span><text:span text:style-name="T16_18"><text:s/></text:span><text:span text:style-name="T16_19">powinno</text:span><text:span text:style-name="T16_20"><text:s/></text:span><text:span text:style-name="T16_21">się</text:span><text:span text:style-name="T16_22"><text:s/></text:span><text:span text:style-name="T16_23">mieszać</text:span><text:span text:style-name="T16_24"><text:s/></text:span><text:span text:style-name="T16_25">rodzajów</text:span><text:span text:style-name="T16_26"><text:s/></text:span><text:span text:style-name="T16_27">w</text:span><text:span text:style-name="T16_28"><text:s/></text:span><text:span text:style-name="T16_29">związku</text:span><text:span text:style-name="T16_30"><text:s/></text:span><text:span text:style-name="T16_31">przymiotnik</text:span><text:span text:style-name="T16_32">-</text:span><text:span text:style-name="T16_33">rzeczownik</text:span><text:span text:style-name="T16_34"><text:s/>(</text:span><text:span text:style-name="T16_35">teraz</text:span><text:span text:style-name="T16_36"><text:s/></text:span><text:span text:style-name="T16_37">jest</text:span><text:span text:style-name="T16_38"><text:s/></text:span><text:span text:style-name="T16_39">żeński</text:span><text:span text:style-name="T16_40">-</text:span><text:span text:style-name="T16_41">męski</text:span><text:span text:style-name="T16_42">,<text:s/></text:span><text:span text:style-name="T16_43">pegaz</text:span><text:span text:style-name="T16_44"><text:s/></text:span><text:span text:style-name="T16_45">technicznie</text:span><text:span text:style-name="T16_46"><text:s/></text:span><text:span text:style-name="T16_47">jest</text:span><text:span text:style-name="T16_48"><text:s/></text:span><text:span text:style-name="T16_49">rodzaju</text:span><text:span text:style-name="T16_50"><text:s/></text:span><text:span text:style-name="T16_51">męskiego</text:span><text:span text:style-name="T16_52">)</text:span></text:p></office:annotation></text:span><text:span text:style-name="T16_53"><office:annotation><dc:creator/><text:p text:style-name="P17"><text:span text:style-name="T17_1">nie</text:span><text:span text:style-name="T17_2"><text:s/></text:span><text:span text:style-name="T17_3">użyję</text:span><text:span text:style-name="T17_4"><text:s/></text:span><text:span text:style-name="T17_5">słowa</text:span><text:span text:style-name="T17_6"><text:s/>"</text:span><text:span text:style-name="T17_7">pegazica</text:span><text:span text:style-name="T17_8">"<text:s text:c="2"/></text:span><text:span text:style-name="T17_9">jest</text:span><text:span text:style-name="T17_10"><text:s/></text:span><text:span text:style-name="T17_11">ono</text:span><text:span text:style-name="T17_12"><text:s/></text:span><text:span text:style-name="T17_13">dla</text:span><text:span text:style-name="T17_14"><text:s/></text:span><text:span text:style-name="T17_15">mnie</text:span><text:span text:style-name="T17_16"><text:s/></text:span><text:span text:style-name="T17_17">jednym</text:span><text:span text:style-name="T17_18"><text:s/></text:span><text:span text:style-name="T17_19">z</text:span><text:span text:style-name="T17_20"><text:s/></text:span><text:span text:style-name="T17_21">większych</text:span><text:span text:style-name="T17_22"><text:s/></text:span><text:span text:style-name="T17_23">raków</text:span><text:span text:style-name="T17_24"><text:s/></text:span><text:span text:style-name="T17_25">polskiego</text:span><text:span text:style-name="T17_26"><text:s/></text:span><text:span text:style-name="T17_27">fandomu</text:span><text:span text:style-name="T17_28">.</text:span></text:p></office:annotation></text:span><text:span text:style-name="T17_29"><office:annotation><dc:creator/><text:p text:style-name="P18"><text:span text:style-name="T18_1">I</text:span><text:span text:style-name="T18_2"><text:s/></text:span><text:span text:style-name="T18_3">nie</text:span><text:span text:style-name="T18_4"><text:s/></text:span><text:span text:style-name="T18_5">nakłaniam</text:span><text:span text:style-name="T18_6"><text:s/>:)<text:s/></text:span><text:span text:style-name="T18_7">ale</text:span><text:span text:style-name="T18_8"><text:s/>"</text:span><text:span text:style-name="T18_9">żółtego</text:span><text:span text:style-name="T18_10"><text:s/></text:span><text:span text:style-name="T18_11">pegaza</text:span><text:span text:style-name="T18_12">"<text:s/></text:span><text:span text:style-name="T18_13">już</text:span><text:span text:style-name="T18_14"><text:s/></text:span><text:span text:style-name="T18_15">bym</text:span><text:span text:style-name="T18_16"><text:s/></text:span><text:span text:style-name="T18_17">zalecał</text:span></text:p></office:annotation></text:span><text:span text:style-name="T18_18"><office:annotation><dc:creator/><text:p text:style-name="P19"><text:span text:style-name="T19_1">Popieram</text:span><text:span text:style-name="T19_2">,<text:s/></text:span><text:span text:style-name="T19_3">żółty</text:span><text:span text:style-name="T19_4"><text:s/></text:span><text:span text:style-name="T19_5">pegaz</text:span><text:span text:style-name="T19_6"><text:s/></text:span><text:span text:style-name="T19_7">brzmi</text:span><text:span text:style-name="T19_8"><text:s/></text:span><text:span text:style-name="T19_9">o</text:span><text:span text:style-name="T19_10"><text:s/></text:span><text:span text:style-name="T19_11">wiele</text:span><text:span text:style-name="T19_12"><text:s/></text:span><text:span text:style-name="T19_13">lepiej</text:span><text:span text:style-name="T19_14">,<text:s/></text:span><text:span text:style-name="T19_15">zwłaszcza</text:span><text:span text:style-name="T19_16"><text:s/></text:span><text:span text:style-name="T19_17">że</text:span><text:span text:style-name="T19_18"><text:s/></text:span><text:span text:style-name="T19_19">wciąż</text:span><text:span text:style-name="T19_20"><text:s/></text:span><text:span text:style-name="T19_21">będzie</text:span><text:span text:style-name="T19_22"><text:s/></text:span><text:span text:style-name="T19_23">wiadomo</text:span><text:span text:style-name="T19_24">,<text:s/></text:span><text:span text:style-name="T19_25">o</text:span><text:span text:style-name="T19_26"><text:s/></text:span><text:span text:style-name="T19_27">kuca</text:span><text:span text:style-name="T19_28"><text:s/></text:span><text:span text:style-name="T19_29">jakiej</text:span><text:span text:style-name="T19_30"><text:s/></text:span><text:span text:style-name="T19_31">płci</text:span><text:span text:style-name="T19_32"><text:s/></text:span><text:span text:style-name="T19_33">chodzi</text:span><text:span text:style-name="T19_34">.</text:span></text:p></office:annotation></text:span><text:span text:style-name="T19_35"><office:annotation><dc:creator/><text:p text:style-name="P20"><text:span text:style-name="T20_1">ustępuję</text:span><text:span text:style-name="T20_2"><text:s/></text:span><text:span text:style-name="T20_3">pod</text:span><text:span text:style-name="T20_4"><text:s/></text:span><text:span text:style-name="T20_5">przemocą</text:span><text:span text:style-name="T20_6"><text:s/></text:span><text:span text:style-name="T20_7">złe</text:span><text:span text:style-name="T20_8"><text:s/></text:span><text:span text:style-name="T20_9">osoby</text:span></text:p></office:annotation></text:span><text:span text:style-name="T20_10">żółtego</text:span><text:span text:style-name="T20_11"><text:s/></text:span><text:span text:style-name="T20_12">pegaz</text:span><text:span text:style-name="T20_13">a</text:span><text:span text:style-name="T20_14">,<text:s/></text:span><text:span text:style-name="T20_15">co</text:span><text:span text:style-name="T20_16"><text:s/></text:span><text:span text:style-name="T20_17">tylko</text:span><text:span text:style-name="T20_18"><text:s/></text:span><text:span text:style-name="T20_19">dopełnia</text:span><text:span text:style-name="T20_20"><text:s/></text:span><text:span text:style-name="T20_21">efektu</text:span><text:span text:style-name="T20_22"><text:s/>–<text:s/></text:span><text:span text:style-name="T20_23">jest</text:span><text:span text:style-name="T20_24"><text:s/></text:span><text:span text:style-name="T20_25">to</text:span><text:span text:style-name="T20_26"><text:s/></text:span><text:span text:style-name="T20_27">zdecydowanie</text:span><text:span text:style-name="T20_28"><text:s/></text:span><text:span text:style-name="T20_29">jej</text:span><text:span text:style-name="T20_30"><text:s/></text:span><text:span text:style-name="T20_31">najlepsza</text:span><text:span text:style-name="T20_32"><text:s/></text:span><text:span text:style-name="T20_33">praca</text:span><text:span text:style-name="T20_34">.<text:s/></text:span><text:span text:style-name="T20_35">Aż</text:span><text:span text:style-name="T20_36"><text:s/></text:span><text:span text:style-name="T20_37">szkoda</text:span><text:span text:style-name="T20_38">,<text:s/></text:span><text:span text:style-name="T20_39">że</text:span><text:span text:style-name="T20_40"><text:s/></text:span><text:span text:style-name="T20_41">ma</text:span><text:span text:style-name="T20_42"><text:s/></text:span><text:span text:style-name="T20_43">tylko</text:span><text:span text:style-name="T20_44"><text:s/></text:span><text:span text:style-name="T20_45">trochę</text:span><text:span text:style-name="T20_46"><text:s/></text:span><text:span text:style-name="T20_47">ponad</text:span><text:span text:style-name="T20_48"><text:s/>50 000<text:s/></text:span><text:span text:style-name="T20_49">wyświetleń</text:span><text:span text:style-name="T20_50"><text:s/>–<text:s/>5<text:s/></text:span><text:span text:style-name="T20_51">milionów</text:span><text:span text:style-name="T20_52"><text:s/></text:span><text:span text:style-name="T20_53">byłoby</text:span><text:span text:style-name="T20_54"><text:s/></text:span><text:span text:style-name="T20_55">o</text:span><text:span text:style-name="T20_56"><text:s/></text:span><text:span text:style-name="T20_57">wiele</text:span><text:span text:style-name="T20_58"><text:s/></text:span><text:span text:style-name="T20_59">lepsze</text:span><text:span text:style-name="T20_60">.<text:s/></text:span><text:span text:style-name="T20_61">I</text:span><text:span text:style-name="T20_62"><text:s/></text:span><text:span text:style-name="T20_63">tym</text:span><text:span text:style-name="T20_64"><text:s/></text:span><text:span text:style-name="T20_65">akcentem</text:span><text:span text:style-name="T20_66"><text:s/></text:span><text:span text:style-name="T20_67">żegnam</text:span><text:span text:style-name="T20_68"><text:s/></text:span><text:span text:style-name="T20_69">się</text:span><text:span text:style-name="T20_70"><text:s/></text:span><text:span text:style-name="T20_71">z</text:span><text:span text:style-name="T20_72"><text:s/></text:span><text:span text:style-name="T20_73">Wami</text:span><text:span text:style-name="T20_74"><text:s/></text:span><text:span text:style-name="T20_75">aż</text:span><text:span text:style-name="T20_76"><text:s/></text:span><text:span text:style-name="T20_77">do</text:span><text:span text:style-name="T20_78"><text:s/></text:span><text:span text:style-name="T20_79">kolejnych</text:span><text:span text:style-name="T20_80"><text:s/></text:span><text:span text:style-name="T20_81">wykopalisk</text:span><text:span text:style-name="T20_8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